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096cm"/>
    </style:style>
    <style:style style:name="co2" style:family="table-column">
      <style:table-column-properties fo:break-before="auto" style:column-width="14.753cm"/>
    </style:style>
    <style:style style:name="co3" style:family="table-column">
      <style:table-column-properties fo:break-before="auto" style:column-width="14.681cm"/>
    </style:style>
    <style:style style:name="co4" style:family="table-column">
      <style:table-column-properties fo:break-before="auto" style:column-width="3.595cm"/>
    </style:style>
    <style:style style:name="co5" style:family="table-column">
      <style:table-column-properties fo:break-before="auto" style:column-width="2.173cm"/>
    </style:style>
    <style:style style:name="co6" style:family="table-column">
      <style:table-column-properties fo:break-before="auto" style:column-width="2.237cm"/>
    </style:style>
    <style:style style:name="co7" style:family="table-column">
      <style:table-column-properties fo:break-before="auto" style:column-width="2.596cm"/>
    </style:style>
    <style:style style:name="co8" style:family="table-column">
      <style:table-column-properties fo:break-before="auto" style:column-width="3.10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5.897cm"/>
    </style:style>
    <style:style style:name="co11" style:family="table-column">
      <style:table-column-properties fo:break-before="auto" style:column-width="13.473cm"/>
    </style:style>
    <style:style style:name="co12" style:family="table-column">
      <style:table-column-properties fo:break-before="auto" style:column-width="12.4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000000" style:font-name="DejaVu Seri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transparent"/>
      <style:text-properties fo:color="#000000" style:font-name="DejaVu Serif"/>
    </style:style>
    <style:style style:name="ce3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DejaVu Serif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DejaVu Serif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DejaVu Serif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style:font-name="DejaVu Serif"/>
    </style:style>
    <style:style style:name="ce7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DejaVu Serif" fo:font-size="10pt" fo:language="en" fo:country="US" fo:font-style="normal" fo:text-shadow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DejaVu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Monospace" fo:font-size="10pt" style:text-underline-style="solid" style:text-underline-width="auto" style:text-underline-color="font-color" style:font-name-asian="Monospace" style:font-size-asian="10pt" style:font-size-complex="10pt"/>
    </style:style>
    <style:style style:name="T2" style:family="text">
      <style:text-properties style:font-name="Monospace" fo:font-size="10pt" style:font-name-asian="Monospace" style:font-size-asian="10pt" style:font-size-complex="10pt"/>
    </style:style>
    <style:style style:name="T3" style:family="text">
      <style:text-properties style:font-name="Monospace" fo:font-size="10pt" style:font-name-asian="Monospace" style:font-size-asian="10pt" style:font-size-complex="10pt" style:text-underline-style="solid" style:text-underline-width="auto" style:text-underline-color="font-color"/>
    </style:style>
    <style:style style:name="T4" style:family="text">
      <style:text-properties fo:font-size="10pt" style:font-name-asian="Monospace" style:font-size-asian="10pt" style:font-size-complex="10pt"/>
    </style:style>
    <style:style style:name="T5" style:family="text">
      <style:text-properties fo:font-size="10pt" style:font-name-asian="Monospace" style:font-size-asian="10pt" style:font-size-complex="10pt" style:text-underline-style="solid" style:text-underline-width="auto" style:text-underline-color="font-color"/>
    </style:style>
  </office:automatic-styles>
  <office:body>
    <office:spreadsheet>
      <table:table table:name="local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1016" table:default-cell-style-name="ce6"/>
        <table:table-row table:style-name="ro1"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de</text:p>
          </table:table-cell>
          <table:table-cell table:style-name="ce5" office:value-type="string" calcext:value-type="string">
            <text:p>e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endtime-regexp</text:p>
          </table:table-cell>
          <table:table-cell office:value-type="string" calcext:value-type="string">
            <text:p>\\d{2}:\\d{2}</text:p>
          </table:table-cell>
          <table:table-cell table:style-name="ce2" office:value-type="string" calcext:value-type="string">
            <text:p>\\d{2}:\\d{2}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starttime-regexp</text:p>
          </table:table-cell>
          <table:table-cell office:value-type="string" calcext:value-type="string">
            <text:p>\\d{2}:\\d{2}</text:p>
          </table:table-cell>
          <table:table-cell table:style-name="ce2" office:value-type="string" calcext:value-type="string">
            <text:p>\\d{2}:\\d{2}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type_unknown</text:p>
          </table:table-cell>
          <table:table-cell office:value-type="string" calcext:value-type="string">
            <text:p>&lt;Unbekannt&gt;</text:p>
          </table:table-cell>
          <table:table-cell table:style-name="ce2" office:value-type="string" calcext:value-type="string">
            <text:p>&lt;unknown&gt;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imer_namingmode_select</text:p>
          </table:table-cell>
          <table:table-cell table:style-name="ce3" office:value-type="string" calcext:value-type="string">
            <text:p>0=VDR,1=Auto,2=Constable,3=<text:span text:style-name="T1">Serie</text:span>,4=<text:span text:style-name="T1">Kategorisiert</text:span>,5=<text:span text:style-name="T1">Benutzerdefiniert</text:span></text:p>
          </table:table-cell>
          <table:table-cell office:value-type="string" calcext:value-type="string">
            <text:p>0=VDR,1=auto,2=Constable,3=s<text:span text:style-name="T1">eries</text:span>,4=c<text:span text:style-name="T1">ategorised</text:span>,5=u<text:span text:style-name="T1">ser defined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imer_searchmode_select</text:p>
          </table:table-cell>
          <table:table-cell table:style-name="ce4" office:value-type="string" calcext:value-type="string">
            <text:p><text:span text:style-name="T2">1=</text:span><text:span text:style-name="T3">Exakt</text:span><text:span text:style-name="T2">,2=</text:span><text:span text:style-name="T3">regulärer</text:span><text:span text:style-name="T2"> </text:span><text:span text:style-name="T3">Ausdruck</text:span><text:span text:style-name="T2">,3=Muster,4=</text:span><text:span text:style-name="T3">enthalten</text:span><text:span text:style-name="T2"> in</text:span></text:p>
          </table:table-cell>
          <table:table-cell table:style-name="ce7" office:value-type="string" calcext:value-type="string">
            <text:p><text:span text:style-name="T4">1=</text:span><text:span text:style-name="T5">exact match</text:span><text:span text:style-name="T4">,2=regular expr.,3=like,4=contained in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ncel</text:p>
          </table:table-cell>
          <table:table-cell office:value-type="string" calcext:value-type="string">
            <text:p>Abbrechen</text:p>
          </table:table-cell>
          <table:table-cell table:style-name="ce2" office:value-type="string" calcext:value-type="string">
            <text:p>cance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tion-label</text:p>
          </table:table-cell>
          <table:table-cell office:value-type="string" calcext:value-type="string">
            <text:p>Aktionen</text:p>
          </table:table-cell>
          <table:table-cell table:style-name="ce2" office:value-type="string" calcext:value-type="string">
            <text:p>action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tive</text:p>
          </table:table-cell>
          <table:table-cell office:value-type="string" calcext:value-type="string">
            <text:p>aktiv</text:p>
          </table:table-cell>
          <table:table-cell office:value-type="string" calcext:value-type="string">
            <text:p>activ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tive-label</text:p>
          </table:table-cell>
          <table:table-cell office:value-type="string" calcext:value-type="string">
            <text:p>aktiv</text:p>
          </table:table-cell>
          <table:table-cell table:style-name="ce2" office:value-type="string" calcext:value-type="string">
            <text:p>active</text:p>
          </table:table-cell>
          <table:table-cell table:style-name="ce2"/>
          <table:table-cell table:number-columns-repeated="1020"/>
        </table:table-row>
        <table:table-row table:style-name="ro2">
          <table:table-cell office:value-type="string" calcext:value-type="string">
            <text:p>isActive-label</text:p>
          </table:table-cell>
          <table:table-cell office:value-type="string" calcext:value-type="string">
            <text:p>aktiv</text:p>
          </table:table-cell>
          <table:table-cell table:style-name="ce2" office:value-type="string" calcext:value-type="string">
            <text:p>active</text:p>
          </table:table-cell>
          <table:table-cell table:style-name="ce2"/>
          <table:table-cell table:number-columns-repeated="1020"/>
        </table:table-row>
        <table:table-row table:style-name="ro2">
          <table:table-cell office:value-type="string" calcext:value-type="string">
            <text:p>timer_active</text:p>
          </table:table-cell>
          <table:table-cell office:value-type="string" calcext:value-type="string">
            <text:p>aktiv</text:p>
          </table:table-cell>
          <table:table-cell table:style-name="ce2" office:value-type="string" calcext:value-type="string">
            <text:p>active</text:p>
          </table:table-cell>
          <table:table-cell table:style-name="ce2"/>
          <table:table-cell table:number-columns-repeated="1020"/>
        </table:table-row>
        <table:table-row table:style-name="ro2">
          <table:table-cell office:value-type="string" calcext:value-type="string">
            <text:p>activate</text:p>
          </table:table-cell>
          <table:table-cell office:value-type="string" calcext:value-type="string">
            <text:p>aktivieren</text:p>
          </table:table-cell>
          <table:table-cell office:value-type="string" calcext:value-type="string">
            <text:p>activa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ve_channels_conf</text:p>
          </table:table-cell>
          <table:table-cell office:value-type="string" calcext:value-type="string">
            <text:p>Aktuelle Konfiguration speichern</text:p>
          </table:table-cell>
          <table:table-cell table:style-name="ce2" office:value-type="string" calcext:value-type="string">
            <text:p>save current configurat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ld_group_name</text:p>
          </table:table-cell>
          <table:table-cell office:value-type="string" calcext:value-type="string">
            <text:p>Aktueller Name der Kanalgruppe</text:p>
          </table:table-cell>
          <table:table-cell office:value-type="string" calcext:value-type="string">
            <text:p>old name of channel grou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a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ank_label</text:p>
          </table:table-cell>
          <table:table-cell office:value-type="string" calcext:value-type="string">
            <text:p>Alle...</text:p>
          </table:table-cell>
          <table:table-cell office:value-type="string" calcext:value-type="string">
            <text:p>all..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mon_configuration</text:p>
          </table:table-cell>
          <table:table-cell office:value-type="string" calcext:value-type="string">
            <text:p>Allgemeine Konfiguration</text:p>
          </table:table-cell>
          <table:table-cell office:value-type="string" calcext:value-type="string">
            <text:p>common configurat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lect_alpha</text:p>
          </table:table-cell>
          <table:table-cell office:value-type="string" calcext:value-type="string">
            <text:p>alphabetisch</text:p>
          </table:table-cell>
          <table:table-cell table:style-name="ce8" office:value-type="string" calcext:value-type="string">
            <text:p>alphabetic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her</text:p>
          </table:table-cell>
          <table:table-cell office:value-type="string" calcext:value-type="string">
            <text:p>Andere</text:p>
          </table:table-cell>
          <table:table-cell office:value-type="string" calcext:value-type="string">
            <text:p>oth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rch_count</text:p>
          </table:table-cell>
          <table:table-cell office:value-type="string" calcext:value-type="string">
            <text:p>Anzahl der Suchergebnisse</text:p>
          </table:table-cell>
          <table:table-cell office:value-type="string" calcext:value-type="string">
            <text:p>hit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dio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lete_recording</text:p>
          </table:table-cell>
          <table:table-cell office:value-type="string" calcext:value-type="string">
            <text:p>Aufnahme löschen</text:p>
          </table:table-cell>
          <table:table-cell office:value-type="string" calcext:value-type="string">
            <text:p>delete recordin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name_recording</text:p>
          </table:table-cell>
          <table:table-cell office:value-type="string" calcext:value-type="string">
            <text:p>Aufnahme umbenennen</text:p>
          </table:table-cell>
          <table:table-cell office:value-type="string" calcext:value-type="string">
            <text:p>rename recordin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drName-label</text:p>
          </table:table-cell>
          <table:table-cell office:value-type="string" calcext:value-type="string">
            <text:p>Aufnahme VDR</text:p>
          </table:table-cell>
          <table:table-cell office:value-type="string" calcext:value-type="string">
            <text:p>VDR for recordin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ve_recording</text:p>
          </table:table-cell>
          <table:table-cell office:value-type="string" calcext:value-type="string">
            <text:p>Aufnahme verschieben</text:p>
          </table:table-cell>
          <table:table-cell office:value-type="string" calcext:value-type="string">
            <text:p>move recordin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ge_recordings</text:p>
          </table:table-cell>
          <table:table-cell office:value-type="string" calcext:value-type="string">
            <text:p>Aufnahmen</text:p>
          </table:table-cell>
          <table:table-cell office:value-type="string" calcext:value-type="string">
            <text:p>recording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type_record</text:p>
          </table:table-cell>
          <table:table-cell office:value-type="string" calcext:value-type="string">
            <text:p>aufnehmen</text:p>
          </table:table-cell>
          <table:table-cell office:value-type="string" calcext:value-type="string">
            <text:p>recor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utput</text:p>
          </table:table-cell>
          <table:table-cell office:value-type="string" calcext:value-type="string">
            <text:p>Ausgabe</text:p>
          </table:table-cell>
          <table:table-cell office:value-type="string" calcext:value-type="string">
            <text:p>outp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lected_recordings</text:p>
          </table:table-cell>
          <table:table-cell office:value-type="string" calcext:value-type="string">
            <text:p>Ausgewählte Aufnahmen</text:p>
          </table:table-cell>
          <table:table-cell office:value-type="string" calcext:value-type="string">
            <text:p>selected recording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pdate_selected_channels</text:p>
          </table:table-cell>
          <table:table-cell office:value-type="string" calcext:value-type="string">
            <text:p>Ausgewählte Kanäle speichern</text:p>
          </table:table-cell>
          <table:table-cell office:value-type="string" calcext:value-type="string">
            <text:p>save selected channel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lected_timer</text:p>
          </table:table-cell>
          <table:table-cell office:value-type="string" calcext:value-type="string">
            <text:p>Ausgewählte Timer</text:p>
          </table:table-cell>
          <table:table-cell office:value-type="string" calcext:value-type="string">
            <text:p>selected timer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lect_genre</text:p>
          </table:table-cell>
          <table:table-cell office:value-type="string" calcext:value-type="string">
            <text:p>Auswahl Genre</text:p>
          </table:table-cell>
          <table:table-cell office:value-type="string" calcext:value-type="string">
            <text:p>select genr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nel_select</text:p>
          </table:table-cell>
          <table:table-cell office:value-type="string" calcext:value-type="string">
            <text:p>Auswahl Kanäle</text:p>
          </table:table-cell>
          <table:table-cell office:value-type="string" calcext:value-type="string">
            <text:p>select channel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lect_category</text:p>
          </table:table-cell>
          <table:table-cell office:value-type="string" calcext:value-type="string">
            <text:p>Auswahl Kategorie</text:p>
          </table:table-cell>
          <table:table-cell office:value-type="string" calcext:value-type="string">
            <text:p>select categor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vdrp_vdr</text:p>
          </table:table-cell>
          <table:table-cell office:value-type="string" calcext:value-type="string">
            <text:p>Auswahl VDR:</text:p>
          </table:table-cell>
          <table:table-cell office:value-type="string" calcext:value-type="string">
            <text:p>select VD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to_mapping</text:p>
          </table:table-cell>
          <table:table-cell office:value-type="string" calcext:value-type="string">
            <text:p>Auto Mapping</text:p>
          </table:table-cell>
          <table:table-cell office:value-type="string" calcext:value-type="string">
            <text:p>auto mappin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nner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bann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repeat_desc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descript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search_longtext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descript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search_longtext2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descript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pp</text:p>
          </table:table-cell>
          <table:table-cell office:value-type="string" calcext:value-type="string">
            <text:p>Bewertung</text:p>
          </table:table-cell>
          <table:table-cell office:value-type="string" calcext:value-type="string">
            <text:p>ratin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time_to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t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ge_channelmap</text:p>
          </table:table-cell>
          <table:table-cell office:value-type="string" calcext:value-type="string">
            <text:p>Channelmap</text:p>
          </table:table-cell>
          <table:table-cell office:value-type="string" calcext:value-type="string">
            <text:p>channelma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lect_channelmap</text:p>
          </table:table-cell>
          <table:table-cell office:value-type="string" calcext:value-type="string">
            <text:p>Channelmap</text:p>
          </table:table-cell>
          <table:table-cell office:value-type="string" calcext:value-type="string">
            <text:p>channelma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tor</text:p>
          </table:table-cell>
          <table:table-cell office:value-type="string" calcext:value-type="string">
            <text:p>Darsteller</text:p>
          </table:table-cell>
          <table:table-cell office:value-type="string" calcext:value-type="string">
            <text:p>act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lename-label</text:p>
          </table:table-cell>
          <table:table-cell office:value-type="string" calcext:value-type="string">
            <text:p>Datei</text:p>
          </table:table-cell>
          <table:table-cell office:value-type="string" calcext:value-type="string">
            <text:p>fil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te-label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cStartDate-label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rtDate-label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dat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ration</text:p>
          </table:table-cell>
          <table:table-cell office:value-type="string" calcext:value-type="string">
            <text:p>Dauer</text:p>
          </table:table-cell>
          <table:table-cell office:value-type="string" calcext:value-type="string">
            <text:p>durat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ration-label</text:p>
          </table:table-cell>
          <table:table-cell office:value-type="string" calcext:value-type="string">
            <text:p>Dauer</text:p>
          </table:table-cell>
          <table:table-cell office:value-type="string" calcext:value-type="string">
            <text:p>durat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activate</text:p>
          </table:table-cell>
          <table:table-cell office:value-type="string" calcext:value-type="string">
            <text:p>deaktivieren</text:p>
          </table:table-cell>
          <table:table-cell office:value-type="string" calcext:value-type="string">
            <text:p>deactiva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tuesday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Tu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date_di</text:p>
          </table:table-cell>
          <table:table-cell office:value-type="string" calcext:value-type="string">
            <text:p>Di.</text:p>
          </table:table-cell>
          <table:table-cell office:value-type="string" calcext:value-type="string">
            <text:p>Tu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thursday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T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date_do</text:p>
          </table:table-cell>
          <table:table-cell office:value-type="string" calcext:value-type="string">
            <text:p>Do.</text:p>
          </table:table-cell>
          <table:table-cell office:value-type="string" calcext:value-type="string">
            <text:p>Th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wnload_mapping</text:p>
          </table:table-cell>
          <table:table-cell office:value-type="string" calcext:value-type="string">
            <text:p>Download Mapping</text:p>
          </table:table-cell>
          <table:table-cell office:value-type="string" calcext:value-type="string">
            <text:p>download mappin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veloper_pages</text:p>
          </table:table-cell>
          <table:table-cell office:value-type="string" calcext:value-type="string">
            <text:p>Entwickler-Seiten</text:p>
          </table:table-cell>
          <table:table-cell office:value-type="string" calcext:value-type="string">
            <text:p>developer page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ow_epgdataids</text:p>
          </table:table-cell>
          <table:table-cell office:value-type="string" calcext:value-type="string">
            <text:p>EPGDATA Ids einblenden</text:p>
          </table:table-cell>
          <table:table-cell office:value-type="string" calcext:value-type="string">
            <text:p>show EPGDATA id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ide_epgdataids</text:p>
          </table:table-cell>
          <table:table-cell office:value-type="string" calcext:value-type="string">
            <text:p>EPGDATA Ids verstecken</text:p>
          </table:table-cell>
          <table:table-cell office:value-type="string" calcext:value-type="string">
            <text:p>hide EPGDATA id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pgdata_pin</text:p>
          </table:table-cell>
          <table:table-cell office:value-type="string" calcext:value-type="string">
            <text:p>EPGDATA Pin</text:p>
          </table:table-cell>
          <table:table-cell office:value-type="string" calcext:value-type="string">
            <text:p>EPGDATA p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episode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pisod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pisode_pics</text:p>
          </table:table-cell>
          <table:table-cell office:value-type="string" calcext:value-type="string">
            <text:p>Episodenbilder</text:p>
          </table:table-cell>
          <table:table-cell office:value-type="string" calcext:value-type="string">
            <text:p>episode picture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namingmode</text:p>
          </table:table-cell>
          <table:table-cell office:value-type="string" calcext:value-type="string">
            <text:p>Ermittlung des Dateinamens</text:p>
          </table:table-cell>
          <table:table-cell office:value-type="string" calcext:value-type="string">
            <text:p>filename calculat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tended_search_criteria</text:p>
          </table:table-cell>
          <table:table-cell office:value-type="string" calcext:value-type="string">
            <text:p>Erweiterte Suchkriterien</text:p>
          </table:table-cell>
          <table:table-cell office:value-type="string" calcext:value-type="string">
            <text:p>extended search criteri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n_art</text:p>
          </table:table-cell>
          <table:table-cell office:value-type="string" calcext:value-type="string">
            <text:p>Fan Art</text:p>
          </table:table-cell>
          <table:table-cell office:value-type="string" calcext:value-type="string">
            <text:p>fan ar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ags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flag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pisode</text:p>
          </table:table-cell>
          <table:table-cell office:value-type="string" calcext:value-type="string">
            <text:p>Folge</text:p>
          </table:table-cell>
          <table:table-cell office:value-type="string" calcext:value-type="string">
            <text:p>par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t</text:p>
          </table:table-cell>
          <table:table-cell office:value-type="string" calcext:value-type="string">
            <text:p>Folge</text:p>
          </table:table-cell>
          <table:table-cell office:value-type="string" calcext:value-type="string">
            <text:p>par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t-label</text:p>
          </table:table-cell>
          <table:table-cell office:value-type="string" calcext:value-type="string">
            <text:p>Folge</text:p>
          </table:table-cell>
          <table:table-cell office:value-type="string" calcext:value-type="string">
            <text:p>par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seasonpart</text:p>
          </table:table-cell>
          <table:table-cell office:value-type="string" calcext:value-type="string">
            <text:p>Folge</text:p>
          </table:table-cell>
          <table:table-cell office:value-type="string" calcext:value-type="string">
            <text:p>par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format-label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forma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endtime-regexp-message</text:p>
          </table:table-cell>
          <table:table-cell office:value-type="string" calcext:value-type="string">
            <text:p>Format der Uhrzeit ist hh:mm</text:p>
          </table:table-cell>
          <table:table-cell office:value-type="string" calcext:value-type="string">
            <text:p>format of time is hh:m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starttime-regexp-message</text:p>
          </table:table-cell>
          <table:table-cell office:value-type="string" calcext:value-type="string">
            <text:p>Format der Uhrzeit ist hh:mm</text:p>
          </table:table-cell>
          <table:table-cell office:value-type="string" calcext:value-type="string">
            <text:p>format of time is hh:m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friday</text:p>
          </table:table-cell>
          <table:table-cell table:number-columns-repeated="2" office:value-type="string" calcext:value-type="string">
            <text:p>F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date_fr</text:p>
          </table:table-cell>
          <table:table-cell table:number-columns-repeated="2" office:value-type="string" calcext:value-type="string">
            <text:p>Fr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lterencrypted</text:p>
          </table:table-cell>
          <table:table-cell office:value-type="string" calcext:value-type="string">
            <text:p>Freie oder verschlüsselte Sender</text:p>
          </table:table-cell>
          <table:table-cell office:value-type="string" calcext:value-type="string">
            <text:p>fta or encrypted channel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ental_rating</text:p>
          </table:table-cell>
          <table:table-cell office:value-type="string" calcext:value-type="string">
            <text:p>FSK</text:p>
          </table:table-cell>
          <table:table-cell office:value-type="string" calcext:value-type="string">
            <text:p>parental ratin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uests</text:p>
          </table:table-cell>
          <table:table-cell office:value-type="string" calcext:value-type="string">
            <text:p>Gäste</text:p>
          </table:table-cell>
          <table:table-cell office:value-type="string" calcext:value-type="string">
            <text:p>guest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eate_channels_conf</text:p>
          </table:table-cell>
          <table:table-cell office:value-type="string" calcext:value-type="string">
            <text:p>Generiere channels.conf</text:p>
          </table:table-cell>
          <table:table-cell office:value-type="string" calcext:value-type="string">
            <text:p>generate channels.conf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nre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genr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nre-label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genr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genre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genr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ad_channels_conf</text:p>
          </table:table-cell>
          <table:table-cell office:value-type="string" calcext:value-type="string">
            <text:p>Gespeicherte Konfiguration laden</text:p>
          </table:table-cell>
          <table:table-cell office:value-type="string" calcext:value-type="string">
            <text:p>load saved configurat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case</text:p>
          </table:table-cell>
          <table:table-cell office:value-type="string" calcext:value-type="string">
            <text:p>Groß-/Kleinschr.</text:p>
          </table:table-cell>
          <table:table-cell office:value-type="string" calcext:value-type="string">
            <text:p>case sensitiv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leSize-label</text:p>
          </table:table-cell>
          <table:table-cell office:value-type="string" calcext:value-type="string">
            <text:p>Größe(MB)</text:p>
          </table:table-cell>
          <table:table-cell office:value-type="string" calcext:value-type="string">
            <text:p>size (MB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inprov</text:p>
          </table:table-cell>
          <table:table-cell office:value-type="string" calcext:value-type="string">
            <text:p>Hauptprovider</text:p>
          </table:table-cell>
          <table:table-cell office:value-type="string" calcext:value-type="string">
            <text:p>main provid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mdb_rating</text:p>
          </table:table-cell>
          <table:table-cell office:value-type="string" calcext:value-type="string">
            <text:p>IMDb Rating</text:p>
          </table:table-cell>
          <table:table-cell table:style-name="ce2" office:value-type="string" calcext:value-type="string">
            <text:p>IMDb ratin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mdb_rating_episode</text:p>
          </table:table-cell>
          <table:table-cell office:value-type="string" calcext:value-type="string">
            <text:p>IMDb Rating Folge</text:p>
          </table:table-cell>
          <table:table-cell table:style-name="ce2" office:value-type="string" calcext:value-type="string">
            <text:p>IMDb rating par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mdb_rating_series</text:p>
          </table:table-cell>
          <table:table-cell office:value-type="string" calcext:value-type="string">
            <text:p>IMDb Rating Serie</text:p>
          </table:table-cell>
          <table:table-cell table:style-name="ce2" office:value-type="string" calcext:value-type="string">
            <text:p>IMDb rating serie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active</text:p>
          </table:table-cell>
          <table:table-cell office:value-type="string" calcext:value-type="string">
            <text:p>inaktiv</text:p>
          </table:table-cell>
          <table:table-cell office:value-type="string" calcext:value-type="string">
            <text:p>inactiv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ye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year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ye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mera</text:p>
          </table:table-cell>
          <table:table-cell office:value-type="string" calcext:value-type="string">
            <text:p>Kamera</text:p>
          </table:table-cell>
          <table:table-cell office:value-type="string" calcext:value-type="string">
            <text:p>camer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nel_name</text:p>
          </table:table-cell>
          <table:table-cell office:value-type="string" calcext:value-type="string">
            <text:p>Kanal</text:p>
          </table:table-cell>
          <table:table-cell office:value-type="string" calcext:value-type="string">
            <text:p>channe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nelid-label</text:p>
          </table:table-cell>
          <table:table-cell office:value-type="string" calcext:value-type="string">
            <text:p>Kanal</text:p>
          </table:table-cell>
          <table:table-cell office:value-type="string" calcext:value-type="string">
            <text:p>channe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nelName-label</text:p>
          </table:table-cell>
          <table:table-cell office:value-type="string" calcext:value-type="string">
            <text:p>Kanal</text:p>
          </table:table-cell>
          <table:table-cell office:value-type="string" calcext:value-type="string">
            <text:p>channe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channel</text:p>
          </table:table-cell>
          <table:table-cell office:value-type="string" calcext:value-type="string">
            <text:p>Kanal</text:p>
          </table:table-cell>
          <table:table-cell office:value-type="string" calcext:value-type="string">
            <text:p>channe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nel_config_sort</text:p>
          </table:table-cell>
          <table:table-cell office:value-type="string" calcext:value-type="string">
            <text:p>Kanal-Konfiguration/-Sortierung</text:p>
          </table:table-cell>
          <table:table-cell office:value-type="string" calcext:value-type="string">
            <text:p>channel configuration/sortin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nel_selection</text:p>
          </table:table-cell>
          <table:table-cell office:value-type="string" calcext:value-type="string">
            <text:p>Kanalauswahl</text:p>
          </table:table-cell>
          <table:table-cell office:value-type="string" calcext:value-type="string">
            <text:p>channel select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lect_channel</text:p>
          </table:table-cell>
          <table:table-cell office:value-type="string" calcext:value-type="string">
            <text:p>Kanalauswahl</text:p>
          </table:table-cell>
          <table:table-cell office:value-type="string" calcext:value-type="string">
            <text:p>channel select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nels</text:p>
          </table:table-cell>
          <table:table-cell office:value-type="string" calcext:value-type="string">
            <text:p>Kanäle</text:p>
          </table:table-cell>
          <table:table-cell office:value-type="string" calcext:value-type="string">
            <text:p>channel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nels-label</text:p>
          </table:table-cell>
          <table:table-cell office:value-type="string" calcext:value-type="string">
            <text:p>Kanäle</text:p>
          </table:table-cell>
          <table:table-cell office:value-type="string" calcext:value-type="string">
            <text:p>channel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pgid_select</text:p>
          </table:table-cell>
          <table:table-cell office:value-type="string" calcext:value-type="string">
            <text:p>Kanäle der EPG Provider</text:p>
          </table:table-cell>
          <table:table-cell office:value-type="string" calcext:value-type="string">
            <text:p>channels of the epg provid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nel_group</text:p>
          </table:table-cell>
          <table:table-cell office:value-type="string" calcext:value-type="string">
            <text:p>Kanalgruppe</text:p>
          </table:table-cell>
          <table:table-cell office:value-type="string" calcext:value-type="string">
            <text:p>channel grou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w_group_title</text:p>
          </table:table-cell>
          <table:table-cell office:value-type="string" calcext:value-type="string">
            <text:p>Kanalgruppe erstellen</text:p>
          </table:table-cell>
          <table:table-cell office:value-type="string" calcext:value-type="string">
            <text:p>create channel grou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name_group_title</text:p>
          </table:table-cell>
          <table:table-cell office:value-type="string" calcext:value-type="string">
            <text:p>Kanalgruppe umbenennen</text:p>
          </table:table-cell>
          <table:table-cell office:value-type="string" calcext:value-type="string">
            <text:p>rename channel grou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nel_groups</text:p>
          </table:table-cell>
          <table:table-cell office:value-type="string" calcext:value-type="string">
            <text:p>Kanalgruppen</text:p>
          </table:table-cell>
          <table:table-cell office:value-type="string" calcext:value-type="string">
            <text:p>channel group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ge_channelconfig</text:p>
          </table:table-cell>
          <table:table-cell office:value-type="string" calcext:value-type="string">
            <text:p>Kanalkonfiguration</text:p>
          </table:table-cell>
          <table:table-cell office:value-type="string" calcext:value-type="string">
            <text:p>channel configurat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nel_mapping</text:p>
          </table:table-cell>
          <table:table-cell office:value-type="string" calcext:value-type="string">
            <text:p>Kanalmapping</text:p>
          </table:table-cell>
          <table:table-cell office:value-type="string" calcext:value-type="string">
            <text:p>channel mappin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tegory</text:p>
          </table:table-cell>
          <table:table-cell office:value-type="string" calcext:value-type="string">
            <text:p>Kategorie</text:p>
          </table:table-cell>
          <table:table-cell office:value-type="string" calcext:value-type="string">
            <text:p>categor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tegory-label</text:p>
          </table:table-cell>
          <table:table-cell office:value-type="string" calcext:value-type="string">
            <text:p>Kategorie</text:p>
          </table:table-cell>
          <table:table-cell office:value-type="string" calcext:value-type="string">
            <text:p>categor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category</text:p>
          </table:table-cell>
          <table:table-cell office:value-type="string" calcext:value-type="string">
            <text:p>Kategorie</text:p>
          </table:table-cell>
          <table:table-cell office:value-type="string" calcext:value-type="string">
            <text:p>categor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vider_config</text:p>
          </table:table-cell>
          <table:table-cell office:value-type="string" calcext:value-type="string">
            <text:p>Konfiguration der EPG Provider</text:p>
          </table:table-cell>
          <table:table-cell office:value-type="string" calcext:value-type="string">
            <text:p>configuration of epg provid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ve_provider_config</text:p>
          </table:table-cell>
          <table:table-cell office:value-type="string" calcext:value-type="string">
            <text:p>Konfiguration speichern</text:p>
          </table:table-cell>
          <table:table-cell office:value-type="string" calcext:value-type="string">
            <text:p>save configurat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ured_views</text:p>
          </table:table-cell>
          <table:table-cell office:value-type="string" calcext:value-type="string">
            <text:p>Konfigurierte Sichten</text:p>
          </table:table-cell>
          <table:table-cell office:value-type="string" calcext:value-type="string">
            <text:p>configured view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figured_vdr</text:p>
          </table:table-cell>
          <table:table-cell office:value-type="string" calcext:value-type="string">
            <text:p>Konfigurierte VDR</text:p>
          </table:table-cell>
          <table:table-cell office:value-type="string" calcext:value-type="string">
            <text:p>configured VD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ortreview</text:p>
          </table:table-cell>
          <table:table-cell office:value-type="string" calcext:value-type="string">
            <text:p>Kurzreview</text:p>
          </table:table-cell>
          <table:table-cell office:value-type="string" calcext:value-type="string">
            <text:p>short review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repeat_shorttext</text:p>
          </table:table-cell>
          <table:table-cell office:value-type="string" calcext:value-type="string">
            <text:p>Kurztext</text:p>
          </table:table-cell>
          <table:table-cell office:value-type="string" calcext:value-type="string">
            <text:p>short tex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search_shorttext</text:p>
          </table:table-cell>
          <table:table-cell office:value-type="string" calcext:value-type="string">
            <text:p>Kurztext</text:p>
          </table:table-cell>
          <table:table-cell office:value-type="string" calcext:value-type="string">
            <text:p>short tex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search_shorttext2</text:p>
          </table:table-cell>
          <table:table-cell office:value-type="string" calcext:value-type="string">
            <text:p>Kurztext</text:p>
          </table:table-cell>
          <table:table-cell office:value-type="string" calcext:value-type="string">
            <text:p>short tex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lifetime</text:p>
          </table:table-cell>
          <table:table-cell office:value-type="string" calcext:value-type="string">
            <text:p>Lebenszeit</text:p>
          </table:table-cell>
          <table:table-cell office:value-type="string" calcext:value-type="string">
            <text:p>lifetim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gout</text:p>
          </table:table-cell>
          <table:table-cell office:value-type="string" calcext:value-type="string">
            <text:p>Logout</text:p>
          </table:table-cell>
          <table:table-cell office:value-type="string" calcext:value-type="string">
            <text:p>logou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lete_name_mapping</text:p>
          </table:table-cell>
          <table:table-cell office:value-type="string" calcext:value-type="string">
            <text:p>Lösche Name Mapping</text:p>
          </table:table-cell>
          <table:table-cell office:value-type="string" calcext:value-type="string">
            <text:p>delete name mappin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lete</text:p>
          </table:table-cell>
          <table:table-cell office:value-type="string" calcext:value-type="string">
            <text:p>löschen</text:p>
          </table:table-cell>
          <table:table-cell office:value-type="string" calcext:value-type="string">
            <text:p>dele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ve_mapping</text:p>
          </table:table-cell>
          <table:table-cell office:value-type="string" calcext:value-type="string">
            <text:p>Mapping speichern</text:p>
          </table:table-cell>
          <table:table-cell office:value-type="string" calcext:value-type="string">
            <text:p>save mappin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set_mapping</text:p>
          </table:table-cell>
          <table:table-cell office:value-type="string" calcext:value-type="string">
            <text:p>Mapping wiederherstellen</text:p>
          </table:table-cell>
          <table:table-cell office:value-type="string" calcext:value-type="string">
            <text:p>restore mappin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wednesday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W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date_mi</text:p>
          </table:table-cell>
          <table:table-cell office:value-type="string" calcext:value-type="string">
            <text:p>Mi.</text:p>
          </table:table-cell>
          <table:table-cell office:value-type="string" calcext:value-type="string">
            <text:p>We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monday</text:p>
          </table:table-cell>
          <table:table-cell table:number-columns-repeated="2" office:value-type="string" calcext:value-type="string">
            <text:p>M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date_mo</text:p>
          </table:table-cell>
          <table:table-cell table:number-columns-repeated="2" office:value-type="string" calcext:value-type="string">
            <text:p>Mo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derator</text:p>
          </table:table-cell>
          <table:table-cell office:value-type="string" calcext:value-type="string">
            <text:p>Moderator</text:p>
          </table:table-cell>
          <table:table-cell office:value-type="string" calcext:value-type="string">
            <text:p>moderat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me-labe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w_group_name</text:p>
          </table:table-cell>
          <table:table-cell office:value-type="string" calcext:value-type="string">
            <text:p>Name der neuen Kanalgruppe</text:p>
          </table:table-cell>
          <table:table-cell office:value-type="string" calcext:value-type="string">
            <text:p>name of the new channel grou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twork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networ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eate_channel_group</text:p>
          </table:table-cell>
          <table:table-cell office:value-type="string" calcext:value-type="string">
            <text:p>Neue Kanalgruppe</text:p>
          </table:table-cell>
          <table:table-cell office:value-type="string" calcext:value-type="string">
            <text:p>new channel grou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eate_searchtimer</text:p>
          </table:table-cell>
          <table:table-cell office:value-type="string" calcext:value-type="string">
            <text:p>Neuen Suchtimer erstellen</text:p>
          </table:table-cell>
          <table:table-cell office:value-type="string" calcext:value-type="string">
            <text:p>create new search ti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EE</text:p>
          </table:table-cell>
          <table:table-cell office:value-type="string" calcext:value-type="string">
            <text:p>Nur freie Sender</text:p>
          </table:table-cell>
          <table:table-cell office:value-type="string" calcext:value-type="string">
            <text:p>only fta channel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</text:p>
          </table:table-cell>
          <table:table-cell office:value-type="string" calcext:value-type="string">
            <text:p>Nur Radio</text:p>
          </table:table-cell>
          <table:table-cell office:value-type="string" calcext:value-type="string">
            <text:p>only radio channel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V</text:p>
          </table:table-cell>
          <table:table-cell office:value-type="string" calcext:value-type="string">
            <text:p>Nur TV</text:p>
          </table:table-cell>
          <table:table-cell office:value-type="string" calcext:value-type="string">
            <text:p>only tv channel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NCRYPTED</text:p>
          </table:table-cell>
          <table:table-cell office:value-type="string" calcext:value-type="string">
            <text:p>Nur verschlüsselte Sender</text:p>
          </table:table-cell>
          <table:table-cell office:value-type="string" calcext:value-type="string">
            <text:p>only encrypted channel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king_group</text:p>
          </table:table-cell>
          <table:table-cell office:value-type="string" calcext:value-type="string">
            <text:p>Parkplatz/Mülleimer</text:p>
          </table:table-cell>
          <table:table-cell office:value-type="string" calcext:value-type="string">
            <text:p>parking place/dustb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ster</text:p>
          </table:table-cell>
          <table:table-cell office:value-type="string" calcext:value-type="string">
            <text:p>Poster</text:p>
          </table:table-cell>
          <table:table-cell office:value-type="string" calcext:value-type="string">
            <text:p>post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priority</text:p>
          </table:table-cell>
          <table:table-cell office:value-type="string" calcext:value-type="string">
            <text:p>Priorität</text:p>
          </table:table-cell>
          <table:table-cell office:value-type="string" calcext:value-type="string">
            <text:p>prior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ge_program_now</text:p>
          </table:table-cell>
          <table:table-cell office:value-type="string" calcext:value-type="string">
            <text:p>Programm (jetzt)</text:p>
          </table:table-cell>
          <table:table-cell office:value-type="string" calcext:value-type="string">
            <text:p>program (now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ge_program_channel</text:p>
          </table:table-cell>
          <table:table-cell office:value-type="string" calcext:value-type="string">
            <text:p>Programm (Kanal)</text:p>
          </table:table-cell>
          <table:table-cell office:value-type="string" calcext:value-type="string">
            <text:p>program (channel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ge_program_day</text:p>
          </table:table-cell>
          <table:table-cell office:value-type="string" calcext:value-type="string">
            <text:p>Programm (Tag)</text:p>
          </table:table-cell>
          <table:table-cell office:value-type="string" calcext:value-type="string">
            <text:p>program (day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d_provider_ids</text:p>
          </table:table-cell>
          <table:table-cell office:value-type="string" calcext:value-type="string">
            <text:p>Provider Ids neu einlesen</text:p>
          </table:table-cell>
          <table:table-cell office:value-type="string" calcext:value-type="string">
            <text:p>refresh provider id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urce</text:p>
          </table:table-cell>
          <table:table-cell office:value-type="string" calcext:value-type="string">
            <text:p>Quelle</text:p>
          </table:table-cell>
          <table:table-cell office:value-type="string" calcext:value-type="string">
            <text:p>sourc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imer_type_select</text:p>
          </table:table-cell>
          <table:table-cell table:style-name="ce3" office:value-type="string" calcext:value-type="string">
            <text:p>R=<text:span text:style-name="T1">aufnehmen</text:span>,V=<text:span text:style-name="T1">umschalten</text:span>,S=<text:span text:style-name="T1">suchen</text:span></text:p>
          </table:table-cell>
          <table:table-cell table:style-name="ce3" office:value-type="string" calcext:value-type="string">
            <text:p>R=record,V=<text:span text:style-name="T1">view</text:span>,S=<text:span text:style-name="T1">search</text:span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TV</text:p>
          </table:table-cell>
          <table:table-cell office:value-type="string" calcext:value-type="string">
            <text:p>Radio und TV</text:p>
          </table:table-cell>
          <table:table-cell office:value-type="string" calcext:value-type="string">
            <text:p>radio and tv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ting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ratin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rector</text:p>
          </table:table-cell>
          <table:table-cell office:value-type="string" calcext:value-type="string">
            <text:p>Regie</text:p>
          </table:table-cell>
          <table:table-cell office:value-type="string" calcext:value-type="string">
            <text:p>direct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saturday</text:p>
          </table:table-cell>
          <table:table-cell table:number-columns-repeated="2" office:value-type="string" calcext:value-type="string">
            <text:p>S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date_sa</text:p>
          </table:table-cell>
          <table:table-cell table:number-columns-repeated="2" office:value-type="string" calcext:value-type="string">
            <text:p>Sa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cprov</text:p>
          </table:table-cell>
          <table:table-cell office:value-type="string" calcext:value-type="string">
            <text:p>Sekundärer Provider</text:p>
          </table:table-cell>
          <table:table-cell office:value-type="string" calcext:value-type="string">
            <text:p>secundary provid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starttime</text:p>
          </table:table-cell>
          <table:table-cell office:value-type="string" calcext:value-type="string">
            <text:p>Sendungsbeginn zwischen</text:p>
          </table:table-cell>
          <table:table-cell office:value-type="string" calcext:value-type="string">
            <text:p>start of show betwee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ries_poster</text:p>
          </table:table-cell>
          <table:table-cell office:value-type="string" calcext:value-type="string">
            <text:p>Serien Poster</text:p>
          </table:table-cell>
          <table:table-cell office:value-type="string" calcext:value-type="string">
            <text:p>series post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ries_overview</text:p>
          </table:table-cell>
          <table:table-cell office:value-type="string" calcext:value-type="string">
            <text:p>Serienübersicht</text:p>
          </table:table-cell>
          <table:table-cell office:value-type="string" calcext:value-type="string">
            <text:p>series overview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sunday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u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date_so</text:p>
          </table:table-cell>
          <table:table-cell office:value-type="string" calcext:value-type="string">
            <text:p>So.</text:p>
          </table:table-cell>
          <table:table-cell office:value-type="string" calcext:value-type="string">
            <text:p>Su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rt</text:p>
          </table:table-cell>
          <table:table-cell office:value-type="string" calcext:value-type="string">
            <text:p>Sortieren</text:p>
          </table:table-cell>
          <table:table-cell office:value-type="string" calcext:value-type="string">
            <text:p>sor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pdate_database</text:p>
          </table:table-cell>
          <table:table-cell office:value-type="string" calcext:value-type="string">
            <text:p>Sortierung in der Datenbank ändern</text:p>
          </table:table-cell>
          <table:table-cell office:value-type="string" calcext:value-type="string">
            <text:p>change sort in databa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ve</text:p>
          </table:table-cell>
          <table:table-cell office:value-type="string" calcext:value-type="string">
            <text:p>Speichern</text:p>
          </table:table-cell>
          <table:table-cell office:value-type="string" calcext:value-type="string">
            <text:p>sav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save</text:p>
          </table:table-cell>
          <table:table-cell office:value-type="string" calcext:value-type="string">
            <text:p>Speichern</text:p>
          </table:table-cell>
          <table:table-cell office:value-type="string" calcext:value-type="string">
            <text:p>sav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s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seas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son-label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seas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seas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seas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cStartTime-label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ar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rtTime-label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ar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ge_index</text:p>
          </table:table-cell>
          <table:table-cell office:value-type="string" calcext:value-type="string">
            <text:p>Startseite</text:p>
          </table:table-cell>
          <table:table-cell office:value-type="string" calcext:value-type="string">
            <text:p>home pag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tat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eyword</text:p>
          </table:table-cell>
          <table:table-cell office:value-type="string" calcext:value-type="string">
            <text:p>Stichwort</text:p>
          </table:table-cell>
          <table:table-cell office:value-type="string" calcext:value-type="string">
            <text:p>keywor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opTime-label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searchitem</text:p>
          </table:table-cell>
          <table:table-cell office:value-type="string" calcext:value-type="string">
            <text:p>Suchausdruck</text:p>
          </table:table-cell>
          <table:table-cell office:value-type="string" calcext:value-type="string">
            <text:p>search ter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pression-label</text:p>
          </table:table-cell>
          <table:table-cell office:value-type="string" calcext:value-type="string">
            <text:p>Suchausdruck 1</text:p>
          </table:table-cell>
          <table:table-cell office:value-type="string" calcext:value-type="string">
            <text:p>search term 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pression1-label</text:p>
          </table:table-cell>
          <table:table-cell office:value-type="string" calcext:value-type="string">
            <text:p>Suchausdruck 2</text:p>
          </table:table-cell>
          <table:table-cell office:value-type="string" calcext:value-type="string">
            <text:p>search term 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searchitem2</text:p>
          </table:table-cell>
          <table:table-cell office:value-type="string" calcext:value-type="string">
            <text:p>Suchausdruck 2</text:p>
          </table:table-cell>
          <table:table-cell office:value-type="string" calcext:value-type="string">
            <text:p>search term 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rch</text:p>
          </table:table-cell>
          <table:table-cell office:value-type="string" calcext:value-type="string">
            <text:p>Suchen</text:p>
          </table:table-cell>
          <table:table-cell office:value-type="string" calcext:value-type="string">
            <text:p>searc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type_search</text:p>
          </table:table-cell>
          <table:table-cell office:value-type="string" calcext:value-type="string">
            <text:p>suchen</text:p>
          </table:table-cell>
          <table:table-cell office:value-type="string" calcext:value-type="string">
            <text:p>searc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rch_results</text:p>
          </table:table-cell>
          <table:table-cell office:value-type="string" calcext:value-type="string">
            <text:p>Suchergebnisse</text:p>
          </table:table-cell>
          <table:table-cell office:value-type="string" calcext:value-type="string">
            <text:p>search result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rch_criteria</text:p>
          </table:table-cell>
          <table:table-cell office:value-type="string" calcext:value-type="string">
            <text:p>Suchkriterien</text:p>
          </table:table-cell>
          <table:table-cell office:value-type="string" calcext:value-type="string">
            <text:p>search criteri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searchmode</text:p>
          </table:table-cell>
          <table:table-cell office:value-type="string" calcext:value-type="string">
            <text:p>Suchmodus</text:p>
          </table:table-cell>
          <table:table-cell office:value-type="string" calcext:value-type="string">
            <text:p>search mod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ge_search_timer</text:p>
          </table:table-cell>
          <table:table-cell office:value-type="string" calcext:value-type="string">
            <text:p>Suchtimer</text:p>
          </table:table-cell>
          <table:table-cell office:value-type="string" calcext:value-type="string">
            <text:p>search ti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ecute_searchtimer</text:p>
          </table:table-cell>
          <table:table-cell office:value-type="string" calcext:value-type="string">
            <text:p>Suchtimer ausführen</text:p>
          </table:table-cell>
          <table:table-cell office:value-type="string" calcext:value-type="string">
            <text:p>execute search ti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dit_searchtimer</text:p>
          </table:table-cell>
          <table:table-cell office:value-type="string" calcext:value-type="string">
            <text:p>Suchtimer bearbeiten</text:p>
          </table:table-cell>
          <table:table-cell office:value-type="string" calcext:value-type="string">
            <text:p>edit search ti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dit_timer</text:p>
          </table:table-cell>
          <table:table-cell office:value-type="string" calcext:value-type="string">
            <text:p>Suchtimer editieren</text:p>
          </table:table-cell>
          <table:table-cell office:value-type="string" calcext:value-type="string">
            <text:p>edit search ti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lete_searchtimer</text:p>
          </table:table-cell>
          <table:table-cell office:value-type="string" calcext:value-type="string">
            <text:p>Suchtimer löschen</text:p>
          </table:table-cell>
          <table:table-cell office:value-type="string" calcext:value-type="string">
            <text:p>delete search ti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ge_svdrp_console</text:p>
          </table:table-cell>
          <table:table-cell office:value-type="string" calcext:value-type="string">
            <text:p>SVDRP Konsole</text:p>
          </table:table-cell>
          <table:table-cell office:value-type="string" calcext:value-type="string">
            <text:p>SVDRP consol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ys</text:p>
          </table:table-cell>
          <table:table-cell office:value-type="string" calcext:value-type="string">
            <text:p>Tage</text:p>
          </table:table-cell>
          <table:table-cell office:value-type="string" calcext:value-type="string">
            <text:p>day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ge_timer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ti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eate_timer</text:p>
          </table:table-cell>
          <table:table-cell office:value-type="string" calcext:value-type="string">
            <text:p>Timer anlegen</text:p>
          </table:table-cell>
          <table:table-cell office:value-type="string" calcext:value-type="string">
            <text:p>create ti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dit_timer</text:p>
          </table:table-cell>
          <table:table-cell office:value-type="string" calcext:value-type="string">
            <text:p>Timer bearbeiten</text:p>
          </table:table-cell>
          <table:table-cell office:value-type="string" calcext:value-type="string">
            <text:p>edit ti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lete_timer</text:p>
          </table:table-cell>
          <table:table-cell office:value-type="string" calcext:value-type="string">
            <text:p>Timer löschen</text:p>
          </table:table-cell>
          <table:table-cell office:value-type="string" calcext:value-type="string">
            <text:p>delete ti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repeat_title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titl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search_title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titl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search_title2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titl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tle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titl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tle-label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titl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its-label</text:p>
          </table:table-cell>
          <table:table-cell office:value-type="string" calcext:value-type="string">
            <text:p>Treffer</text:p>
          </table:table-cell>
          <table:table-cell office:value-type="string" calcext:value-type="string">
            <text:p>hit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witch_channel</text:p>
          </table:table-cell>
          <table:table-cell office:value-type="string" calcext:value-type="string">
            <text:p>TV umschalten</text:p>
          </table:table-cell>
          <table:table-cell office:value-type="string" calcext:value-type="string">
            <text:p>switch channe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lterradio</text:p>
          </table:table-cell>
          <table:table-cell office:value-type="string" calcext:value-type="string">
            <text:p>TV und/oder Radio</text:p>
          </table:table-cell>
          <table:table-cell office:value-type="string" calcext:value-type="string">
            <text:p>tv and/or radi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ow_tvmids</text:p>
          </table:table-cell>
          <table:table-cell office:value-type="string" calcext:value-type="string">
            <text:p>TVM Ids einblenden</text:p>
          </table:table-cell>
          <table:table-cell office:value-type="string" calcext:value-type="string">
            <text:p>show TVM id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ide_tvmids</text:p>
          </table:table-cell>
          <table:table-cell office:value-type="string" calcext:value-type="string">
            <text:p>TVM Ids verstecken</text:p>
          </table:table-cell>
          <table:table-cell office:value-type="string" calcext:value-type="string">
            <text:p>hide TVM id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ow_tvspids</text:p>
          </table:table-cell>
          <table:table-cell office:value-type="string" calcext:value-type="string">
            <text:p>TVSP Ids einblenden</text:p>
          </table:table-cell>
          <table:table-cell office:value-type="string" calcext:value-type="string">
            <text:p>show TVSP id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ide_tvspids</text:p>
          </table:table-cell>
          <table:table-cell office:value-type="string" calcext:value-type="string">
            <text:p>TVSP Ids verstecken</text:p>
          </table:table-cell>
          <table:table-cell office:value-type="string" calcext:value-type="string">
            <text:p>hide TVSP id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ype-label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yp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</text:p>
          </table:table-cell>
          <table:table-cell office:value-type="string" calcext:value-type="string">
            <text:p>Uhrzeit</text:p>
          </table:table-cell>
          <table:table-cell office:value-type="string" calcext:value-type="string">
            <text:p>tim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-label</text:p>
          </table:table-cell>
          <table:table-cell office:value-type="string" calcext:value-type="string">
            <text:p>Uhrzeit</text:p>
          </table:table-cell>
          <table:table-cell office:value-type="string" calcext:value-type="string">
            <text:p>tim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start</text:p>
          </table:table-cell>
          <table:table-cell office:value-type="string" calcext:value-type="string">
            <text:p>Uhrzeit</text:p>
          </table:table-cell>
          <table:table-cell office:value-type="string" calcext:value-type="string">
            <text:p>tim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name</text:p>
          </table:table-cell>
          <table:table-cell office:value-type="string" calcext:value-type="string">
            <text:p>Umbenennen</text:p>
          </table:table-cell>
          <table:table-cell office:value-type="string" calcext:value-type="string">
            <text:p>renam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type_switch</text:p>
          </table:table-cell>
          <table:table-cell office:value-type="string" calcext:value-type="string">
            <text:p>umschalten</text:p>
          </table:table-cell>
          <table:table-cell office:value-type="string" calcext:value-type="string">
            <text:p>switch channe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d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an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lect_vdr</text:p>
          </table:table-cell>
          <table:table-cell table:number-columns-repeated="2" office:value-type="string" calcext:value-type="string">
            <text:p>VD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vdr</text:p>
          </table:table-cell>
          <table:table-cell table:number-columns-repeated="2" office:value-type="string" calcext:value-type="string">
            <text:p>VD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ve</text:p>
          </table:table-cell>
          <table:table-cell office:value-type="string" calcext:value-type="string">
            <text:p>Verschieben</text:p>
          </table:table-cell>
          <table:table-cell office:value-type="string" calcext:value-type="string">
            <text:p>mov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ve_to</text:p>
          </table:table-cell>
          <table:table-cell office:value-type="string" calcext:value-type="string">
            <text:p>verschieben nach</text:p>
          </table:table-cell>
          <table:table-cell office:value-type="string" calcext:value-type="string">
            <text:p>move t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rectory-label</text:p>
          </table:table-cell>
          <table:table-cell office:value-type="string" calcext:value-type="string">
            <text:p>Verzeichnis</text:p>
          </table:table-cell>
          <table:table-cell office:value-type="string" calcext:value-type="string">
            <text:p>director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directory</text:p>
          </table:table-cell>
          <table:table-cell office:value-type="string" calcext:value-type="string">
            <text:p>Verzeichnis</text:p>
          </table:table-cell>
          <table:table-cell office:value-type="string" calcext:value-type="string">
            <text:p>director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time_from</text:p>
          </table:table-cell>
          <table:table-cell office:value-type="string" calcext:value-type="string">
            <text:p>von</text:p>
          </table:table-cell>
          <table:table-cell office:value-type="string" calcext:value-type="string">
            <text:p>fro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vps</text:p>
          </table:table-cell>
          <table:table-cell table:number-columns-repeated="2" office:value-type="string" calcext:value-type="string">
            <text:p>VP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type</text:p>
          </table:table-cell>
          <table:table-cell office:value-type="string" calcext:value-type="string">
            <text:p>Was tun...</text:p>
          </table:table-cell>
          <table:table-cell office:value-type="string" calcext:value-type="string">
            <text:p>do what..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void_repeat</text:p>
          </table:table-cell>
          <table:table-cell office:value-type="string" calcext:value-type="string">
            <text:p>Wiederholungen vermeiden</text:p>
          </table:table-cell>
          <table:table-cell office:value-type="string" calcext:value-type="string">
            <text:p>avoid repeat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eeting</text:p>
          </table:table-cell>
          <table:table-cell office:value-type="string" calcext:value-type="string">
            <text:p>Willkommen bei VDR Jonglisto.</text:p>
          </table:table-cell>
          <table:table-cell office:value-type="string" calcext:value-type="string">
            <text:p>Welcome to VDR Jonglisto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weekdays</text:p>
          </table:table-cell>
          <table:table-cell office:value-type="string" calcext:value-type="string">
            <text:p>Wochentage</text:p>
          </table:table-cell>
          <table:table-cell office:value-type="string" calcext:value-type="string">
            <text:p>weekday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_from_to-label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tim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mer_back</text:p>
          </table:table-cell>
          <table:table-cell office:value-type="string" calcext:value-type="string">
            <text:p>Zurück</text:p>
          </table:table-cell>
          <table:table-cell office:value-type="string" calcext:value-type="string">
            <text:p>bac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vdrp_input</text:p>
          </table:table-cell>
          <table:table-cell table:number-columns-repeated="1023"/>
        </table:table-row>
        <table:table-row table:style-name="ro2" table:number-rows-repeated="10483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" table:style-name="ta1">
        <table:table-column table:style-name="co10" table:default-cell-style-name="ce6"/>
        <table:table-column table:style-name="co11" table:default-cell-style-name="ce6"/>
        <table:table-column table:style-name="co9" table:number-columns-repeated="1022" table:default-cell-style-name="ce6"/>
        <table:table-row table:style-name="ro1">
          <table:table-cell table:style-name="ce5" table:formula="of:=[locale.A1]" office:value-type="string" office:string-value="Key" calcext:value-type="string">
            <text:p>Key</text:p>
          </table:table-cell>
          <table:table-cell table:style-name="ce5" table:formula="of:=[locale.B1]" office:value-type="string" office:string-value="de" calcext:value-type="string">
            <text:p>de</text:p>
          </table:table-cell>
          <table:table-cell table:number-columns-repeated="1022"/>
        </table:table-row>
        <table:table-row table:style-name="ro2">
          <table:table-cell table:formula="of:=[locale.A2]" office:value-type="string" office:string-value="timer_endtime-regexp" calcext:value-type="string">
            <text:p>timer_endtime-regexp</text:p>
          </table:table-cell>
          <table:table-cell table:formula="of:=[locale.B2]" office:value-type="string" office:string-value="\\d{2}:\\d{2}" calcext:value-type="string">
            <text:p>\\d{2}:\\d{2}</text:p>
          </table:table-cell>
          <table:table-cell table:number-columns-repeated="1022"/>
        </table:table-row>
        <table:table-row table:style-name="ro2">
          <table:table-cell table:formula="of:=[locale.A3]" office:value-type="string" office:string-value="timer_starttime-regexp" calcext:value-type="string">
            <text:p>timer_starttime-regexp</text:p>
          </table:table-cell>
          <table:table-cell table:formula="of:=[locale.B3]" office:value-type="string" office:string-value="\\d{2}:\\d{2}" calcext:value-type="string">
            <text:p>\\d{2}:\\d{2}</text:p>
          </table:table-cell>
          <table:table-cell table:number-columns-repeated="1022"/>
        </table:table-row>
        <table:table-row table:style-name="ro2">
          <table:table-cell table:formula="of:=[locale.A4]" office:value-type="string" office:string-value="timer_type_unknown" calcext:value-type="string">
            <text:p>timer_type_unknown</text:p>
          </table:table-cell>
          <table:table-cell table:formula="of:=[locale.B4]" office:value-type="string" office:string-value="&lt;Unbekannt&gt;" calcext:value-type="string">
            <text:p>&lt;Unbekannt&gt;</text:p>
          </table:table-cell>
          <table:table-cell table:number-columns-repeated="1022"/>
        </table:table-row>
        <table:table-row table:style-name="ro2">
          <table:table-cell table:formula="of:=[locale.A5]" office:value-type="string" office:string-value="timer_namingmode_select" calcext:value-type="string">
            <text:p>timer_namingmode_select</text:p>
          </table:table-cell>
          <table:table-cell table:formula="of:=[locale.B5]" office:value-type="string" office:string-value="0=VDR,1=Auto,2=Constable,3=Serie,4=Kategorisiert,5=Benutzerdefiniert" calcext:value-type="string">
            <text:p>0=VDR,1=Auto,2=Constable,3=Serie,4=Kategorisiert,5=Benutzerdefiniert</text:p>
          </table:table-cell>
          <table:table-cell table:number-columns-repeated="1022"/>
        </table:table-row>
        <table:table-row table:style-name="ro2">
          <table:table-cell table:formula="of:=[locale.A6]" office:value-type="string" office:string-value="timer_searchmode_select" calcext:value-type="string">
            <text:p>timer_searchmode_select</text:p>
          </table:table-cell>
          <table:table-cell table:formula="of:=[locale.B6]" office:value-type="string" office:string-value="1=Exakt,2=regulärer Ausdruck,3=Muster,4=enthalten in" calcext:value-type="string">
            <text:p>1=Exakt,2=regulärer Ausdruck,3=Muster,4=enthalten in</text:p>
          </table:table-cell>
          <table:table-cell table:number-columns-repeated="1022"/>
        </table:table-row>
        <table:table-row table:style-name="ro2">
          <table:table-cell table:formula="of:=[locale.A7]" office:value-type="string" office:string-value="cancel" calcext:value-type="string">
            <text:p>cancel</text:p>
          </table:table-cell>
          <table:table-cell table:formula="of:=[locale.B7]" office:value-type="string" office:string-value="Abbrechen" calcext:value-type="string">
            <text:p>Abbrechen</text:p>
          </table:table-cell>
          <table:table-cell table:number-columns-repeated="1022"/>
        </table:table-row>
        <table:table-row table:style-name="ro2">
          <table:table-cell table:formula="of:=[locale.A8]" office:value-type="string" office:string-value="action-label" calcext:value-type="string">
            <text:p>action-label</text:p>
          </table:table-cell>
          <table:table-cell table:formula="of:=[locale.B8]" office:value-type="string" office:string-value="Aktionen" calcext:value-type="string">
            <text:p>Aktionen</text:p>
          </table:table-cell>
          <table:table-cell table:number-columns-repeated="1022"/>
        </table:table-row>
        <table:table-row table:style-name="ro2">
          <table:table-cell table:formula="of:=[locale.A9]" office:value-type="string" office:string-value="active" calcext:value-type="string">
            <text:p>active</text:p>
          </table:table-cell>
          <table:table-cell table:formula="of:=[locale.B9]" office:value-type="string" office:string-value="aktiv" calcext:value-type="string">
            <text:p>aktiv</text:p>
          </table:table-cell>
          <table:table-cell table:number-columns-repeated="1022"/>
        </table:table-row>
        <table:table-row table:style-name="ro2">
          <table:table-cell table:formula="of:=[locale.A10]" office:value-type="string" office:string-value="active-label" calcext:value-type="string">
            <text:p>active-label</text:p>
          </table:table-cell>
          <table:table-cell table:formula="of:=[locale.B10]" office:value-type="string" office:string-value="aktiv" calcext:value-type="string">
            <text:p>aktiv</text:p>
          </table:table-cell>
          <table:table-cell table:number-columns-repeated="1022"/>
        </table:table-row>
        <table:table-row table:style-name="ro2">
          <table:table-cell table:formula="of:=[locale.A11]" office:value-type="string" office:string-value="isActive-label" calcext:value-type="string">
            <text:p>isActive-label</text:p>
          </table:table-cell>
          <table:table-cell table:formula="of:=[locale.B11]" office:value-type="string" office:string-value="aktiv" calcext:value-type="string">
            <text:p>aktiv</text:p>
          </table:table-cell>
          <table:table-cell table:number-columns-repeated="1022"/>
        </table:table-row>
        <table:table-row table:style-name="ro2">
          <table:table-cell table:formula="of:=[locale.A12]" office:value-type="string" office:string-value="timer_active" calcext:value-type="string">
            <text:p>timer_active</text:p>
          </table:table-cell>
          <table:table-cell table:formula="of:=[locale.B12]" office:value-type="string" office:string-value="aktiv" calcext:value-type="string">
            <text:p>aktiv</text:p>
          </table:table-cell>
          <table:table-cell table:number-columns-repeated="1022"/>
        </table:table-row>
        <table:table-row table:style-name="ro2">
          <table:table-cell table:formula="of:=[locale.A13]" office:value-type="string" office:string-value="activate" calcext:value-type="string">
            <text:p>activate</text:p>
          </table:table-cell>
          <table:table-cell table:formula="of:=[locale.B13]" office:value-type="string" office:string-value="aktivieren" calcext:value-type="string">
            <text:p>aktivieren</text:p>
          </table:table-cell>
          <table:table-cell table:number-columns-repeated="1022"/>
        </table:table-row>
        <table:table-row table:style-name="ro2">
          <table:table-cell table:formula="of:=[locale.A14]" office:value-type="string" office:string-value="save_channels_conf" calcext:value-type="string">
            <text:p>save_channels_conf</text:p>
          </table:table-cell>
          <table:table-cell table:formula="of:=[locale.B14]" office:value-type="string" office:string-value="Aktuelle Konfiguration speichern" calcext:value-type="string">
            <text:p>Aktuelle Konfiguration speichern</text:p>
          </table:table-cell>
          <table:table-cell table:number-columns-repeated="1022"/>
        </table:table-row>
        <table:table-row table:style-name="ro2">
          <table:table-cell table:formula="of:=[locale.A15]" office:value-type="string" office:string-value="old_group_name" calcext:value-type="string">
            <text:p>old_group_name</text:p>
          </table:table-cell>
          <table:table-cell table:formula="of:=[locale.B15]" office:value-type="string" office:string-value="Aktueller Name der Kanalgruppe" calcext:value-type="string">
            <text:p>Aktueller Name der Kanalgruppe</text:p>
          </table:table-cell>
          <table:table-cell table:number-columns-repeated="1022"/>
        </table:table-row>
        <table:table-row table:style-name="ro2">
          <table:table-cell table:formula="of:=[locale.A16]" office:value-type="string" office:string-value="ALL" calcext:value-type="string">
            <text:p>ALL</text:p>
          </table:table-cell>
          <table:table-cell table:formula="of:=[locale.B16]" office:value-type="string" office:string-value="Alle" calcext:value-type="string">
            <text:p>Alle</text:p>
          </table:table-cell>
          <table:table-cell table:number-columns-repeated="1022"/>
        </table:table-row>
        <table:table-row table:style-name="ro2">
          <table:table-cell table:formula="of:=[locale.A17]" office:value-type="string" office:string-value="blank_label" calcext:value-type="string">
            <text:p>blank_label</text:p>
          </table:table-cell>
          <table:table-cell table:formula="of:=[locale.B17]" office:value-type="string" office:string-value="Alle..." calcext:value-type="string">
            <text:p>Alle...</text:p>
          </table:table-cell>
          <table:table-cell table:number-columns-repeated="1022"/>
        </table:table-row>
        <table:table-row table:style-name="ro2">
          <table:table-cell table:formula="of:=[locale.A18]" office:value-type="string" office:string-value="common_configuration" calcext:value-type="string">
            <text:p>common_configuration</text:p>
          </table:table-cell>
          <table:table-cell table:formula="of:=[locale.B18]" office:value-type="string" office:string-value="Allgemeine Konfiguration" calcext:value-type="string">
            <text:p>Allgemeine Konfiguration</text:p>
          </table:table-cell>
          <table:table-cell table:number-columns-repeated="1022"/>
        </table:table-row>
        <table:table-row table:style-name="ro2">
          <table:table-cell table:formula="of:=[locale.A19]" office:value-type="string" office:string-value="select_alpha" calcext:value-type="string">
            <text:p>select_alpha</text:p>
          </table:table-cell>
          <table:table-cell table:formula="of:=[locale.B19]" office:value-type="string" office:string-value="alphabetisch" calcext:value-type="string">
            <text:p>alphabetisch</text:p>
          </table:table-cell>
          <table:table-cell table:number-columns-repeated="1022"/>
        </table:table-row>
        <table:table-row table:style-name="ro2">
          <table:table-cell table:formula="of:=[locale.A20]" office:value-type="string" office:string-value="other" calcext:value-type="string">
            <text:p>other</text:p>
          </table:table-cell>
          <table:table-cell table:formula="of:=[locale.B20]" office:value-type="string" office:string-value="Andere" calcext:value-type="string">
            <text:p>Andere</text:p>
          </table:table-cell>
          <table:table-cell table:number-columns-repeated="1022"/>
        </table:table-row>
        <table:table-row table:style-name="ro2">
          <table:table-cell table:formula="of:=[locale.A21]" office:value-type="string" office:string-value="search_count" calcext:value-type="string">
            <text:p>search_count</text:p>
          </table:table-cell>
          <table:table-cell table:formula="of:=[locale.B21]" office:value-type="string" office:string-value="Anzahl der Suchergebnisse" calcext:value-type="string">
            <text:p>Anzahl der Suchergebnisse</text:p>
          </table:table-cell>
          <table:table-cell table:number-columns-repeated="1022"/>
        </table:table-row>
        <table:table-row table:style-name="ro2">
          <table:table-cell table:formula="of:=[locale.A22]" office:value-type="string" office:string-value="audio" calcext:value-type="string">
            <text:p>audio</text:p>
          </table:table-cell>
          <table:table-cell table:formula="of:=[locale.B22]" office:value-type="string" office:string-value="Audio" calcext:value-type="string">
            <text:p>Audio</text:p>
          </table:table-cell>
          <table:table-cell table:number-columns-repeated="1022"/>
        </table:table-row>
        <table:table-row table:style-name="ro2">
          <table:table-cell table:formula="of:=[locale.A23]" office:value-type="string" office:string-value="delete_recording" calcext:value-type="string">
            <text:p>delete_recording</text:p>
          </table:table-cell>
          <table:table-cell table:formula="of:=[locale.B23]" office:value-type="string" office:string-value="Aufnahme löschen" calcext:value-type="string">
            <text:p>Aufnahme löschen</text:p>
          </table:table-cell>
          <table:table-cell table:number-columns-repeated="1022"/>
        </table:table-row>
        <table:table-row table:style-name="ro2">
          <table:table-cell table:formula="of:=[locale.A24]" office:value-type="string" office:string-value="rename_recording" calcext:value-type="string">
            <text:p>rename_recording</text:p>
          </table:table-cell>
          <table:table-cell table:formula="of:=[locale.B24]" office:value-type="string" office:string-value="Aufnahme umbenennen" calcext:value-type="string">
            <text:p>Aufnahme umbenennen</text:p>
          </table:table-cell>
          <table:table-cell table:number-columns-repeated="1022"/>
        </table:table-row>
        <table:table-row table:style-name="ro2">
          <table:table-cell table:formula="of:=[locale.A25]" office:value-type="string" office:string-value="vdrName-label" calcext:value-type="string">
            <text:p>vdrName-label</text:p>
          </table:table-cell>
          <table:table-cell table:formula="of:=[locale.B25]" office:value-type="string" office:string-value="Aufnahme VDR" calcext:value-type="string">
            <text:p>Aufnahme VDR</text:p>
          </table:table-cell>
          <table:table-cell table:number-columns-repeated="1022"/>
        </table:table-row>
        <table:table-row table:style-name="ro2">
          <table:table-cell table:formula="of:=[locale.A26]" office:value-type="string" office:string-value="move_recording" calcext:value-type="string">
            <text:p>move_recording</text:p>
          </table:table-cell>
          <table:table-cell table:formula="of:=[locale.B26]" office:value-type="string" office:string-value="Aufnahme verschieben" calcext:value-type="string">
            <text:p>Aufnahme verschieben</text:p>
          </table:table-cell>
          <table:table-cell table:number-columns-repeated="1022"/>
        </table:table-row>
        <table:table-row table:style-name="ro2">
          <table:table-cell table:formula="of:=[locale.A27]" office:value-type="string" office:string-value="page_recordings" calcext:value-type="string">
            <text:p>page_recordings</text:p>
          </table:table-cell>
          <table:table-cell table:formula="of:=[locale.B27]" office:value-type="string" office:string-value="Aufnahmen" calcext:value-type="string">
            <text:p>Aufnahmen</text:p>
          </table:table-cell>
          <table:table-cell table:number-columns-repeated="1022"/>
        </table:table-row>
        <table:table-row table:style-name="ro2">
          <table:table-cell table:formula="of:=[locale.A28]" office:value-type="string" office:string-value="timer_type_record" calcext:value-type="string">
            <text:p>timer_type_record</text:p>
          </table:table-cell>
          <table:table-cell table:formula="of:=[locale.B28]" office:value-type="string" office:string-value="aufnehmen" calcext:value-type="string">
            <text:p>aufnehmen</text:p>
          </table:table-cell>
          <table:table-cell table:number-columns-repeated="1022"/>
        </table:table-row>
        <table:table-row table:style-name="ro2">
          <table:table-cell table:formula="of:=[locale.A29]" office:value-type="string" office:string-value="output" calcext:value-type="string">
            <text:p>output</text:p>
          </table:table-cell>
          <table:table-cell table:formula="of:=[locale.B29]" office:value-type="string" office:string-value="Ausgabe" calcext:value-type="string">
            <text:p>Ausgabe</text:p>
          </table:table-cell>
          <table:table-cell table:number-columns-repeated="1022"/>
        </table:table-row>
        <table:table-row table:style-name="ro2">
          <table:table-cell table:formula="of:=[locale.A30]" office:value-type="string" office:string-value="selected_recordings" calcext:value-type="string">
            <text:p>selected_recordings</text:p>
          </table:table-cell>
          <table:table-cell table:formula="of:=[locale.B30]" office:value-type="string" office:string-value="Ausgewählte Aufnahmen" calcext:value-type="string">
            <text:p>Ausgewählte Aufnahmen</text:p>
          </table:table-cell>
          <table:table-cell table:number-columns-repeated="1022"/>
        </table:table-row>
        <table:table-row table:style-name="ro2">
          <table:table-cell table:formula="of:=[locale.A31]" office:value-type="string" office:string-value="update_selected_channels" calcext:value-type="string">
            <text:p>update_selected_channels</text:p>
          </table:table-cell>
          <table:table-cell table:formula="of:=[locale.B31]" office:value-type="string" office:string-value="Ausgewählte Kanäle speichern" calcext:value-type="string">
            <text:p>Ausgewählte Kanäle speichern</text:p>
          </table:table-cell>
          <table:table-cell table:number-columns-repeated="1022"/>
        </table:table-row>
        <table:table-row table:style-name="ro2">
          <table:table-cell table:formula="of:=[locale.A32]" office:value-type="string" office:string-value="selected_timer" calcext:value-type="string">
            <text:p>selected_timer</text:p>
          </table:table-cell>
          <table:table-cell table:formula="of:=[locale.B32]" office:value-type="string" office:string-value="Ausgewählte Timer" calcext:value-type="string">
            <text:p>Ausgewählte Timer</text:p>
          </table:table-cell>
          <table:table-cell table:number-columns-repeated="1022"/>
        </table:table-row>
        <table:table-row table:style-name="ro2">
          <table:table-cell table:formula="of:=[locale.A33]" office:value-type="string" office:string-value="select_genre" calcext:value-type="string">
            <text:p>select_genre</text:p>
          </table:table-cell>
          <table:table-cell table:formula="of:=[locale.B33]" office:value-type="string" office:string-value="Auswahl Genre" calcext:value-type="string">
            <text:p>Auswahl Genre</text:p>
          </table:table-cell>
          <table:table-cell table:number-columns-repeated="1022"/>
        </table:table-row>
        <table:table-row table:style-name="ro2">
          <table:table-cell table:formula="of:=[locale.A34]" office:value-type="string" office:string-value="channel_select" calcext:value-type="string">
            <text:p>channel_select</text:p>
          </table:table-cell>
          <table:table-cell table:formula="of:=[locale.B34]" office:value-type="string" office:string-value="Auswahl Kanäle" calcext:value-type="string">
            <text:p>Auswahl Kanäle</text:p>
          </table:table-cell>
          <table:table-cell table:number-columns-repeated="1022"/>
        </table:table-row>
        <table:table-row table:style-name="ro2">
          <table:table-cell table:formula="of:=[locale.A35]" office:value-type="string" office:string-value="select_category" calcext:value-type="string">
            <text:p>select_category</text:p>
          </table:table-cell>
          <table:table-cell table:formula="of:=[locale.B35]" office:value-type="string" office:string-value="Auswahl Kategorie" calcext:value-type="string">
            <text:p>Auswahl Kategorie</text:p>
          </table:table-cell>
          <table:table-cell table:number-columns-repeated="1022"/>
        </table:table-row>
        <table:table-row table:style-name="ro2">
          <table:table-cell table:formula="of:=[locale.A36]" office:value-type="string" office:string-value="svdrp_vdr" calcext:value-type="string">
            <text:p>svdrp_vdr</text:p>
          </table:table-cell>
          <table:table-cell table:formula="of:=[locale.B36]" office:value-type="string" office:string-value="Auswahl VDR:" calcext:value-type="string">
            <text:p>Auswahl VDR:</text:p>
          </table:table-cell>
          <table:table-cell table:number-columns-repeated="1022"/>
        </table:table-row>
        <table:table-row table:style-name="ro2">
          <table:table-cell table:formula="of:=[locale.A37]" office:value-type="string" office:string-value="auto_mapping" calcext:value-type="string">
            <text:p>auto_mapping</text:p>
          </table:table-cell>
          <table:table-cell table:formula="of:=[locale.B37]" office:value-type="string" office:string-value="Auto Mapping" calcext:value-type="string">
            <text:p>Auto Mapping</text:p>
          </table:table-cell>
          <table:table-cell table:number-columns-repeated="1022"/>
        </table:table-row>
        <table:table-row table:style-name="ro2">
          <table:table-cell table:formula="of:=[locale.A38]" office:value-type="string" office:string-value="banner" calcext:value-type="string">
            <text:p>banner</text:p>
          </table:table-cell>
          <table:table-cell table:formula="of:=[locale.B38]" office:value-type="string" office:string-value="Banner" calcext:value-type="string">
            <text:p>Banner</text:p>
          </table:table-cell>
          <table:table-cell table:number-columns-repeated="1022"/>
        </table:table-row>
        <table:table-row table:style-name="ro2">
          <table:table-cell table:formula="of:=[locale.A39]" office:value-type="string" office:string-value="timer_repeat_desc" calcext:value-type="string">
            <text:p>timer_repeat_desc</text:p>
          </table:table-cell>
          <table:table-cell table:formula="of:=[locale.B39]" office:value-type="string" office:string-value="Beschreibung" calcext:value-type="string">
            <text:p>Beschreibung</text:p>
          </table:table-cell>
          <table:table-cell table:number-columns-repeated="1022"/>
        </table:table-row>
        <table:table-row table:style-name="ro2">
          <table:table-cell table:formula="of:=[locale.A40]" office:value-type="string" office:string-value="timer_search_longtext" calcext:value-type="string">
            <text:p>timer_search_longtext</text:p>
          </table:table-cell>
          <table:table-cell table:formula="of:=[locale.B40]" office:value-type="string" office:string-value="Beschreibung" calcext:value-type="string">
            <text:p>Beschreibung</text:p>
          </table:table-cell>
          <table:table-cell table:number-columns-repeated="1022"/>
        </table:table-row>
        <table:table-row table:style-name="ro2">
          <table:table-cell table:formula="of:=[locale.A41]" office:value-type="string" office:string-value="timer_search_longtext2" calcext:value-type="string">
            <text:p>timer_search_longtext2</text:p>
          </table:table-cell>
          <table:table-cell table:formula="of:=[locale.B41]" office:value-type="string" office:string-value="Beschreibung" calcext:value-type="string">
            <text:p>Beschreibung</text:p>
          </table:table-cell>
          <table:table-cell table:number-columns-repeated="1022"/>
        </table:table-row>
        <table:table-row table:style-name="ro2">
          <table:table-cell table:formula="of:=[locale.A42]" office:value-type="string" office:string-value="tipp" calcext:value-type="string">
            <text:p>tipp</text:p>
          </table:table-cell>
          <table:table-cell table:formula="of:=[locale.B42]" office:value-type="string" office:string-value="Bewertung" calcext:value-type="string">
            <text:p>Bewertung</text:p>
          </table:table-cell>
          <table:table-cell table:number-columns-repeated="1022"/>
        </table:table-row>
        <table:table-row table:style-name="ro2">
          <table:table-cell table:formula="of:=[locale.A43]" office:value-type="string" office:string-value="timer_time_to" calcext:value-type="string">
            <text:p>timer_time_to</text:p>
          </table:table-cell>
          <table:table-cell table:formula="of:=[locale.B43]" office:value-type="string" office:string-value="bis" calcext:value-type="string">
            <text:p>bis</text:p>
          </table:table-cell>
          <table:table-cell table:number-columns-repeated="1022"/>
        </table:table-row>
        <table:table-row table:style-name="ro2">
          <table:table-cell table:formula="of:=[locale.A44]" office:value-type="string" office:string-value="page_channelmap" calcext:value-type="string">
            <text:p>page_channelmap</text:p>
          </table:table-cell>
          <table:table-cell table:formula="of:=[locale.B44]" office:value-type="string" office:string-value="Channelmap" calcext:value-type="string">
            <text:p>Channelmap</text:p>
          </table:table-cell>
          <table:table-cell table:number-columns-repeated="1022"/>
        </table:table-row>
        <table:table-row table:style-name="ro2">
          <table:table-cell table:formula="of:=[locale.A45]" office:value-type="string" office:string-value="select_channelmap" calcext:value-type="string">
            <text:p>select_channelmap</text:p>
          </table:table-cell>
          <table:table-cell table:formula="of:=[locale.B45]" office:value-type="string" office:string-value="Channelmap" calcext:value-type="string">
            <text:p>Channelmap</text:p>
          </table:table-cell>
          <table:table-cell table:number-columns-repeated="1022"/>
        </table:table-row>
        <table:table-row table:style-name="ro2">
          <table:table-cell table:formula="of:=[locale.A46]" office:value-type="string" office:string-value="actor" calcext:value-type="string">
            <text:p>actor</text:p>
          </table:table-cell>
          <table:table-cell table:formula="of:=[locale.B46]" office:value-type="string" office:string-value="Darsteller" calcext:value-type="string">
            <text:p>Darsteller</text:p>
          </table:table-cell>
          <table:table-cell table:number-columns-repeated="1022"/>
        </table:table-row>
        <table:table-row table:style-name="ro2">
          <table:table-cell table:formula="of:=[locale.A47]" office:value-type="string" office:string-value="filename-label" calcext:value-type="string">
            <text:p>filename-label</text:p>
          </table:table-cell>
          <table:table-cell table:formula="of:=[locale.B47]" office:value-type="string" office:string-value="Datei" calcext:value-type="string">
            <text:p>Datei</text:p>
          </table:table-cell>
          <table:table-cell table:number-columns-repeated="1022"/>
        </table:table-row>
        <table:table-row table:style-name="ro2">
          <table:table-cell table:formula="of:=[locale.A48]" office:value-type="string" office:string-value="date-label" calcext:value-type="string">
            <text:p>date-label</text:p>
          </table:table-cell>
          <table:table-cell table:formula="of:=[locale.B48]" office:value-type="string" office:string-value="Datum" calcext:value-type="string">
            <text:p>Datum</text:p>
          </table:table-cell>
          <table:table-cell table:number-columns-repeated="1022"/>
        </table:table-row>
        <table:table-row table:style-name="ro2">
          <table:table-cell table:formula="of:=[locale.A49]" office:value-type="string" office:string-value="recStartDate-label" calcext:value-type="string">
            <text:p>recStartDate-label</text:p>
          </table:table-cell>
          <table:table-cell table:formula="of:=[locale.B49]" office:value-type="string" office:string-value="Datum" calcext:value-type="string">
            <text:p>Datum</text:p>
          </table:table-cell>
          <table:table-cell table:number-columns-repeated="1022"/>
        </table:table-row>
        <table:table-row table:style-name="ro2">
          <table:table-cell table:formula="of:=[locale.A50]" office:value-type="string" office:string-value="startDate-label" calcext:value-type="string">
            <text:p>startDate-label</text:p>
          </table:table-cell>
          <table:table-cell table:formula="of:=[locale.B50]" office:value-type="string" office:string-value="Datum" calcext:value-type="string">
            <text:p>Datum</text:p>
          </table:table-cell>
          <table:table-cell table:number-columns-repeated="1022"/>
        </table:table-row>
        <table:table-row table:style-name="ro2">
          <table:table-cell table:formula="of:=[locale.A51]" office:value-type="string" office:string-value="timer_date" calcext:value-type="string">
            <text:p>timer_date</text:p>
          </table:table-cell>
          <table:table-cell table:formula="of:=[locale.B51]" office:value-type="string" office:string-value="Datum" calcext:value-type="string">
            <text:p>Datum</text:p>
          </table:table-cell>
          <table:table-cell table:number-columns-repeated="1022"/>
        </table:table-row>
        <table:table-row table:style-name="ro2">
          <table:table-cell table:formula="of:=[locale.A52]" office:value-type="string" office:string-value="duration" calcext:value-type="string">
            <text:p>duration</text:p>
          </table:table-cell>
          <table:table-cell table:formula="of:=[locale.B52]" office:value-type="string" office:string-value="Dauer" calcext:value-type="string">
            <text:p>Dauer</text:p>
          </table:table-cell>
          <table:table-cell table:number-columns-repeated="1022"/>
        </table:table-row>
        <table:table-row table:style-name="ro2">
          <table:table-cell table:formula="of:=[locale.A53]" office:value-type="string" office:string-value="duration-label" calcext:value-type="string">
            <text:p>duration-label</text:p>
          </table:table-cell>
          <table:table-cell table:formula="of:=[locale.B53]" office:value-type="string" office:string-value="Dauer" calcext:value-type="string">
            <text:p>Dauer</text:p>
          </table:table-cell>
          <table:table-cell table:number-columns-repeated="1022"/>
        </table:table-row>
        <table:table-row table:style-name="ro2">
          <table:table-cell table:formula="of:=[locale.A54]" office:value-type="string" office:string-value="deactivate" calcext:value-type="string">
            <text:p>deactivate</text:p>
          </table:table-cell>
          <table:table-cell table:formula="of:=[locale.B54]" office:value-type="string" office:string-value="deaktivieren" calcext:value-type="string">
            <text:p>deaktivieren</text:p>
          </table:table-cell>
          <table:table-cell table:number-columns-repeated="1022"/>
        </table:table-row>
        <table:table-row table:style-name="ro2">
          <table:table-cell table:formula="of:=[locale.A55]" office:value-type="string" office:string-value="timer_tuesday" calcext:value-type="string">
            <text:p>timer_tuesday</text:p>
          </table:table-cell>
          <table:table-cell table:formula="of:=[locale.B55]" office:value-type="string" office:string-value="Di" calcext:value-type="string">
            <text:p>Di</text:p>
          </table:table-cell>
          <table:table-cell table:number-columns-repeated="1022"/>
        </table:table-row>
        <table:table-row table:style-name="ro2">
          <table:table-cell table:formula="of:=[locale.A56]" office:value-type="string" office:string-value="timer_date_di" calcext:value-type="string">
            <text:p>timer_date_di</text:p>
          </table:table-cell>
          <table:table-cell table:formula="of:=[locale.B56]" office:value-type="string" office:string-value="Di." calcext:value-type="string">
            <text:p>Di.</text:p>
          </table:table-cell>
          <table:table-cell table:number-columns-repeated="1022"/>
        </table:table-row>
        <table:table-row table:style-name="ro2">
          <table:table-cell table:formula="of:=[locale.A57]" office:value-type="string" office:string-value="timer_thursday" calcext:value-type="string">
            <text:p>timer_thursday</text:p>
          </table:table-cell>
          <table:table-cell table:formula="of:=[locale.B57]" office:value-type="string" office:string-value="Do" calcext:value-type="string">
            <text:p>Do</text:p>
          </table:table-cell>
          <table:table-cell table:number-columns-repeated="1022"/>
        </table:table-row>
        <table:table-row table:style-name="ro2">
          <table:table-cell table:formula="of:=[locale.A58]" office:value-type="string" office:string-value="timer_date_do" calcext:value-type="string">
            <text:p>timer_date_do</text:p>
          </table:table-cell>
          <table:table-cell table:formula="of:=[locale.B58]" office:value-type="string" office:string-value="Do." calcext:value-type="string">
            <text:p>Do.</text:p>
          </table:table-cell>
          <table:table-cell table:number-columns-repeated="1022"/>
        </table:table-row>
        <table:table-row table:style-name="ro2">
          <table:table-cell table:formula="of:=[locale.A59]" office:value-type="string" office:string-value="download_mapping" calcext:value-type="string">
            <text:p>download_mapping</text:p>
          </table:table-cell>
          <table:table-cell table:formula="of:=[locale.B59]" office:value-type="string" office:string-value="Download Mapping" calcext:value-type="string">
            <text:p>Download Mapping</text:p>
          </table:table-cell>
          <table:table-cell table:number-columns-repeated="1022"/>
        </table:table-row>
        <table:table-row table:style-name="ro2">
          <table:table-cell table:formula="of:=[locale.A60]" office:value-type="string" office:string-value="developer_pages" calcext:value-type="string">
            <text:p>developer_pages</text:p>
          </table:table-cell>
          <table:table-cell table:formula="of:=[locale.B60]" office:value-type="string" office:string-value="Entwickler-Seiten" calcext:value-type="string">
            <text:p>Entwickler-Seiten</text:p>
          </table:table-cell>
          <table:table-cell table:number-columns-repeated="1022"/>
        </table:table-row>
        <table:table-row table:style-name="ro2">
          <table:table-cell table:formula="of:=[locale.A61]" office:value-type="string" office:string-value="show_epgdataids" calcext:value-type="string">
            <text:p>show_epgdataids</text:p>
          </table:table-cell>
          <table:table-cell table:formula="of:=[locale.B61]" office:value-type="string" office:string-value="EPGDATA Ids einblenden" calcext:value-type="string">
            <text:p>EPGDATA Ids einblenden</text:p>
          </table:table-cell>
          <table:table-cell table:number-columns-repeated="1022"/>
        </table:table-row>
        <table:table-row table:style-name="ro2">
          <table:table-cell table:formula="of:=[locale.A62]" office:value-type="string" office:string-value="hide_epgdataids" calcext:value-type="string">
            <text:p>hide_epgdataids</text:p>
          </table:table-cell>
          <table:table-cell table:formula="of:=[locale.B62]" office:value-type="string" office:string-value="EPGDATA Ids verstecken" calcext:value-type="string">
            <text:p>EPGDATA Ids verstecken</text:p>
          </table:table-cell>
          <table:table-cell table:number-columns-repeated="1022"/>
        </table:table-row>
        <table:table-row table:style-name="ro2">
          <table:table-cell table:formula="of:=[locale.A63]" office:value-type="string" office:string-value="epgdata_pin" calcext:value-type="string">
            <text:p>epgdata_pin</text:p>
          </table:table-cell>
          <table:table-cell table:formula="of:=[locale.B63]" office:value-type="string" office:string-value="EPGDATA Pin" calcext:value-type="string">
            <text:p>EPGDATA Pin</text:p>
          </table:table-cell>
          <table:table-cell table:number-columns-repeated="1022"/>
        </table:table-row>
        <table:table-row table:style-name="ro2">
          <table:table-cell table:formula="of:=[locale.A64]" office:value-type="string" office:string-value="timer_episode" calcext:value-type="string">
            <text:p>timer_episode</text:p>
          </table:table-cell>
          <table:table-cell table:formula="of:=[locale.B64]" office:value-type="string" office:string-value="Episode" calcext:value-type="string">
            <text:p>Episode</text:p>
          </table:table-cell>
          <table:table-cell table:number-columns-repeated="1022"/>
        </table:table-row>
        <table:table-row table:style-name="ro2">
          <table:table-cell table:formula="of:=[locale.A65]" office:value-type="string" office:string-value="episode_pics" calcext:value-type="string">
            <text:p>episode_pics</text:p>
          </table:table-cell>
          <table:table-cell table:formula="of:=[locale.B65]" office:value-type="string" office:string-value="Episodenbilder" calcext:value-type="string">
            <text:p>Episodenbilder</text:p>
          </table:table-cell>
          <table:table-cell table:number-columns-repeated="1022"/>
        </table:table-row>
        <table:table-row table:style-name="ro2">
          <table:table-cell table:formula="of:=[locale.A66]" office:value-type="string" office:string-value="timer_namingmode" calcext:value-type="string">
            <text:p>timer_namingmode</text:p>
          </table:table-cell>
          <table:table-cell table:formula="of:=[locale.B66]" office:value-type="string" office:string-value="Ermittlung des Dateinamens" calcext:value-type="string">
            <text:p>Ermittlung des Dateinamens</text:p>
          </table:table-cell>
          <table:table-cell table:number-columns-repeated="1022"/>
        </table:table-row>
        <table:table-row table:style-name="ro2">
          <table:table-cell table:formula="of:=[locale.A67]" office:value-type="string" office:string-value="extended_search_criteria" calcext:value-type="string">
            <text:p>extended_search_criteria</text:p>
          </table:table-cell>
          <table:table-cell table:formula="of:=[locale.B67]" office:value-type="string" office:string-value="Erweiterte Suchkriterien" calcext:value-type="string">
            <text:p>Erweiterte Suchkriterien</text:p>
          </table:table-cell>
          <table:table-cell table:number-columns-repeated="1022"/>
        </table:table-row>
        <table:table-row table:style-name="ro2">
          <table:table-cell table:formula="of:=[locale.A68]" office:value-type="string" office:string-value="fan_art" calcext:value-type="string">
            <text:p>fan_art</text:p>
          </table:table-cell>
          <table:table-cell table:formula="of:=[locale.B68]" office:value-type="string" office:string-value="Fan Art" calcext:value-type="string">
            <text:p>Fan Art</text:p>
          </table:table-cell>
          <table:table-cell table:number-columns-repeated="1022"/>
        </table:table-row>
        <table:table-row table:style-name="ro2">
          <table:table-cell table:formula="of:=[locale.A69]" office:value-type="string" office:string-value="flags" calcext:value-type="string">
            <text:p>flags</text:p>
          </table:table-cell>
          <table:table-cell table:formula="of:=[locale.B69]" office:value-type="string" office:string-value="Flags" calcext:value-type="string">
            <text:p>Flags</text:p>
          </table:table-cell>
          <table:table-cell table:number-columns-repeated="1022"/>
        </table:table-row>
        <table:table-row table:style-name="ro2">
          <table:table-cell table:formula="of:=[locale.A70]" office:value-type="string" office:string-value="episode" calcext:value-type="string">
            <text:p>episode</text:p>
          </table:table-cell>
          <table:table-cell table:formula="of:=[locale.B70]" office:value-type="string" office:string-value="Folge" calcext:value-type="string">
            <text:p>Folge</text:p>
          </table:table-cell>
          <table:table-cell table:number-columns-repeated="1022"/>
        </table:table-row>
        <table:table-row table:style-name="ro2">
          <table:table-cell table:formula="of:=[locale.A71]" office:value-type="string" office:string-value="part" calcext:value-type="string">
            <text:p>part</text:p>
          </table:table-cell>
          <table:table-cell table:formula="of:=[locale.B71]" office:value-type="string" office:string-value="Folge" calcext:value-type="string">
            <text:p>Folge</text:p>
          </table:table-cell>
          <table:table-cell table:number-columns-repeated="1022"/>
        </table:table-row>
        <table:table-row table:style-name="ro2">
          <table:table-cell table:formula="of:=[locale.A72]" office:value-type="string" office:string-value="part-label" calcext:value-type="string">
            <text:p>part-label</text:p>
          </table:table-cell>
          <table:table-cell table:formula="of:=[locale.B72]" office:value-type="string" office:string-value="Folge" calcext:value-type="string">
            <text:p>Folge</text:p>
          </table:table-cell>
          <table:table-cell table:number-columns-repeated="1022"/>
        </table:table-row>
        <table:table-row table:style-name="ro2">
          <table:table-cell table:formula="of:=[locale.A73]" office:value-type="string" office:string-value="timer_seasonpart" calcext:value-type="string">
            <text:p>timer_seasonpart</text:p>
          </table:table-cell>
          <table:table-cell table:formula="of:=[locale.B73]" office:value-type="string" office:string-value="Folge" calcext:value-type="string">
            <text:p>Folge</text:p>
          </table:table-cell>
          <table:table-cell table:number-columns-repeated="1022"/>
        </table:table-row>
        <table:table-row table:style-name="ro2">
          <table:table-cell table:formula="of:=[locale.A74]" office:value-type="string" office:string-value="chformat-label" calcext:value-type="string">
            <text:p>chformat-label</text:p>
          </table:table-cell>
          <table:table-cell table:formula="of:=[locale.B74]" office:value-type="string" office:string-value="Format" calcext:value-type="string">
            <text:p>Format</text:p>
          </table:table-cell>
          <table:table-cell table:number-columns-repeated="1022"/>
        </table:table-row>
        <table:table-row table:style-name="ro2">
          <table:table-cell table:formula="of:=[locale.A75]" office:value-type="string" office:string-value="timer_endtime-regexp-message" calcext:value-type="string">
            <text:p>timer_endtime-regexp-message</text:p>
          </table:table-cell>
          <table:table-cell table:formula="of:=[locale.B75]" office:value-type="string" office:string-value="Format der Uhrzeit ist hh:mm" calcext:value-type="string">
            <text:p>Format der Uhrzeit ist hh:mm</text:p>
          </table:table-cell>
          <table:table-cell table:number-columns-repeated="1022"/>
        </table:table-row>
        <table:table-row table:style-name="ro2">
          <table:table-cell table:formula="of:=[locale.A76]" office:value-type="string" office:string-value="timer_starttime-regexp-message" calcext:value-type="string">
            <text:p>timer_starttime-regexp-message</text:p>
          </table:table-cell>
          <table:table-cell table:formula="of:=[locale.B76]" office:value-type="string" office:string-value="Format der Uhrzeit ist hh:mm" calcext:value-type="string">
            <text:p>Format der Uhrzeit ist hh:mm</text:p>
          </table:table-cell>
          <table:table-cell table:number-columns-repeated="1022"/>
        </table:table-row>
        <table:table-row table:style-name="ro2">
          <table:table-cell table:formula="of:=[locale.A77]" office:value-type="string" office:string-value="timer_friday" calcext:value-type="string">
            <text:p>timer_friday</text:p>
          </table:table-cell>
          <table:table-cell table:formula="of:=[locale.B77]" office:value-type="string" office:string-value="Fr" calcext:value-type="string">
            <text:p>Fr</text:p>
          </table:table-cell>
          <table:table-cell table:number-columns-repeated="1022"/>
        </table:table-row>
        <table:table-row table:style-name="ro2">
          <table:table-cell table:formula="of:=[locale.A78]" office:value-type="string" office:string-value="timer_date_fr" calcext:value-type="string">
            <text:p>timer_date_fr</text:p>
          </table:table-cell>
          <table:table-cell table:formula="of:=[locale.B78]" office:value-type="string" office:string-value="Fr." calcext:value-type="string">
            <text:p>Fr.</text:p>
          </table:table-cell>
          <table:table-cell table:number-columns-repeated="1022"/>
        </table:table-row>
        <table:table-row table:style-name="ro2">
          <table:table-cell table:formula="of:=[locale.A79]" office:value-type="string" office:string-value="filterencrypted" calcext:value-type="string">
            <text:p>filterencrypted</text:p>
          </table:table-cell>
          <table:table-cell table:formula="of:=[locale.B79]" office:value-type="string" office:string-value="Freie oder verschlüsselte Sender" calcext:value-type="string">
            <text:p>Freie oder verschlüsselte Sender</text:p>
          </table:table-cell>
          <table:table-cell table:number-columns-repeated="1022"/>
        </table:table-row>
        <table:table-row table:style-name="ro2">
          <table:table-cell table:formula="of:=[locale.A80]" office:value-type="string" office:string-value="parental_rating" calcext:value-type="string">
            <text:p>parental_rating</text:p>
          </table:table-cell>
          <table:table-cell table:formula="of:=[locale.B80]" office:value-type="string" office:string-value="FSK" calcext:value-type="string">
            <text:p>FSK</text:p>
          </table:table-cell>
          <table:table-cell table:number-columns-repeated="1022"/>
        </table:table-row>
        <table:table-row table:style-name="ro2">
          <table:table-cell table:formula="of:=[locale.A81]" office:value-type="string" office:string-value="guests" calcext:value-type="string">
            <text:p>guests</text:p>
          </table:table-cell>
          <table:table-cell table:formula="of:=[locale.B81]" office:value-type="string" office:string-value="Gäste" calcext:value-type="string">
            <text:p>Gäste</text:p>
          </table:table-cell>
          <table:table-cell table:number-columns-repeated="1022"/>
        </table:table-row>
        <table:table-row table:style-name="ro2">
          <table:table-cell table:formula="of:=[locale.A82]" office:value-type="string" office:string-value="create_channels_conf" calcext:value-type="string">
            <text:p>create_channels_conf</text:p>
          </table:table-cell>
          <table:table-cell table:formula="of:=[locale.B82]" office:value-type="string" office:string-value="Generiere channels.conf" calcext:value-type="string">
            <text:p>Generiere channels.conf</text:p>
          </table:table-cell>
          <table:table-cell table:number-columns-repeated="1022"/>
        </table:table-row>
        <table:table-row table:style-name="ro2">
          <table:table-cell table:formula="of:=[locale.A83]" office:value-type="string" office:string-value="genre" calcext:value-type="string">
            <text:p>genre</text:p>
          </table:table-cell>
          <table:table-cell table:formula="of:=[locale.B83]" office:value-type="string" office:string-value="Genre" calcext:value-type="string">
            <text:p>Genre</text:p>
          </table:table-cell>
          <table:table-cell table:number-columns-repeated="1022"/>
        </table:table-row>
        <table:table-row table:style-name="ro2">
          <table:table-cell table:formula="of:=[locale.A84]" office:value-type="string" office:string-value="genre-label" calcext:value-type="string">
            <text:p>genre-label</text:p>
          </table:table-cell>
          <table:table-cell table:formula="of:=[locale.B84]" office:value-type="string" office:string-value="Genre" calcext:value-type="string">
            <text:p>Genre</text:p>
          </table:table-cell>
          <table:table-cell table:number-columns-repeated="1022"/>
        </table:table-row>
        <table:table-row table:style-name="ro2">
          <table:table-cell table:formula="of:=[locale.A85]" office:value-type="string" office:string-value="timer_genre" calcext:value-type="string">
            <text:p>timer_genre</text:p>
          </table:table-cell>
          <table:table-cell table:formula="of:=[locale.B85]" office:value-type="string" office:string-value="Genre" calcext:value-type="string">
            <text:p>Genre</text:p>
          </table:table-cell>
          <table:table-cell table:number-columns-repeated="1022"/>
        </table:table-row>
        <table:table-row table:style-name="ro2">
          <table:table-cell table:formula="of:=[locale.A86]" office:value-type="string" office:string-value="load_channels_conf" calcext:value-type="string">
            <text:p>load_channels_conf</text:p>
          </table:table-cell>
          <table:table-cell table:formula="of:=[locale.B86]" office:value-type="string" office:string-value="Gespeicherte Konfiguration laden" calcext:value-type="string">
            <text:p>Gespeicherte Konfiguration laden</text:p>
          </table:table-cell>
          <table:table-cell table:number-columns-repeated="1022"/>
        </table:table-row>
        <table:table-row table:style-name="ro2">
          <table:table-cell table:formula="of:=[locale.A87]" office:value-type="string" office:string-value="timer_case" calcext:value-type="string">
            <text:p>timer_case</text:p>
          </table:table-cell>
          <table:table-cell table:formula="of:=[locale.B87]" office:value-type="string" office:string-value="Groß-/Kleinschr." calcext:value-type="string">
            <text:p>Groß-/Kleinschr.</text:p>
          </table:table-cell>
          <table:table-cell table:number-columns-repeated="1022"/>
        </table:table-row>
        <table:table-row table:style-name="ro2">
          <table:table-cell table:formula="of:=[locale.A88]" office:value-type="string" office:string-value="fileSize-label" calcext:value-type="string">
            <text:p>fileSize-label</text:p>
          </table:table-cell>
          <table:table-cell table:formula="of:=[locale.B88]" office:value-type="string" office:string-value="Größe(MB)" calcext:value-type="string">
            <text:p>Größe(MB)</text:p>
          </table:table-cell>
          <table:table-cell table:number-columns-repeated="1022"/>
        </table:table-row>
        <table:table-row table:style-name="ro2">
          <table:table-cell table:formula="of:=[locale.A89]" office:value-type="string" office:string-value="mainprov" calcext:value-type="string">
            <text:p>mainprov</text:p>
          </table:table-cell>
          <table:table-cell table:formula="of:=[locale.B89]" office:value-type="string" office:string-value="Hauptprovider" calcext:value-type="string">
            <text:p>Hauptprovider</text:p>
          </table:table-cell>
          <table:table-cell table:number-columns-repeated="1022"/>
        </table:table-row>
        <table:table-row table:style-name="ro2">
          <table:table-cell table:formula="of:=[locale.A90]" office:value-type="string" office:string-value="imdb_rating" calcext:value-type="string">
            <text:p>imdb_rating</text:p>
          </table:table-cell>
          <table:table-cell table:formula="of:=[locale.B90]" office:value-type="string" office:string-value="IMDb Rating" calcext:value-type="string">
            <text:p>IMDb Rating</text:p>
          </table:table-cell>
          <table:table-cell table:number-columns-repeated="1022"/>
        </table:table-row>
        <table:table-row table:style-name="ro2">
          <table:table-cell table:formula="of:=[locale.A91]" office:value-type="string" office:string-value="imdb_rating_episode" calcext:value-type="string">
            <text:p>imdb_rating_episode</text:p>
          </table:table-cell>
          <table:table-cell table:formula="of:=[locale.B91]" office:value-type="string" office:string-value="IMDb Rating Folge" calcext:value-type="string">
            <text:p>IMDb Rating Folge</text:p>
          </table:table-cell>
          <table:table-cell table:number-columns-repeated="1022"/>
        </table:table-row>
        <table:table-row table:style-name="ro2">
          <table:table-cell table:formula="of:=[locale.A92]" office:value-type="string" office:string-value="imdb_rating_series" calcext:value-type="string">
            <text:p>imdb_rating_series</text:p>
          </table:table-cell>
          <table:table-cell table:formula="of:=[locale.B92]" office:value-type="string" office:string-value="IMDb Rating Serie" calcext:value-type="string">
            <text:p>IMDb Rating Serie</text:p>
          </table:table-cell>
          <table:table-cell table:number-columns-repeated="1022"/>
        </table:table-row>
        <table:table-row table:style-name="ro2">
          <table:table-cell table:formula="of:=[locale.A93]" office:value-type="string" office:string-value="inactive" calcext:value-type="string">
            <text:p>inactive</text:p>
          </table:table-cell>
          <table:table-cell table:formula="of:=[locale.B93]" office:value-type="string" office:string-value="inaktiv" calcext:value-type="string">
            <text:p>inaktiv</text:p>
          </table:table-cell>
          <table:table-cell table:number-columns-repeated="1022"/>
        </table:table-row>
        <table:table-row table:style-name="ro2">
          <table:table-cell table:formula="of:=[locale.A94]" office:value-type="string" office:string-value="yes" calcext:value-type="string">
            <text:p>yes</text:p>
          </table:table-cell>
          <table:table-cell table:formula="of:=[locale.B94]" office:value-type="string" office:string-value="ja" calcext:value-type="string">
            <text:p>ja</text:p>
          </table:table-cell>
          <table:table-cell table:number-columns-repeated="1022"/>
        </table:table-row>
        <table:table-row table:style-name="ro2">
          <table:table-cell table:formula="of:=[locale.A95]" office:value-type="string" office:string-value="timer_year" calcext:value-type="string">
            <text:p>timer_year</text:p>
          </table:table-cell>
          <table:table-cell table:formula="of:=[locale.B95]" office:value-type="string" office:string-value="Jahr" calcext:value-type="string">
            <text:p>Jahr</text:p>
          </table:table-cell>
          <table:table-cell table:number-columns-repeated="1022"/>
        </table:table-row>
        <table:table-row table:style-name="ro2">
          <table:table-cell table:formula="of:=[locale.A96]" office:value-type="string" office:string-value="camera" calcext:value-type="string">
            <text:p>camera</text:p>
          </table:table-cell>
          <table:table-cell table:formula="of:=[locale.B96]" office:value-type="string" office:string-value="Kamera" calcext:value-type="string">
            <text:p>Kamera</text:p>
          </table:table-cell>
          <table:table-cell table:number-columns-repeated="1022"/>
        </table:table-row>
        <table:table-row table:style-name="ro2">
          <table:table-cell table:formula="of:=[locale.A97]" office:value-type="string" office:string-value="channel_name" calcext:value-type="string">
            <text:p>channel_name</text:p>
          </table:table-cell>
          <table:table-cell table:formula="of:=[locale.B97]" office:value-type="string" office:string-value="Kanal" calcext:value-type="string">
            <text:p>Kanal</text:p>
          </table:table-cell>
          <table:table-cell table:number-columns-repeated="1022"/>
        </table:table-row>
        <table:table-row table:style-name="ro2">
          <table:table-cell table:formula="of:=[locale.A98]" office:value-type="string" office:string-value="channelid-label" calcext:value-type="string">
            <text:p>channelid-label</text:p>
          </table:table-cell>
          <table:table-cell table:formula="of:=[locale.B98]" office:value-type="string" office:string-value="Kanal" calcext:value-type="string">
            <text:p>Kanal</text:p>
          </table:table-cell>
          <table:table-cell table:number-columns-repeated="1022"/>
        </table:table-row>
        <table:table-row table:style-name="ro2">
          <table:table-cell table:formula="of:=[locale.A99]" office:value-type="string" office:string-value="channelName-label" calcext:value-type="string">
            <text:p>channelName-label</text:p>
          </table:table-cell>
          <table:table-cell table:formula="of:=[locale.B99]" office:value-type="string" office:string-value="Kanal" calcext:value-type="string">
            <text:p>Kanal</text:p>
          </table:table-cell>
          <table:table-cell table:number-columns-repeated="1022"/>
        </table:table-row>
        <table:table-row table:style-name="ro2">
          <table:table-cell table:formula="of:=[locale.A100]" office:value-type="string" office:string-value="timer_channel" calcext:value-type="string">
            <text:p>timer_channel</text:p>
          </table:table-cell>
          <table:table-cell table:formula="of:=[locale.B100]" office:value-type="string" office:string-value="Kanal" calcext:value-type="string">
            <text:p>Kanal</text:p>
          </table:table-cell>
          <table:table-cell table:number-columns-repeated="1022"/>
        </table:table-row>
        <table:table-row table:style-name="ro2">
          <table:table-cell table:formula="of:=[locale.A101]" office:value-type="string" office:string-value="channel_config_sort" calcext:value-type="string">
            <text:p>channel_config_sort</text:p>
          </table:table-cell>
          <table:table-cell table:formula="of:=[locale.B101]" office:value-type="string" office:string-value="Kanal-Konfiguration/-Sortierung" calcext:value-type="string">
            <text:p>Kanal-Konfiguration/-Sortierung</text:p>
          </table:table-cell>
          <table:table-cell table:number-columns-repeated="1022"/>
        </table:table-row>
        <table:table-row table:style-name="ro2">
          <table:table-cell table:formula="of:=[locale.A102]" office:value-type="string" office:string-value="channel_selection" calcext:value-type="string">
            <text:p>channel_selection</text:p>
          </table:table-cell>
          <table:table-cell table:formula="of:=[locale.B102]" office:value-type="string" office:string-value="Kanalauswahl" calcext:value-type="string">
            <text:p>Kanalauswahl</text:p>
          </table:table-cell>
          <table:table-cell table:number-columns-repeated="1022"/>
        </table:table-row>
        <table:table-row table:style-name="ro2">
          <table:table-cell table:formula="of:=[locale.A103]" office:value-type="string" office:string-value="select_channel" calcext:value-type="string">
            <text:p>select_channel</text:p>
          </table:table-cell>
          <table:table-cell table:formula="of:=[locale.B103]" office:value-type="string" office:string-value="Kanalauswahl" calcext:value-type="string">
            <text:p>Kanalauswahl</text:p>
          </table:table-cell>
          <table:table-cell table:number-columns-repeated="1022"/>
        </table:table-row>
        <table:table-row table:style-name="ro2">
          <table:table-cell table:formula="of:=[locale.A104]" office:value-type="string" office:string-value="channels" calcext:value-type="string">
            <text:p>channels</text:p>
          </table:table-cell>
          <table:table-cell table:formula="of:=[locale.B104]" office:value-type="string" office:string-value="Kanäle" calcext:value-type="string">
            <text:p>Kanäle</text:p>
          </table:table-cell>
          <table:table-cell table:number-columns-repeated="1022"/>
        </table:table-row>
        <table:table-row table:style-name="ro2">
          <table:table-cell table:formula="of:=[locale.A105]" office:value-type="string" office:string-value="channels-label" calcext:value-type="string">
            <text:p>channels-label</text:p>
          </table:table-cell>
          <table:table-cell table:formula="of:=[locale.B105]" office:value-type="string" office:string-value="Kanäle" calcext:value-type="string">
            <text:p>Kanäle</text:p>
          </table:table-cell>
          <table:table-cell table:number-columns-repeated="1022"/>
        </table:table-row>
        <table:table-row table:style-name="ro2">
          <table:table-cell table:formula="of:=[locale.A106]" office:value-type="string" office:string-value="epgid_select" calcext:value-type="string">
            <text:p>epgid_select</text:p>
          </table:table-cell>
          <table:table-cell table:formula="of:=[locale.B106]" office:value-type="string" office:string-value="Kanäle der EPG Provider" calcext:value-type="string">
            <text:p>Kanäle der EPG Provider</text:p>
          </table:table-cell>
          <table:table-cell table:number-columns-repeated="1022"/>
        </table:table-row>
        <table:table-row table:style-name="ro2">
          <table:table-cell table:formula="of:=[locale.A107]" office:value-type="string" office:string-value="channel_group" calcext:value-type="string">
            <text:p>channel_group</text:p>
          </table:table-cell>
          <table:table-cell table:formula="of:=[locale.B107]" office:value-type="string" office:string-value="Kanalgruppe" calcext:value-type="string">
            <text:p>Kanalgruppe</text:p>
          </table:table-cell>
          <table:table-cell table:number-columns-repeated="1022"/>
        </table:table-row>
        <table:table-row table:style-name="ro2">
          <table:table-cell table:formula="of:=[locale.A108]" office:value-type="string" office:string-value="new_group_title" calcext:value-type="string">
            <text:p>new_group_title</text:p>
          </table:table-cell>
          <table:table-cell table:formula="of:=[locale.B108]" office:value-type="string" office:string-value="Kanalgruppe erstellen" calcext:value-type="string">
            <text:p>Kanalgruppe erstellen</text:p>
          </table:table-cell>
          <table:table-cell table:number-columns-repeated="1022"/>
        </table:table-row>
        <table:table-row table:style-name="ro2">
          <table:table-cell table:formula="of:=[locale.A109]" office:value-type="string" office:string-value="rename_group_title" calcext:value-type="string">
            <text:p>rename_group_title</text:p>
          </table:table-cell>
          <table:table-cell table:formula="of:=[locale.B109]" office:value-type="string" office:string-value="Kanalgruppe umbenennen" calcext:value-type="string">
            <text:p>Kanalgruppe umbenennen</text:p>
          </table:table-cell>
          <table:table-cell table:number-columns-repeated="1022"/>
        </table:table-row>
        <table:table-row table:style-name="ro2">
          <table:table-cell table:formula="of:=[locale.A110]" office:value-type="string" office:string-value="channel_groups" calcext:value-type="string">
            <text:p>channel_groups</text:p>
          </table:table-cell>
          <table:table-cell table:formula="of:=[locale.B110]" office:value-type="string" office:string-value="Kanalgruppen" calcext:value-type="string">
            <text:p>Kanalgruppen</text:p>
          </table:table-cell>
          <table:table-cell table:number-columns-repeated="1022"/>
        </table:table-row>
        <table:table-row table:style-name="ro2">
          <table:table-cell table:formula="of:=[locale.A111]" office:value-type="string" office:string-value="page_channelconfig" calcext:value-type="string">
            <text:p>page_channelconfig</text:p>
          </table:table-cell>
          <table:table-cell table:formula="of:=[locale.B111]" office:value-type="string" office:string-value="Kanalkonfiguration" calcext:value-type="string">
            <text:p>Kanalkonfiguration</text:p>
          </table:table-cell>
          <table:table-cell table:number-columns-repeated="1022"/>
        </table:table-row>
        <table:table-row table:style-name="ro2">
          <table:table-cell table:formula="of:=[locale.A112]" office:value-type="string" office:string-value="channel_mapping" calcext:value-type="string">
            <text:p>channel_mapping</text:p>
          </table:table-cell>
          <table:table-cell table:formula="of:=[locale.B112]" office:value-type="string" office:string-value="Kanalmapping" calcext:value-type="string">
            <text:p>Kanalmapping</text:p>
          </table:table-cell>
          <table:table-cell table:number-columns-repeated="1022"/>
        </table:table-row>
        <table:table-row table:style-name="ro2">
          <table:table-cell table:formula="of:=[locale.A113]" office:value-type="string" office:string-value="category" calcext:value-type="string">
            <text:p>category</text:p>
          </table:table-cell>
          <table:table-cell table:formula="of:=[locale.B113]" office:value-type="string" office:string-value="Kategorie" calcext:value-type="string">
            <text:p>Kategorie</text:p>
          </table:table-cell>
          <table:table-cell table:number-columns-repeated="1022"/>
        </table:table-row>
        <table:table-row table:style-name="ro2">
          <table:table-cell table:formula="of:=[locale.A114]" office:value-type="string" office:string-value="category-label" calcext:value-type="string">
            <text:p>category-label</text:p>
          </table:table-cell>
          <table:table-cell table:formula="of:=[locale.B114]" office:value-type="string" office:string-value="Kategorie" calcext:value-type="string">
            <text:p>Kategorie</text:p>
          </table:table-cell>
          <table:table-cell table:number-columns-repeated="1022"/>
        </table:table-row>
        <table:table-row table:style-name="ro2">
          <table:table-cell table:formula="of:=[locale.A115]" office:value-type="string" office:string-value="timer_category" calcext:value-type="string">
            <text:p>timer_category</text:p>
          </table:table-cell>
          <table:table-cell table:formula="of:=[locale.B115]" office:value-type="string" office:string-value="Kategorie" calcext:value-type="string">
            <text:p>Kategorie</text:p>
          </table:table-cell>
          <table:table-cell table:number-columns-repeated="1022"/>
        </table:table-row>
        <table:table-row table:style-name="ro2">
          <table:table-cell table:formula="of:=[locale.A116]" office:value-type="string" office:string-value="provider_config" calcext:value-type="string">
            <text:p>provider_config</text:p>
          </table:table-cell>
          <table:table-cell table:formula="of:=[locale.B116]" office:value-type="string" office:string-value="Konfiguration der EPG Provider" calcext:value-type="string">
            <text:p>Konfiguration der EPG Provider</text:p>
          </table:table-cell>
          <table:table-cell table:number-columns-repeated="1022"/>
        </table:table-row>
        <table:table-row table:style-name="ro2">
          <table:table-cell table:formula="of:=[locale.A117]" office:value-type="string" office:string-value="save_provider_config" calcext:value-type="string">
            <text:p>save_provider_config</text:p>
          </table:table-cell>
          <table:table-cell table:formula="of:=[locale.B117]" office:value-type="string" office:string-value="Konfiguration speichern" calcext:value-type="string">
            <text:p>Konfiguration speichern</text:p>
          </table:table-cell>
          <table:table-cell table:number-columns-repeated="1022"/>
        </table:table-row>
        <table:table-row table:style-name="ro2">
          <table:table-cell table:formula="of:=[locale.A118]" office:value-type="string" office:string-value="configured_views" calcext:value-type="string">
            <text:p>configured_views</text:p>
          </table:table-cell>
          <table:table-cell table:formula="of:=[locale.B118]" office:value-type="string" office:string-value="Konfigurierte Sichten" calcext:value-type="string">
            <text:p>Konfigurierte Sichten</text:p>
          </table:table-cell>
          <table:table-cell table:number-columns-repeated="1022"/>
        </table:table-row>
        <table:table-row table:style-name="ro2">
          <table:table-cell table:formula="of:=[locale.A119]" office:value-type="string" office:string-value="configured_vdr" calcext:value-type="string">
            <text:p>configured_vdr</text:p>
          </table:table-cell>
          <table:table-cell table:formula="of:=[locale.B119]" office:value-type="string" office:string-value="Konfigurierte VDR" calcext:value-type="string">
            <text:p>Konfigurierte VDR</text:p>
          </table:table-cell>
          <table:table-cell table:number-columns-repeated="1022"/>
        </table:table-row>
        <table:table-row table:style-name="ro2">
          <table:table-cell table:formula="of:=[locale.A120]" office:value-type="string" office:string-value="shortreview" calcext:value-type="string">
            <text:p>shortreview</text:p>
          </table:table-cell>
          <table:table-cell table:formula="of:=[locale.B120]" office:value-type="string" office:string-value="Kurzreview" calcext:value-type="string">
            <text:p>Kurzreview</text:p>
          </table:table-cell>
          <table:table-cell table:number-columns-repeated="1022"/>
        </table:table-row>
        <table:table-row table:style-name="ro2">
          <table:table-cell table:formula="of:=[locale.A121]" office:value-type="string" office:string-value="timer_repeat_shorttext" calcext:value-type="string">
            <text:p>timer_repeat_shorttext</text:p>
          </table:table-cell>
          <table:table-cell table:formula="of:=[locale.B121]" office:value-type="string" office:string-value="Kurztext" calcext:value-type="string">
            <text:p>Kurztext</text:p>
          </table:table-cell>
          <table:table-cell table:number-columns-repeated="1022"/>
        </table:table-row>
        <table:table-row table:style-name="ro2">
          <table:table-cell table:formula="of:=[locale.A122]" office:value-type="string" office:string-value="timer_search_shorttext" calcext:value-type="string">
            <text:p>timer_search_shorttext</text:p>
          </table:table-cell>
          <table:table-cell table:formula="of:=[locale.B122]" office:value-type="string" office:string-value="Kurztext" calcext:value-type="string">
            <text:p>Kurztext</text:p>
          </table:table-cell>
          <table:table-cell table:number-columns-repeated="1022"/>
        </table:table-row>
        <table:table-row table:style-name="ro2">
          <table:table-cell table:formula="of:=[locale.A123]" office:value-type="string" office:string-value="timer_search_shorttext2" calcext:value-type="string">
            <text:p>timer_search_shorttext2</text:p>
          </table:table-cell>
          <table:table-cell table:formula="of:=[locale.B123]" office:value-type="string" office:string-value="Kurztext" calcext:value-type="string">
            <text:p>Kurztext</text:p>
          </table:table-cell>
          <table:table-cell table:number-columns-repeated="1022"/>
        </table:table-row>
        <table:table-row table:style-name="ro2">
          <table:table-cell table:formula="of:=[locale.A124]" office:value-type="string" office:string-value="timer_lifetime" calcext:value-type="string">
            <text:p>timer_lifetime</text:p>
          </table:table-cell>
          <table:table-cell table:formula="of:=[locale.B124]" office:value-type="string" office:string-value="Lebenszeit" calcext:value-type="string">
            <text:p>Lebenszeit</text:p>
          </table:table-cell>
          <table:table-cell table:number-columns-repeated="1022"/>
        </table:table-row>
        <table:table-row table:style-name="ro2">
          <table:table-cell table:formula="of:=[locale.A125]" office:value-type="string" office:string-value="logout" calcext:value-type="string">
            <text:p>logout</text:p>
          </table:table-cell>
          <table:table-cell table:formula="of:=[locale.B125]" office:value-type="string" office:string-value="Logout" calcext:value-type="string">
            <text:p>Logout</text:p>
          </table:table-cell>
          <table:table-cell table:number-columns-repeated="1022"/>
        </table:table-row>
        <table:table-row table:style-name="ro2">
          <table:table-cell table:formula="of:=[locale.A126]" office:value-type="string" office:string-value="delete_name_mapping" calcext:value-type="string">
            <text:p>delete_name_mapping</text:p>
          </table:table-cell>
          <table:table-cell table:formula="of:=[locale.B126]" office:value-type="string" office:string-value="Lösche Name Mapping" calcext:value-type="string">
            <text:p>Lösche Name Mapping</text:p>
          </table:table-cell>
          <table:table-cell table:number-columns-repeated="1022"/>
        </table:table-row>
        <table:table-row table:style-name="ro2">
          <table:table-cell table:formula="of:=[locale.A127]" office:value-type="string" office:string-value="delete" calcext:value-type="string">
            <text:p>delete</text:p>
          </table:table-cell>
          <table:table-cell table:formula="of:=[locale.B127]" office:value-type="string" office:string-value="löschen" calcext:value-type="string">
            <text:p>löschen</text:p>
          </table:table-cell>
          <table:table-cell table:number-columns-repeated="1022"/>
        </table:table-row>
        <table:table-row table:style-name="ro2">
          <table:table-cell table:formula="of:=[locale.A128]" office:value-type="string" office:string-value="save_mapping" calcext:value-type="string">
            <text:p>save_mapping</text:p>
          </table:table-cell>
          <table:table-cell table:formula="of:=[locale.B128]" office:value-type="string" office:string-value="Mapping speichern" calcext:value-type="string">
            <text:p>Mapping speichern</text:p>
          </table:table-cell>
          <table:table-cell table:number-columns-repeated="1022"/>
        </table:table-row>
        <table:table-row table:style-name="ro2">
          <table:table-cell table:formula="of:=[locale.A129]" office:value-type="string" office:string-value="reset_mapping" calcext:value-type="string">
            <text:p>reset_mapping</text:p>
          </table:table-cell>
          <table:table-cell table:formula="of:=[locale.B129]" office:value-type="string" office:string-value="Mapping wiederherstellen" calcext:value-type="string">
            <text:p>Mapping wiederherstellen</text:p>
          </table:table-cell>
          <table:table-cell table:number-columns-repeated="1022"/>
        </table:table-row>
        <table:table-row table:style-name="ro2">
          <table:table-cell table:formula="of:=[locale.A130]" office:value-type="string" office:string-value="timer_wednesday" calcext:value-type="string">
            <text:p>timer_wednesday</text:p>
          </table:table-cell>
          <table:table-cell table:formula="of:=[locale.B130]" office:value-type="string" office:string-value="Mi" calcext:value-type="string">
            <text:p>Mi</text:p>
          </table:table-cell>
          <table:table-cell table:number-columns-repeated="1022"/>
        </table:table-row>
        <table:table-row table:style-name="ro2">
          <table:table-cell table:formula="of:=[locale.A131]" office:value-type="string" office:string-value="timer_date_mi" calcext:value-type="string">
            <text:p>timer_date_mi</text:p>
          </table:table-cell>
          <table:table-cell table:formula="of:=[locale.B131]" office:value-type="string" office:string-value="Mi." calcext:value-type="string">
            <text:p>Mi.</text:p>
          </table:table-cell>
          <table:table-cell table:number-columns-repeated="1022"/>
        </table:table-row>
        <table:table-row table:style-name="ro2">
          <table:table-cell table:formula="of:=[locale.A132]" office:value-type="string" office:string-value="timer_monday" calcext:value-type="string">
            <text:p>timer_monday</text:p>
          </table:table-cell>
          <table:table-cell table:formula="of:=[locale.B132]" office:value-type="string" office:string-value="Mo" calcext:value-type="string">
            <text:p>Mo</text:p>
          </table:table-cell>
          <table:table-cell table:number-columns-repeated="1022"/>
        </table:table-row>
        <table:table-row table:style-name="ro2">
          <table:table-cell table:formula="of:=[locale.A133]" office:value-type="string" office:string-value="timer_date_mo" calcext:value-type="string">
            <text:p>timer_date_mo</text:p>
          </table:table-cell>
          <table:table-cell table:formula="of:=[locale.B133]" office:value-type="string" office:string-value="Mo." calcext:value-type="string">
            <text:p>Mo.</text:p>
          </table:table-cell>
          <table:table-cell table:number-columns-repeated="1022"/>
        </table:table-row>
        <table:table-row table:style-name="ro2">
          <table:table-cell table:formula="of:=[locale.A134]" office:value-type="string" office:string-value="moderator" calcext:value-type="string">
            <text:p>moderator</text:p>
          </table:table-cell>
          <table:table-cell table:formula="of:=[locale.B134]" office:value-type="string" office:string-value="Moderator" calcext:value-type="string">
            <text:p>Moderator</text:p>
          </table:table-cell>
          <table:table-cell table:number-columns-repeated="1022"/>
        </table:table-row>
        <table:table-row table:style-name="ro2">
          <table:table-cell table:formula="of:=[locale.A135]" office:value-type="string" office:string-value="name-label" calcext:value-type="string">
            <text:p>name-label</text:p>
          </table:table-cell>
          <table:table-cell table:formula="of:=[locale.B135]" office:value-type="string" office:string-value="Name" calcext:value-type="string">
            <text:p>Name</text:p>
          </table:table-cell>
          <table:table-cell table:number-columns-repeated="1022"/>
        </table:table-row>
        <table:table-row table:style-name="ro2">
          <table:table-cell table:formula="of:=[locale.A136]" office:value-type="string" office:string-value="timer_name" calcext:value-type="string">
            <text:p>timer_name</text:p>
          </table:table-cell>
          <table:table-cell table:formula="of:=[locale.B136]" office:value-type="string" office:string-value="Name" calcext:value-type="string">
            <text:p>Name</text:p>
          </table:table-cell>
          <table:table-cell table:number-columns-repeated="1022"/>
        </table:table-row>
        <table:table-row table:style-name="ro2">
          <table:table-cell table:formula="of:=[locale.A137]" office:value-type="string" office:string-value="new_group_name" calcext:value-type="string">
            <text:p>new_group_name</text:p>
          </table:table-cell>
          <table:table-cell table:formula="of:=[locale.B137]" office:value-type="string" office:string-value="Name der neuen Kanalgruppe" calcext:value-type="string">
            <text:p>Name der neuen Kanalgruppe</text:p>
          </table:table-cell>
          <table:table-cell table:number-columns-repeated="1022"/>
        </table:table-row>
        <table:table-row table:style-name="ro2">
          <table:table-cell table:formula="of:=[locale.A138]" office:value-type="string" office:string-value="no" calcext:value-type="string">
            <text:p>no</text:p>
          </table:table-cell>
          <table:table-cell table:formula="of:=[locale.B138]" office:value-type="string" office:string-value="nein" calcext:value-type="string">
            <text:p>nein</text:p>
          </table:table-cell>
          <table:table-cell table:number-columns-repeated="1022"/>
        </table:table-row>
        <table:table-row table:style-name="ro2">
          <table:table-cell table:formula="of:=[locale.A139]" office:value-type="string" office:string-value="network" calcext:value-type="string">
            <text:p>network</text:p>
          </table:table-cell>
          <table:table-cell table:formula="of:=[locale.B139]" office:value-type="string" office:string-value="Network" calcext:value-type="string">
            <text:p>Network</text:p>
          </table:table-cell>
          <table:table-cell table:number-columns-repeated="1022"/>
        </table:table-row>
        <table:table-row table:style-name="ro2">
          <table:table-cell table:formula="of:=[locale.A140]" office:value-type="string" office:string-value="create_channel_group" calcext:value-type="string">
            <text:p>create_channel_group</text:p>
          </table:table-cell>
          <table:table-cell table:formula="of:=[locale.B140]" office:value-type="string" office:string-value="Neue Kanalgruppe" calcext:value-type="string">
            <text:p>Neue Kanalgruppe</text:p>
          </table:table-cell>
          <table:table-cell table:number-columns-repeated="1022"/>
        </table:table-row>
        <table:table-row table:style-name="ro2">
          <table:table-cell table:formula="of:=[locale.A141]" office:value-type="string" office:string-value="create_searchtimer" calcext:value-type="string">
            <text:p>create_searchtimer</text:p>
          </table:table-cell>
          <table:table-cell table:formula="of:=[locale.B141]" office:value-type="string" office:string-value="Neuen Suchtimer erstellen" calcext:value-type="string">
            <text:p>Neuen Suchtimer erstellen</text:p>
          </table:table-cell>
          <table:table-cell table:number-columns-repeated="1022"/>
        </table:table-row>
        <table:table-row table:style-name="ro2">
          <table:table-cell table:formula="of:=[locale.A142]" office:value-type="string" office:string-value="FREE" calcext:value-type="string">
            <text:p>FREE</text:p>
          </table:table-cell>
          <table:table-cell table:formula="of:=[locale.B142]" office:value-type="string" office:string-value="Nur freie Sender" calcext:value-type="string">
            <text:p>Nur freie Sender</text:p>
          </table:table-cell>
          <table:table-cell table:number-columns-repeated="1022"/>
        </table:table-row>
        <table:table-row table:style-name="ro2">
          <table:table-cell table:formula="of:=[locale.A143]" office:value-type="string" office:string-value="RADIO" calcext:value-type="string">
            <text:p>RADIO</text:p>
          </table:table-cell>
          <table:table-cell table:formula="of:=[locale.B143]" office:value-type="string" office:string-value="Nur Radio" calcext:value-type="string">
            <text:p>Nur Radio</text:p>
          </table:table-cell>
          <table:table-cell table:number-columns-repeated="1022"/>
        </table:table-row>
        <table:table-row table:style-name="ro2">
          <table:table-cell table:formula="of:=[locale.A144]" office:value-type="string" office:string-value="TV" calcext:value-type="string">
            <text:p>TV</text:p>
          </table:table-cell>
          <table:table-cell table:formula="of:=[locale.B144]" office:value-type="string" office:string-value="Nur TV" calcext:value-type="string">
            <text:p>Nur TV</text:p>
          </table:table-cell>
          <table:table-cell table:number-columns-repeated="1022"/>
        </table:table-row>
        <table:table-row table:style-name="ro2">
          <table:table-cell table:formula="of:=[locale.A145]" office:value-type="string" office:string-value="ENCRYPTED" calcext:value-type="string">
            <text:p>ENCRYPTED</text:p>
          </table:table-cell>
          <table:table-cell table:formula="of:=[locale.B145]" office:value-type="string" office:string-value="Nur verschlüsselte Sender" calcext:value-type="string">
            <text:p>Nur verschlüsselte Sender</text:p>
          </table:table-cell>
          <table:table-cell table:number-columns-repeated="1022"/>
        </table:table-row>
        <table:table-row table:style-name="ro2">
          <table:table-cell table:formula="of:=[locale.A146]" office:value-type="string" office:string-value="parking_group" calcext:value-type="string">
            <text:p>parking_group</text:p>
          </table:table-cell>
          <table:table-cell table:formula="of:=[locale.B146]" office:value-type="string" office:string-value="Parkplatz/Mülleimer" calcext:value-type="string">
            <text:p>Parkplatz/Mülleimer</text:p>
          </table:table-cell>
          <table:table-cell table:number-columns-repeated="1022"/>
        </table:table-row>
        <table:table-row table:style-name="ro2">
          <table:table-cell table:formula="of:=[locale.A147]" office:value-type="string" office:string-value="poster" calcext:value-type="string">
            <text:p>poster</text:p>
          </table:table-cell>
          <table:table-cell table:formula="of:=[locale.B147]" office:value-type="string" office:string-value="Poster" calcext:value-type="string">
            <text:p>Poster</text:p>
          </table:table-cell>
          <table:table-cell table:number-columns-repeated="1022"/>
        </table:table-row>
        <table:table-row table:style-name="ro2">
          <table:table-cell table:formula="of:=[locale.A148]" office:value-type="string" office:string-value="timer_priority" calcext:value-type="string">
            <text:p>timer_priority</text:p>
          </table:table-cell>
          <table:table-cell table:formula="of:=[locale.B148]" office:value-type="string" office:string-value="Priorität" calcext:value-type="string">
            <text:p>Priorität</text:p>
          </table:table-cell>
          <table:table-cell table:number-columns-repeated="1022"/>
        </table:table-row>
        <table:table-row table:style-name="ro2">
          <table:table-cell table:formula="of:=[locale.A149]" office:value-type="string" office:string-value="page_program_now" calcext:value-type="string">
            <text:p>page_program_now</text:p>
          </table:table-cell>
          <table:table-cell table:formula="of:=[locale.B149]" office:value-type="string" office:string-value="Programm (jetzt)" calcext:value-type="string">
            <text:p>Programm (jetzt)</text:p>
          </table:table-cell>
          <table:table-cell table:number-columns-repeated="1022"/>
        </table:table-row>
        <table:table-row table:style-name="ro2">
          <table:table-cell table:formula="of:=[locale.A150]" office:value-type="string" office:string-value="page_program_channel" calcext:value-type="string">
            <text:p>page_program_channel</text:p>
          </table:table-cell>
          <table:table-cell table:formula="of:=[locale.B150]" office:value-type="string" office:string-value="Programm (Kanal)" calcext:value-type="string">
            <text:p>Programm (Kanal)</text:p>
          </table:table-cell>
          <table:table-cell table:number-columns-repeated="1022"/>
        </table:table-row>
        <table:table-row table:style-name="ro2">
          <table:table-cell table:formula="of:=[locale.A151]" office:value-type="string" office:string-value="page_program_day" calcext:value-type="string">
            <text:p>page_program_day</text:p>
          </table:table-cell>
          <table:table-cell table:formula="of:=[locale.B151]" office:value-type="string" office:string-value="Programm (Tag)" calcext:value-type="string">
            <text:p>Programm (Tag)</text:p>
          </table:table-cell>
          <table:table-cell table:number-columns-repeated="1022"/>
        </table:table-row>
        <table:table-row table:style-name="ro2">
          <table:table-cell table:formula="of:=[locale.A152]" office:value-type="string" office:string-value="read_provider_ids" calcext:value-type="string">
            <text:p>read_provider_ids</text:p>
          </table:table-cell>
          <table:table-cell table:formula="of:=[locale.B152]" office:value-type="string" office:string-value="Provider Ids neu einlesen" calcext:value-type="string">
            <text:p>Provider Ids neu einlesen</text:p>
          </table:table-cell>
          <table:table-cell table:number-columns-repeated="1022"/>
        </table:table-row>
        <table:table-row table:style-name="ro2">
          <table:table-cell table:formula="of:=[locale.A153]" office:value-type="string" office:string-value="source" calcext:value-type="string">
            <text:p>source</text:p>
          </table:table-cell>
          <table:table-cell table:formula="of:=[locale.B153]" office:value-type="string" office:string-value="Quelle" calcext:value-type="string">
            <text:p>Quelle</text:p>
          </table:table-cell>
          <table:table-cell table:number-columns-repeated="1022"/>
        </table:table-row>
        <table:table-row table:style-name="ro2">
          <table:table-cell table:formula="of:=[locale.A154]" office:value-type="string" office:string-value="timer_type_select" calcext:value-type="string">
            <text:p>timer_type_select</text:p>
          </table:table-cell>
          <table:table-cell table:formula="of:=[locale.B154]" office:value-type="string" office:string-value="R=aufnehmen,V=umschalten,S=suchen" calcext:value-type="string">
            <text:p>R=aufnehmen,V=umschalten,S=suchen</text:p>
          </table:table-cell>
          <table:table-cell table:number-columns-repeated="1022"/>
        </table:table-row>
        <table:table-row table:style-name="ro2">
          <table:table-cell table:formula="of:=[locale.A155]" office:value-type="string" office:string-value="RADIOTV" calcext:value-type="string">
            <text:p>RADIOTV</text:p>
          </table:table-cell>
          <table:table-cell table:formula="of:=[locale.B155]" office:value-type="string" office:string-value="Radio und TV" calcext:value-type="string">
            <text:p>Radio und TV</text:p>
          </table:table-cell>
          <table:table-cell table:number-columns-repeated="1022"/>
        </table:table-row>
        <table:table-row table:style-name="ro2">
          <table:table-cell table:formula="of:=[locale.A156]" office:value-type="string" office:string-value="rating" calcext:value-type="string">
            <text:p>rating</text:p>
          </table:table-cell>
          <table:table-cell table:formula="of:=[locale.B156]" office:value-type="string" office:string-value="Rating" calcext:value-type="string">
            <text:p>Rating</text:p>
          </table:table-cell>
          <table:table-cell table:number-columns-repeated="1022"/>
        </table:table-row>
        <table:table-row table:style-name="ro2">
          <table:table-cell table:formula="of:=[locale.A157]" office:value-type="string" office:string-value="director" calcext:value-type="string">
            <text:p>director</text:p>
          </table:table-cell>
          <table:table-cell table:formula="of:=[locale.B157]" office:value-type="string" office:string-value="Regie" calcext:value-type="string">
            <text:p>Regie</text:p>
          </table:table-cell>
          <table:table-cell table:number-columns-repeated="1022"/>
        </table:table-row>
        <table:table-row table:style-name="ro2">
          <table:table-cell table:formula="of:=[locale.A158]" office:value-type="string" office:string-value="timer_saturday" calcext:value-type="string">
            <text:p>timer_saturday</text:p>
          </table:table-cell>
          <table:table-cell table:formula="of:=[locale.B158]" office:value-type="string" office:string-value="Sa" calcext:value-type="string">
            <text:p>Sa</text:p>
          </table:table-cell>
          <table:table-cell table:number-columns-repeated="1022"/>
        </table:table-row>
        <table:table-row table:style-name="ro2">
          <table:table-cell table:formula="of:=[locale.A159]" office:value-type="string" office:string-value="timer_date_sa" calcext:value-type="string">
            <text:p>timer_date_sa</text:p>
          </table:table-cell>
          <table:table-cell table:formula="of:=[locale.B159]" office:value-type="string" office:string-value="Sa." calcext:value-type="string">
            <text:p>Sa.</text:p>
          </table:table-cell>
          <table:table-cell table:number-columns-repeated="1022"/>
        </table:table-row>
        <table:table-row table:style-name="ro2">
          <table:table-cell table:formula="of:=[locale.A160]" office:value-type="string" office:string-value="secprov" calcext:value-type="string">
            <text:p>secprov</text:p>
          </table:table-cell>
          <table:table-cell table:formula="of:=[locale.B160]" office:value-type="string" office:string-value="Sekundärer Provider" calcext:value-type="string">
            <text:p>Sekundärer Provider</text:p>
          </table:table-cell>
          <table:table-cell table:number-columns-repeated="1022"/>
        </table:table-row>
        <table:table-row table:style-name="ro2">
          <table:table-cell table:formula="of:=[locale.A161]" office:value-type="string" office:string-value="timer_starttime" calcext:value-type="string">
            <text:p>timer_starttime</text:p>
          </table:table-cell>
          <table:table-cell table:formula="of:=[locale.B161]" office:value-type="string" office:string-value="Sendungsbeginn zwischen" calcext:value-type="string">
            <text:p>Sendungsbeginn zwischen</text:p>
          </table:table-cell>
          <table:table-cell table:number-columns-repeated="1022"/>
        </table:table-row>
        <table:table-row table:style-name="ro2">
          <table:table-cell table:formula="of:=[locale.A162]" office:value-type="string" office:string-value="series_poster" calcext:value-type="string">
            <text:p>series_poster</text:p>
          </table:table-cell>
          <table:table-cell table:formula="of:=[locale.B162]" office:value-type="string" office:string-value="Serien Poster" calcext:value-type="string">
            <text:p>Serien Poster</text:p>
          </table:table-cell>
          <table:table-cell table:number-columns-repeated="1022"/>
        </table:table-row>
        <table:table-row table:style-name="ro2">
          <table:table-cell table:formula="of:=[locale.A163]" office:value-type="string" office:string-value="series_overview" calcext:value-type="string">
            <text:p>series_overview</text:p>
          </table:table-cell>
          <table:table-cell table:formula="of:=[locale.B163]" office:value-type="string" office:string-value="Serienübersicht" calcext:value-type="string">
            <text:p>Serienübersicht</text:p>
          </table:table-cell>
          <table:table-cell table:number-columns-repeated="1022"/>
        </table:table-row>
        <table:table-row table:style-name="ro2">
          <table:table-cell table:formula="of:=[locale.A164]" office:value-type="string" office:string-value="timer_sunday" calcext:value-type="string">
            <text:p>timer_sunday</text:p>
          </table:table-cell>
          <table:table-cell table:formula="of:=[locale.B164]" office:value-type="string" office:string-value="So" calcext:value-type="string">
            <text:p>So</text:p>
          </table:table-cell>
          <table:table-cell table:number-columns-repeated="1022"/>
        </table:table-row>
        <table:table-row table:style-name="ro2">
          <table:table-cell table:formula="of:=[locale.A165]" office:value-type="string" office:string-value="timer_date_so" calcext:value-type="string">
            <text:p>timer_date_so</text:p>
          </table:table-cell>
          <table:table-cell table:formula="of:=[locale.B165]" office:value-type="string" office:string-value="So." calcext:value-type="string">
            <text:p>So.</text:p>
          </table:table-cell>
          <table:table-cell table:number-columns-repeated="1022"/>
        </table:table-row>
        <table:table-row table:style-name="ro2">
          <table:table-cell table:formula="of:=[locale.A166]" office:value-type="string" office:string-value="sort" calcext:value-type="string">
            <text:p>sort</text:p>
          </table:table-cell>
          <table:table-cell table:formula="of:=[locale.B166]" office:value-type="string" office:string-value="Sortieren" calcext:value-type="string">
            <text:p>Sortieren</text:p>
          </table:table-cell>
          <table:table-cell table:number-columns-repeated="1022"/>
        </table:table-row>
        <table:table-row table:style-name="ro2">
          <table:table-cell table:formula="of:=[locale.A167]" office:value-type="string" office:string-value="update_database" calcext:value-type="string">
            <text:p>update_database</text:p>
          </table:table-cell>
          <table:table-cell table:formula="of:=[locale.B167]" office:value-type="string" office:string-value="Sortierung in der Datenbank ändern" calcext:value-type="string">
            <text:p>Sortierung in der Datenbank ändern</text:p>
          </table:table-cell>
          <table:table-cell table:number-columns-repeated="1022"/>
        </table:table-row>
        <table:table-row table:style-name="ro2">
          <table:table-cell table:formula="of:=[locale.A168]" office:value-type="string" office:string-value="save" calcext:value-type="string">
            <text:p>save</text:p>
          </table:table-cell>
          <table:table-cell table:formula="of:=[locale.B168]" office:value-type="string" office:string-value="Speichern" calcext:value-type="string">
            <text:p>Speichern</text:p>
          </table:table-cell>
          <table:table-cell table:number-columns-repeated="1022"/>
        </table:table-row>
        <table:table-row table:style-name="ro2">
          <table:table-cell table:formula="of:=[locale.A169]" office:value-type="string" office:string-value="timer_save" calcext:value-type="string">
            <text:p>timer_save</text:p>
          </table:table-cell>
          <table:table-cell table:formula="of:=[locale.B169]" office:value-type="string" office:string-value="Speichern" calcext:value-type="string">
            <text:p>Speichern</text:p>
          </table:table-cell>
          <table:table-cell table:number-columns-repeated="1022"/>
        </table:table-row>
        <table:table-row table:style-name="ro2">
          <table:table-cell table:formula="of:=[locale.A170]" office:value-type="string" office:string-value="season" calcext:value-type="string">
            <text:p>season</text:p>
          </table:table-cell>
          <table:table-cell table:formula="of:=[locale.B170]" office:value-type="string" office:string-value="Staffel" calcext:value-type="string">
            <text:p>Staffel</text:p>
          </table:table-cell>
          <table:table-cell table:number-columns-repeated="1022"/>
        </table:table-row>
        <table:table-row table:style-name="ro2">
          <table:table-cell table:formula="of:=[locale.A171]" office:value-type="string" office:string-value="season-label" calcext:value-type="string">
            <text:p>season-label</text:p>
          </table:table-cell>
          <table:table-cell table:formula="of:=[locale.B171]" office:value-type="string" office:string-value="Staffel" calcext:value-type="string">
            <text:p>Staffel</text:p>
          </table:table-cell>
          <table:table-cell table:number-columns-repeated="1022"/>
        </table:table-row>
        <table:table-row table:style-name="ro2">
          <table:table-cell table:formula="of:=[locale.A172]" office:value-type="string" office:string-value="timer_season" calcext:value-type="string">
            <text:p>timer_season</text:p>
          </table:table-cell>
          <table:table-cell table:formula="of:=[locale.B172]" office:value-type="string" office:string-value="Staffel" calcext:value-type="string">
            <text:p>Staffel</text:p>
          </table:table-cell>
          <table:table-cell table:number-columns-repeated="1022"/>
        </table:table-row>
        <table:table-row table:style-name="ro2">
          <table:table-cell table:formula="of:=[locale.A173]" office:value-type="string" office:string-value="recStartTime-label" calcext:value-type="string">
            <text:p>recStartTime-label</text:p>
          </table:table-cell>
          <table:table-cell table:formula="of:=[locale.B173]" office:value-type="string" office:string-value="Start" calcext:value-type="string">
            <text:p>Start</text:p>
          </table:table-cell>
          <table:table-cell table:number-columns-repeated="1022"/>
        </table:table-row>
        <table:table-row table:style-name="ro2">
          <table:table-cell table:formula="of:=[locale.A174]" office:value-type="string" office:string-value="startTime-label" calcext:value-type="string">
            <text:p>startTime-label</text:p>
          </table:table-cell>
          <table:table-cell table:formula="of:=[locale.B174]" office:value-type="string" office:string-value="Start" calcext:value-type="string">
            <text:p>Start</text:p>
          </table:table-cell>
          <table:table-cell table:number-columns-repeated="1022"/>
        </table:table-row>
        <table:table-row table:style-name="ro2">
          <table:table-cell table:formula="of:=[locale.A175]" office:value-type="string" office:string-value="page_index" calcext:value-type="string">
            <text:p>page_index</text:p>
          </table:table-cell>
          <table:table-cell table:formula="of:=[locale.B175]" office:value-type="string" office:string-value="Startseite" calcext:value-type="string">
            <text:p>Startseite</text:p>
          </table:table-cell>
          <table:table-cell table:number-columns-repeated="1022"/>
        </table:table-row>
        <table:table-row table:style-name="ro2">
          <table:table-cell table:formula="of:=[locale.A176]" office:value-type="string" office:string-value="status" calcext:value-type="string">
            <text:p>status</text:p>
          </table:table-cell>
          <table:table-cell table:formula="of:=[locale.B176]" office:value-type="string" office:string-value="Status" calcext:value-type="string">
            <text:p>Status</text:p>
          </table:table-cell>
          <table:table-cell table:number-columns-repeated="1022"/>
        </table:table-row>
        <table:table-row table:style-name="ro2">
          <table:table-cell table:formula="of:=[locale.A177]" office:value-type="string" office:string-value="keyword" calcext:value-type="string">
            <text:p>keyword</text:p>
          </table:table-cell>
          <table:table-cell table:formula="of:=[locale.B177]" office:value-type="string" office:string-value="Stichwort" calcext:value-type="string">
            <text:p>Stichwort</text:p>
          </table:table-cell>
          <table:table-cell table:number-columns-repeated="1022"/>
        </table:table-row>
        <table:table-row table:style-name="ro2">
          <table:table-cell table:formula="of:=[locale.A178]" office:value-type="string" office:string-value="stopTime-label" calcext:value-type="string">
            <text:p>stopTime-label</text:p>
          </table:table-cell>
          <table:table-cell table:formula="of:=[locale.B178]" office:value-type="string" office:string-value="Stop" calcext:value-type="string">
            <text:p>Stop</text:p>
          </table:table-cell>
          <table:table-cell table:number-columns-repeated="1022"/>
        </table:table-row>
        <table:table-row table:style-name="ro2">
          <table:table-cell table:formula="of:=[locale.A179]" office:value-type="string" office:string-value="timer_searchitem" calcext:value-type="string">
            <text:p>timer_searchitem</text:p>
          </table:table-cell>
          <table:table-cell table:formula="of:=[locale.B179]" office:value-type="string" office:string-value="Suchausdruck" calcext:value-type="string">
            <text:p>Suchausdruck</text:p>
          </table:table-cell>
          <table:table-cell table:number-columns-repeated="1022"/>
        </table:table-row>
        <table:table-row table:style-name="ro2">
          <table:table-cell table:formula="of:=[locale.A180]" office:value-type="string" office:string-value="expression-label" calcext:value-type="string">
            <text:p>expression-label</text:p>
          </table:table-cell>
          <table:table-cell table:formula="of:=[locale.B180]" office:value-type="string" office:string-value="Suchausdruck 1" calcext:value-type="string">
            <text:p>Suchausdruck 1</text:p>
          </table:table-cell>
          <table:table-cell table:number-columns-repeated="1022"/>
        </table:table-row>
        <table:table-row table:style-name="ro2">
          <table:table-cell table:formula="of:=[locale.A181]" office:value-type="string" office:string-value="expression1-label" calcext:value-type="string">
            <text:p>expression1-label</text:p>
          </table:table-cell>
          <table:table-cell table:formula="of:=[locale.B181]" office:value-type="string" office:string-value="Suchausdruck 2" calcext:value-type="string">
            <text:p>Suchausdruck 2</text:p>
          </table:table-cell>
          <table:table-cell table:number-columns-repeated="1022"/>
        </table:table-row>
        <table:table-row table:style-name="ro2">
          <table:table-cell table:formula="of:=[locale.A182]" office:value-type="string" office:string-value="timer_searchitem2" calcext:value-type="string">
            <text:p>timer_searchitem2</text:p>
          </table:table-cell>
          <table:table-cell table:formula="of:=[locale.B182]" office:value-type="string" office:string-value="Suchausdruck 2" calcext:value-type="string">
            <text:p>Suchausdruck 2</text:p>
          </table:table-cell>
          <table:table-cell table:number-columns-repeated="1022"/>
        </table:table-row>
        <table:table-row table:style-name="ro2">
          <table:table-cell table:formula="of:=[locale.A183]" office:value-type="string" office:string-value="search" calcext:value-type="string">
            <text:p>search</text:p>
          </table:table-cell>
          <table:table-cell table:formula="of:=[locale.B183]" office:value-type="string" office:string-value="Suchen" calcext:value-type="string">
            <text:p>Suchen</text:p>
          </table:table-cell>
          <table:table-cell table:number-columns-repeated="1022"/>
        </table:table-row>
        <table:table-row table:style-name="ro2">
          <table:table-cell table:formula="of:=[locale.A184]" office:value-type="string" office:string-value="timer_type_search" calcext:value-type="string">
            <text:p>timer_type_search</text:p>
          </table:table-cell>
          <table:table-cell table:formula="of:=[locale.B184]" office:value-type="string" office:string-value="suchen" calcext:value-type="string">
            <text:p>suchen</text:p>
          </table:table-cell>
          <table:table-cell table:number-columns-repeated="1022"/>
        </table:table-row>
        <table:table-row table:style-name="ro2">
          <table:table-cell table:formula="of:=[locale.A185]" office:value-type="string" office:string-value="search_results" calcext:value-type="string">
            <text:p>search_results</text:p>
          </table:table-cell>
          <table:table-cell table:formula="of:=[locale.B185]" office:value-type="string" office:string-value="Suchergebnisse" calcext:value-type="string">
            <text:p>Suchergebnisse</text:p>
          </table:table-cell>
          <table:table-cell table:number-columns-repeated="1022"/>
        </table:table-row>
        <table:table-row table:style-name="ro2">
          <table:table-cell table:formula="of:=[locale.A186]" office:value-type="string" office:string-value="search_criteria" calcext:value-type="string">
            <text:p>search_criteria</text:p>
          </table:table-cell>
          <table:table-cell table:formula="of:=[locale.B186]" office:value-type="string" office:string-value="Suchkriterien" calcext:value-type="string">
            <text:p>Suchkriterien</text:p>
          </table:table-cell>
          <table:table-cell table:number-columns-repeated="1022"/>
        </table:table-row>
        <table:table-row table:style-name="ro2">
          <table:table-cell table:formula="of:=[locale.A187]" office:value-type="string" office:string-value="timer_searchmode" calcext:value-type="string">
            <text:p>timer_searchmode</text:p>
          </table:table-cell>
          <table:table-cell table:formula="of:=[locale.B187]" office:value-type="string" office:string-value="Suchmodus" calcext:value-type="string">
            <text:p>Suchmodus</text:p>
          </table:table-cell>
          <table:table-cell table:number-columns-repeated="1022"/>
        </table:table-row>
        <table:table-row table:style-name="ro2">
          <table:table-cell table:formula="of:=[locale.A188]" office:value-type="string" office:string-value="page_search_timer" calcext:value-type="string">
            <text:p>page_search_timer</text:p>
          </table:table-cell>
          <table:table-cell table:formula="of:=[locale.B188]" office:value-type="string" office:string-value="Suchtimer" calcext:value-type="string">
            <text:p>Suchtimer</text:p>
          </table:table-cell>
          <table:table-cell table:number-columns-repeated="1022"/>
        </table:table-row>
        <table:table-row table:style-name="ro2">
          <table:table-cell table:formula="of:=[locale.A189]" office:value-type="string" office:string-value="execute_searchtimer" calcext:value-type="string">
            <text:p>execute_searchtimer</text:p>
          </table:table-cell>
          <table:table-cell table:formula="of:=[locale.B189]" office:value-type="string" office:string-value="Suchtimer ausführen" calcext:value-type="string">
            <text:p>Suchtimer ausführen</text:p>
          </table:table-cell>
          <table:table-cell table:number-columns-repeated="1022"/>
        </table:table-row>
        <table:table-row table:style-name="ro2">
          <table:table-cell table:formula="of:=[locale.A190]" office:value-type="string" office:string-value="edit_searchtimer" calcext:value-type="string">
            <text:p>edit_searchtimer</text:p>
          </table:table-cell>
          <table:table-cell table:formula="of:=[locale.B190]" office:value-type="string" office:string-value="Suchtimer bearbeiten" calcext:value-type="string">
            <text:p>Suchtimer bearbeiten</text:p>
          </table:table-cell>
          <table:table-cell table:number-columns-repeated="1022"/>
        </table:table-row>
        <table:table-row table:style-name="ro2">
          <table:table-cell table:formula="of:=[locale.A191]" office:value-type="string" office:string-value="edit_timer" calcext:value-type="string">
            <text:p>edit_timer</text:p>
          </table:table-cell>
          <table:table-cell table:formula="of:=[locale.B191]" office:value-type="string" office:string-value="Suchtimer editieren" calcext:value-type="string">
            <text:p>Suchtimer editieren</text:p>
          </table:table-cell>
          <table:table-cell table:number-columns-repeated="1022"/>
        </table:table-row>
        <table:table-row table:style-name="ro2">
          <table:table-cell table:formula="of:=[locale.A192]" office:value-type="string" office:string-value="delete_searchtimer" calcext:value-type="string">
            <text:p>delete_searchtimer</text:p>
          </table:table-cell>
          <table:table-cell table:formula="of:=[locale.B192]" office:value-type="string" office:string-value="Suchtimer löschen" calcext:value-type="string">
            <text:p>Suchtimer löschen</text:p>
          </table:table-cell>
          <table:table-cell table:number-columns-repeated="1022"/>
        </table:table-row>
        <table:table-row table:style-name="ro2">
          <table:table-cell table:formula="of:=[locale.A193]" office:value-type="string" office:string-value="page_svdrp_console" calcext:value-type="string">
            <text:p>page_svdrp_console</text:p>
          </table:table-cell>
          <table:table-cell table:formula="of:=[locale.B193]" office:value-type="string" office:string-value="SVDRP Konsole" calcext:value-type="string">
            <text:p>SVDRP Konsole</text:p>
          </table:table-cell>
          <table:table-cell table:number-columns-repeated="1022"/>
        </table:table-row>
        <table:table-row table:style-name="ro2">
          <table:table-cell table:formula="of:=[locale.A194]" office:value-type="string" office:string-value="days" calcext:value-type="string">
            <text:p>days</text:p>
          </table:table-cell>
          <table:table-cell table:formula="of:=[locale.B194]" office:value-type="string" office:string-value="Tage" calcext:value-type="string">
            <text:p>Tage</text:p>
          </table:table-cell>
          <table:table-cell table:number-columns-repeated="1022"/>
        </table:table-row>
        <table:table-row table:style-name="ro2">
          <table:table-cell table:formula="of:=[locale.A195]" office:value-type="string" office:string-value="page_timer" calcext:value-type="string">
            <text:p>page_timer</text:p>
          </table:table-cell>
          <table:table-cell table:formula="of:=[locale.B195]" office:value-type="string" office:string-value="Timer" calcext:value-type="string">
            <text:p>Timer</text:p>
          </table:table-cell>
          <table:table-cell table:number-columns-repeated="1022"/>
        </table:table-row>
        <table:table-row table:style-name="ro2">
          <table:table-cell table:formula="of:=[locale.A196]" office:value-type="string" office:string-value="create_timer" calcext:value-type="string">
            <text:p>create_timer</text:p>
          </table:table-cell>
          <table:table-cell table:formula="of:=[locale.B196]" office:value-type="string" office:string-value="Timer anlegen" calcext:value-type="string">
            <text:p>Timer anlegen</text:p>
          </table:table-cell>
          <table:table-cell table:number-columns-repeated="1022"/>
        </table:table-row>
        <table:table-row table:style-name="ro2">
          <table:table-cell table:formula="of:=[locale.A197]" office:value-type="string" office:string-value="edit_timer" calcext:value-type="string">
            <text:p>edit_timer</text:p>
          </table:table-cell>
          <table:table-cell table:formula="of:=[locale.B197]" office:value-type="string" office:string-value="Timer bearbeiten" calcext:value-type="string">
            <text:p>Timer bearbeiten</text:p>
          </table:table-cell>
          <table:table-cell table:number-columns-repeated="1022"/>
        </table:table-row>
        <table:table-row table:style-name="ro2">
          <table:table-cell table:formula="of:=[locale.A198]" office:value-type="string" office:string-value="delete_timer" calcext:value-type="string">
            <text:p>delete_timer</text:p>
          </table:table-cell>
          <table:table-cell table:formula="of:=[locale.B198]" office:value-type="string" office:string-value="Timer löschen" calcext:value-type="string">
            <text:p>Timer löschen</text:p>
          </table:table-cell>
          <table:table-cell table:number-columns-repeated="1022"/>
        </table:table-row>
        <table:table-row table:style-name="ro2">
          <table:table-cell table:formula="of:=[locale.A199]" office:value-type="string" office:string-value="timer_repeat_title" calcext:value-type="string">
            <text:p>timer_repeat_title</text:p>
          </table:table-cell>
          <table:table-cell table:formula="of:=[locale.B199]" office:value-type="string" office:string-value="Titel" calcext:value-type="string">
            <text:p>Titel</text:p>
          </table:table-cell>
          <table:table-cell table:number-columns-repeated="1022"/>
        </table:table-row>
        <table:table-row table:style-name="ro2">
          <table:table-cell table:formula="of:=[locale.A200]" office:value-type="string" office:string-value="timer_search_title" calcext:value-type="string">
            <text:p>timer_search_title</text:p>
          </table:table-cell>
          <table:table-cell table:formula="of:=[locale.B200]" office:value-type="string" office:string-value="Titel" calcext:value-type="string">
            <text:p>Titel</text:p>
          </table:table-cell>
          <table:table-cell table:number-columns-repeated="1022"/>
        </table:table-row>
        <table:table-row table:style-name="ro2">
          <table:table-cell table:formula="of:=[locale.A201]" office:value-type="string" office:string-value="timer_search_title2" calcext:value-type="string">
            <text:p>timer_search_title2</text:p>
          </table:table-cell>
          <table:table-cell table:formula="of:=[locale.B201]" office:value-type="string" office:string-value="Titel" calcext:value-type="string">
            <text:p>Titel</text:p>
          </table:table-cell>
          <table:table-cell table:number-columns-repeated="1022"/>
        </table:table-row>
        <table:table-row table:style-name="ro2">
          <table:table-cell table:formula="of:=[locale.A202]" office:value-type="string" office:string-value="title" calcext:value-type="string">
            <text:p>title</text:p>
          </table:table-cell>
          <table:table-cell table:formula="of:=[locale.B202]" office:value-type="string" office:string-value="Titel" calcext:value-type="string">
            <text:p>Titel</text:p>
          </table:table-cell>
          <table:table-cell table:number-columns-repeated="1022"/>
        </table:table-row>
        <table:table-row table:style-name="ro2">
          <table:table-cell table:formula="of:=[locale.A203]" office:value-type="string" office:string-value="title-label" calcext:value-type="string">
            <text:p>title-label</text:p>
          </table:table-cell>
          <table:table-cell table:formula="of:=[locale.B203]" office:value-type="string" office:string-value="Titel" calcext:value-type="string">
            <text:p>Titel</text:p>
          </table:table-cell>
          <table:table-cell table:number-columns-repeated="1022"/>
        </table:table-row>
        <table:table-row table:style-name="ro2">
          <table:table-cell table:formula="of:=[locale.A204]" office:value-type="string" office:string-value="hits-label" calcext:value-type="string">
            <text:p>hits-label</text:p>
          </table:table-cell>
          <table:table-cell table:formula="of:=[locale.B204]" office:value-type="string" office:string-value="Treffer" calcext:value-type="string">
            <text:p>Treffer</text:p>
          </table:table-cell>
          <table:table-cell table:number-columns-repeated="1022"/>
        </table:table-row>
        <table:table-row table:style-name="ro2">
          <table:table-cell table:formula="of:=[locale.A205]" office:value-type="string" office:string-value="switch_channel" calcext:value-type="string">
            <text:p>switch_channel</text:p>
          </table:table-cell>
          <table:table-cell table:formula="of:=[locale.B205]" office:value-type="string" office:string-value="TV umschalten" calcext:value-type="string">
            <text:p>TV umschalten</text:p>
          </table:table-cell>
          <table:table-cell table:number-columns-repeated="1022"/>
        </table:table-row>
        <table:table-row table:style-name="ro2">
          <table:table-cell table:formula="of:=[locale.A206]" office:value-type="string" office:string-value="filterradio" calcext:value-type="string">
            <text:p>filterradio</text:p>
          </table:table-cell>
          <table:table-cell table:formula="of:=[locale.B206]" office:value-type="string" office:string-value="TV und/oder Radio" calcext:value-type="string">
            <text:p>TV und/oder Radio</text:p>
          </table:table-cell>
          <table:table-cell table:number-columns-repeated="1022"/>
        </table:table-row>
        <table:table-row table:style-name="ro2">
          <table:table-cell table:formula="of:=[locale.A207]" office:value-type="string" office:string-value="show_tvmids" calcext:value-type="string">
            <text:p>show_tvmids</text:p>
          </table:table-cell>
          <table:table-cell table:formula="of:=[locale.B207]" office:value-type="string" office:string-value="TVM Ids einblenden" calcext:value-type="string">
            <text:p>TVM Ids einblenden</text:p>
          </table:table-cell>
          <table:table-cell table:number-columns-repeated="1022"/>
        </table:table-row>
        <table:table-row table:style-name="ro2">
          <table:table-cell table:formula="of:=[locale.A208]" office:value-type="string" office:string-value="hide_tvmids" calcext:value-type="string">
            <text:p>hide_tvmids</text:p>
          </table:table-cell>
          <table:table-cell table:formula="of:=[locale.B208]" office:value-type="string" office:string-value="TVM Ids verstecken" calcext:value-type="string">
            <text:p>TVM Ids verstecken</text:p>
          </table:table-cell>
          <table:table-cell table:number-columns-repeated="1022"/>
        </table:table-row>
        <table:table-row table:style-name="ro2">
          <table:table-cell table:formula="of:=[locale.A209]" office:value-type="string" office:string-value="show_tvspids" calcext:value-type="string">
            <text:p>show_tvspids</text:p>
          </table:table-cell>
          <table:table-cell table:formula="of:=[locale.B209]" office:value-type="string" office:string-value="TVSP Ids einblenden" calcext:value-type="string">
            <text:p>TVSP Ids einblenden</text:p>
          </table:table-cell>
          <table:table-cell table:number-columns-repeated="1022"/>
        </table:table-row>
        <table:table-row table:style-name="ro2">
          <table:table-cell table:formula="of:=[locale.A210]" office:value-type="string" office:string-value="hide_tvspids" calcext:value-type="string">
            <text:p>hide_tvspids</text:p>
          </table:table-cell>
          <table:table-cell table:formula="of:=[locale.B210]" office:value-type="string" office:string-value="TVSP Ids verstecken" calcext:value-type="string">
            <text:p>TVSP Ids verstecken</text:p>
          </table:table-cell>
          <table:table-cell table:number-columns-repeated="1022"/>
        </table:table-row>
        <table:table-row table:style-name="ro2">
          <table:table-cell table:formula="of:=[locale.A211]" office:value-type="string" office:string-value="type-label" calcext:value-type="string">
            <text:p>type-label</text:p>
          </table:table-cell>
          <table:table-cell table:formula="of:=[locale.B211]" office:value-type="string" office:string-value="Typ" calcext:value-type="string">
            <text:p>Typ</text:p>
          </table:table-cell>
          <table:table-cell table:number-columns-repeated="1022"/>
        </table:table-row>
        <table:table-row table:style-name="ro2">
          <table:table-cell table:formula="of:=[locale.A212]" office:value-type="string" office:string-value="time" calcext:value-type="string">
            <text:p>time</text:p>
          </table:table-cell>
          <table:table-cell table:formula="of:=[locale.B212]" office:value-type="string" office:string-value="Uhrzeit" calcext:value-type="string">
            <text:p>Uhrzeit</text:p>
          </table:table-cell>
          <table:table-cell table:number-columns-repeated="1022"/>
        </table:table-row>
        <table:table-row table:style-name="ro2">
          <table:table-cell table:formula="of:=[locale.A213]" office:value-type="string" office:string-value="time-label" calcext:value-type="string">
            <text:p>time-label</text:p>
          </table:table-cell>
          <table:table-cell table:formula="of:=[locale.B213]" office:value-type="string" office:string-value="Uhrzeit" calcext:value-type="string">
            <text:p>Uhrzeit</text:p>
          </table:table-cell>
          <table:table-cell table:number-columns-repeated="1022"/>
        </table:table-row>
        <table:table-row table:style-name="ro2">
          <table:table-cell table:formula="of:=[locale.A214]" office:value-type="string" office:string-value="timer_start" calcext:value-type="string">
            <text:p>timer_start</text:p>
          </table:table-cell>
          <table:table-cell table:formula="of:=[locale.B214]" office:value-type="string" office:string-value="Uhrzeit" calcext:value-type="string">
            <text:p>Uhrzeit</text:p>
          </table:table-cell>
          <table:table-cell table:number-columns-repeated="1022"/>
        </table:table-row>
        <table:table-row table:style-name="ro2">
          <table:table-cell table:formula="of:=[locale.A215]" office:value-type="string" office:string-value="rename" calcext:value-type="string">
            <text:p>rename</text:p>
          </table:table-cell>
          <table:table-cell table:formula="of:=[locale.B215]" office:value-type="string" office:string-value="Umbenennen" calcext:value-type="string">
            <text:p>Umbenennen</text:p>
          </table:table-cell>
          <table:table-cell table:number-columns-repeated="1022"/>
        </table:table-row>
        <table:table-row table:style-name="ro2">
          <table:table-cell table:formula="of:=[locale.A216]" office:value-type="string" office:string-value="timer_type_switch" calcext:value-type="string">
            <text:p>timer_type_switch</text:p>
          </table:table-cell>
          <table:table-cell table:formula="of:=[locale.B216]" office:value-type="string" office:string-value="umschalten" calcext:value-type="string">
            <text:p>umschalten</text:p>
          </table:table-cell>
          <table:table-cell table:number-columns-repeated="1022"/>
        </table:table-row>
        <table:table-row table:style-name="ro2">
          <table:table-cell table:formula="of:=[locale.A217]" office:value-type="string" office:string-value="and" calcext:value-type="string">
            <text:p>and</text:p>
          </table:table-cell>
          <table:table-cell table:formula="of:=[locale.B217]" office:value-type="string" office:string-value="und" calcext:value-type="string">
            <text:p>und</text:p>
          </table:table-cell>
          <table:table-cell table:number-columns-repeated="1022"/>
        </table:table-row>
        <table:table-row table:style-name="ro2">
          <table:table-cell table:formula="of:=[locale.A218]" office:value-type="string" office:string-value="select_vdr" calcext:value-type="string">
            <text:p>select_vdr</text:p>
          </table:table-cell>
          <table:table-cell table:formula="of:=[locale.B218]" office:value-type="string" office:string-value="VDR" calcext:value-type="string">
            <text:p>VDR</text:p>
          </table:table-cell>
          <table:table-cell table:number-columns-repeated="1022"/>
        </table:table-row>
        <table:table-row table:style-name="ro2">
          <table:table-cell table:formula="of:=[locale.A219]" office:value-type="string" office:string-value="timer_vdr" calcext:value-type="string">
            <text:p>timer_vdr</text:p>
          </table:table-cell>
          <table:table-cell table:formula="of:=[locale.B219]" office:value-type="string" office:string-value="VDR" calcext:value-type="string">
            <text:p>VDR</text:p>
          </table:table-cell>
          <table:table-cell table:number-columns-repeated="1022"/>
        </table:table-row>
        <table:table-row table:style-name="ro2">
          <table:table-cell table:formula="of:=[locale.A220]" office:value-type="string" office:string-value="move" calcext:value-type="string">
            <text:p>move</text:p>
          </table:table-cell>
          <table:table-cell table:formula="of:=[locale.B220]" office:value-type="string" office:string-value="Verschieben" calcext:value-type="string">
            <text:p>Verschieben</text:p>
          </table:table-cell>
          <table:table-cell table:number-columns-repeated="1022"/>
        </table:table-row>
        <table:table-row table:style-name="ro2">
          <table:table-cell table:formula="of:=[locale.A221]" office:value-type="string" office:string-value="move_to" calcext:value-type="string">
            <text:p>move_to</text:p>
          </table:table-cell>
          <table:table-cell table:formula="of:=[locale.B221]" office:value-type="string" office:string-value="verschieben nach" calcext:value-type="string">
            <text:p>verschieben nach</text:p>
          </table:table-cell>
          <table:table-cell table:number-columns-repeated="1022"/>
        </table:table-row>
        <table:table-row table:style-name="ro2">
          <table:table-cell table:formula="of:=[locale.A222]" office:value-type="string" office:string-value="directory-label" calcext:value-type="string">
            <text:p>directory-label</text:p>
          </table:table-cell>
          <table:table-cell table:formula="of:=[locale.B222]" office:value-type="string" office:string-value="Verzeichnis" calcext:value-type="string">
            <text:p>Verzeichnis</text:p>
          </table:table-cell>
          <table:table-cell table:number-columns-repeated="1022"/>
        </table:table-row>
        <table:table-row table:style-name="ro2">
          <table:table-cell table:formula="of:=[locale.A223]" office:value-type="string" office:string-value="timer_directory" calcext:value-type="string">
            <text:p>timer_directory</text:p>
          </table:table-cell>
          <table:table-cell table:formula="of:=[locale.B223]" office:value-type="string" office:string-value="Verzeichnis" calcext:value-type="string">
            <text:p>Verzeichnis</text:p>
          </table:table-cell>
          <table:table-cell table:number-columns-repeated="1022"/>
        </table:table-row>
        <table:table-row table:style-name="ro2">
          <table:table-cell table:formula="of:=[locale.A224]" office:value-type="string" office:string-value="timer_time_from" calcext:value-type="string">
            <text:p>timer_time_from</text:p>
          </table:table-cell>
          <table:table-cell table:formula="of:=[locale.B224]" office:value-type="string" office:string-value="von" calcext:value-type="string">
            <text:p>von</text:p>
          </table:table-cell>
          <table:table-cell table:number-columns-repeated="1022"/>
        </table:table-row>
        <table:table-row table:style-name="ro2">
          <table:table-cell table:formula="of:=[locale.A225]" office:value-type="string" office:string-value="timer_vps" calcext:value-type="string">
            <text:p>timer_vps</text:p>
          </table:table-cell>
          <table:table-cell table:formula="of:=[locale.B225]" office:value-type="string" office:string-value="VPS" calcext:value-type="string">
            <text:p>VPS</text:p>
          </table:table-cell>
          <table:table-cell table:number-columns-repeated="1022"/>
        </table:table-row>
        <table:table-row table:style-name="ro2">
          <table:table-cell table:formula="of:=[locale.A226]" office:value-type="string" office:string-value="timer_type" calcext:value-type="string">
            <text:p>timer_type</text:p>
          </table:table-cell>
          <table:table-cell table:formula="of:=[locale.B226]" office:value-type="string" office:string-value="Was tun..." calcext:value-type="string">
            <text:p>Was tun...</text:p>
          </table:table-cell>
          <table:table-cell table:number-columns-repeated="1022"/>
        </table:table-row>
        <table:table-row table:style-name="ro2">
          <table:table-cell table:formula="of:=[locale.A227]" office:value-type="string" office:string-value="avoid_repeat" calcext:value-type="string">
            <text:p>avoid_repeat</text:p>
          </table:table-cell>
          <table:table-cell table:formula="of:=[locale.B227]" office:value-type="string" office:string-value="Wiederholungen vermeiden" calcext:value-type="string">
            <text:p>Wiederholungen vermeiden</text:p>
          </table:table-cell>
          <table:table-cell table:number-columns-repeated="1022"/>
        </table:table-row>
        <table:table-row table:style-name="ro2">
          <table:table-cell table:formula="of:=[locale.A228]" office:value-type="string" office:string-value="greeting" calcext:value-type="string">
            <text:p>greeting</text:p>
          </table:table-cell>
          <table:table-cell table:formula="of:=[locale.B228]" office:value-type="string" office:string-value="Willkommen bei VDR Jonglisto." calcext:value-type="string">
            <text:p>Willkommen bei VDR Jonglisto.</text:p>
          </table:table-cell>
          <table:table-cell table:number-columns-repeated="1022"/>
        </table:table-row>
        <table:table-row table:style-name="ro2">
          <table:table-cell table:formula="of:=[locale.A229]" office:value-type="string" office:string-value="timer_weekdays" calcext:value-type="string">
            <text:p>timer_weekdays</text:p>
          </table:table-cell>
          <table:table-cell table:formula="of:=[locale.B229]" office:value-type="string" office:string-value="Wochentage" calcext:value-type="string">
            <text:p>Wochentage</text:p>
          </table:table-cell>
          <table:table-cell table:number-columns-repeated="1022"/>
        </table:table-row>
        <table:table-row table:style-name="ro2">
          <table:table-cell table:formula="of:=[locale.A230]" office:value-type="string" office:string-value="time_from_to-label" calcext:value-type="string">
            <text:p>time_from_to-label</text:p>
          </table:table-cell>
          <table:table-cell table:formula="of:=[locale.B230]" office:value-type="string" office:string-value="Zeit" calcext:value-type="string">
            <text:p>Zeit</text:p>
          </table:table-cell>
          <table:table-cell table:number-columns-repeated="1022"/>
        </table:table-row>
        <table:table-row table:style-name="ro2">
          <table:table-cell table:formula="of:=[locale.A231]" office:value-type="string" office:string-value="timer_back" calcext:value-type="string">
            <text:p>timer_back</text:p>
          </table:table-cell>
          <table:table-cell table:formula="of:=[locale.B231]" office:value-type="string" office:string-value="Zurück" calcext:value-type="string">
            <text:p>Zurück</text:p>
          </table:table-cell>
          <table:table-cell table:number-columns-repeated="1022"/>
        </table:table-row>
        <table:table-row table:style-name="ro2">
          <table:table-cell table:formula="of:=[locale.A232]" office:value-type="string" office:string-value="svdrp_input" calcext:value-type="string">
            <text:p>svdrp_input</text:p>
          </table:table-cell>
          <table:table-cell table:number-columns-repeated="1023"/>
        </table:table-row>
        <table:table-row table:style-name="ro2" table:number-rows-repeated="10483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n" table:style-name="ta1">
        <table:table-column table:style-name="co10" table:default-cell-style-name="ce6"/>
        <table:table-column table:style-name="co12" table:default-cell-style-name="ce6"/>
        <table:table-column table:style-name="co9" table:number-columns-repeated="1022" table:default-cell-style-name="ce6"/>
        <table:table-row table:style-name="ro1">
          <table:table-cell table:style-name="ce5" table:formula="of:=[locale.A1]" office:value-type="string" office:string-value="Key" calcext:value-type="string">
            <text:p>Key</text:p>
          </table:table-cell>
          <table:table-cell table:style-name="ce5" table:formula="of:=[locale.C1]" office:value-type="string" office:string-value="en" calcext:value-type="string">
            <text:p>en</text:p>
          </table:table-cell>
          <table:table-cell table:number-columns-repeated="1022"/>
        </table:table-row>
        <table:table-row table:style-name="ro2">
          <table:table-cell table:formula="of:=[locale.A2]" office:value-type="string" office:string-value="timer_endtime-regexp" calcext:value-type="string">
            <text:p>timer_endtime-regexp</text:p>
          </table:table-cell>
          <table:table-cell table:formula="of:=[locale.C2]" office:value-type="string" office:string-value="\\d{2}:\\d{2}" calcext:value-type="string">
            <text:p>\\d{2}:\\d{2}</text:p>
          </table:table-cell>
          <table:table-cell table:number-columns-repeated="1022"/>
        </table:table-row>
        <table:table-row table:style-name="ro2">
          <table:table-cell table:formula="of:=[locale.A3]" office:value-type="string" office:string-value="timer_starttime-regexp" calcext:value-type="string">
            <text:p>timer_starttime-regexp</text:p>
          </table:table-cell>
          <table:table-cell table:formula="of:=[locale.C3]" office:value-type="string" office:string-value="\\d{2}:\\d{2}" calcext:value-type="string">
            <text:p>\\d{2}:\\d{2}</text:p>
          </table:table-cell>
          <table:table-cell table:number-columns-repeated="1022"/>
        </table:table-row>
        <table:table-row table:style-name="ro2">
          <table:table-cell table:formula="of:=[locale.A4]" office:value-type="string" office:string-value="timer_type_unknown" calcext:value-type="string">
            <text:p>timer_type_unknown</text:p>
          </table:table-cell>
          <table:table-cell table:formula="of:=[locale.C4]" office:value-type="string" office:string-value="&lt;unknown&gt;" calcext:value-type="string">
            <text:p>&lt;unknown&gt;</text:p>
          </table:table-cell>
          <table:table-cell table:number-columns-repeated="1022"/>
        </table:table-row>
        <table:table-row table:style-name="ro2">
          <table:table-cell table:formula="of:=[locale.A5]" office:value-type="string" office:string-value="timer_namingmode_select" calcext:value-type="string">
            <text:p>timer_namingmode_select</text:p>
          </table:table-cell>
          <table:table-cell table:formula="of:=[locale.C5]" office:value-type="string" office:string-value="0=VDR,1=auto,2=Constable,3=series,4=categorised,5=user defined" calcext:value-type="string">
            <text:p>0=VDR,1=auto,2=Constable,3=series,4=categorised,5=user defined</text:p>
          </table:table-cell>
          <table:table-cell table:number-columns-repeated="1022"/>
        </table:table-row>
        <table:table-row table:style-name="ro2">
          <table:table-cell table:formula="of:=[locale.A6]" office:value-type="string" office:string-value="timer_searchmode_select" calcext:value-type="string">
            <text:p>timer_searchmode_select</text:p>
          </table:table-cell>
          <table:table-cell table:formula="of:=[locale.C6]" office:value-type="string" office:string-value="1=exact match,2=regular expr.,3=like,4=contained in" calcext:value-type="string">
            <text:p>1=exact match,2=regular expr.,3=like,4=contained in</text:p>
          </table:table-cell>
          <table:table-cell table:number-columns-repeated="1022"/>
        </table:table-row>
        <table:table-row table:style-name="ro2">
          <table:table-cell table:formula="of:=[locale.A7]" office:value-type="string" office:string-value="cancel" calcext:value-type="string">
            <text:p>cancel</text:p>
          </table:table-cell>
          <table:table-cell table:formula="of:=[locale.C7]" office:value-type="string" office:string-value="cancel" calcext:value-type="string">
            <text:p>cancel</text:p>
          </table:table-cell>
          <table:table-cell table:number-columns-repeated="1022"/>
        </table:table-row>
        <table:table-row table:style-name="ro2">
          <table:table-cell table:formula="of:=[locale.A8]" office:value-type="string" office:string-value="action-label" calcext:value-type="string">
            <text:p>action-label</text:p>
          </table:table-cell>
          <table:table-cell table:formula="of:=[locale.C8]" office:value-type="string" office:string-value="actions" calcext:value-type="string">
            <text:p>actions</text:p>
          </table:table-cell>
          <table:table-cell table:number-columns-repeated="1022"/>
        </table:table-row>
        <table:table-row table:style-name="ro2">
          <table:table-cell table:formula="of:=[locale.A9]" office:value-type="string" office:string-value="active" calcext:value-type="string">
            <text:p>active</text:p>
          </table:table-cell>
          <table:table-cell table:formula="of:=[locale.C9]" office:value-type="string" office:string-value="active" calcext:value-type="string">
            <text:p>active</text:p>
          </table:table-cell>
          <table:table-cell table:number-columns-repeated="1022"/>
        </table:table-row>
        <table:table-row table:style-name="ro2">
          <table:table-cell table:formula="of:=[locale.A10]" office:value-type="string" office:string-value="active-label" calcext:value-type="string">
            <text:p>active-label</text:p>
          </table:table-cell>
          <table:table-cell table:formula="of:=[locale.C10]" office:value-type="string" office:string-value="active" calcext:value-type="string">
            <text:p>active</text:p>
          </table:table-cell>
          <table:table-cell table:number-columns-repeated="1022"/>
        </table:table-row>
        <table:table-row table:style-name="ro2">
          <table:table-cell table:formula="of:=[locale.A11]" office:value-type="string" office:string-value="isActive-label" calcext:value-type="string">
            <text:p>isActive-label</text:p>
          </table:table-cell>
          <table:table-cell table:formula="of:=[locale.C11]" office:value-type="string" office:string-value="active" calcext:value-type="string">
            <text:p>active</text:p>
          </table:table-cell>
          <table:table-cell table:number-columns-repeated="1022"/>
        </table:table-row>
        <table:table-row table:style-name="ro2">
          <table:table-cell table:formula="of:=[locale.A12]" office:value-type="string" office:string-value="timer_active" calcext:value-type="string">
            <text:p>timer_active</text:p>
          </table:table-cell>
          <table:table-cell table:formula="of:=[locale.C12]" office:value-type="string" office:string-value="active" calcext:value-type="string">
            <text:p>active</text:p>
          </table:table-cell>
          <table:table-cell table:number-columns-repeated="1022"/>
        </table:table-row>
        <table:table-row table:style-name="ro2">
          <table:table-cell table:formula="of:=[locale.A13]" office:value-type="string" office:string-value="activate" calcext:value-type="string">
            <text:p>activate</text:p>
          </table:table-cell>
          <table:table-cell table:formula="of:=[locale.C13]" office:value-type="string" office:string-value="activate" calcext:value-type="string">
            <text:p>activate</text:p>
          </table:table-cell>
          <table:table-cell table:number-columns-repeated="1022"/>
        </table:table-row>
        <table:table-row table:style-name="ro2">
          <table:table-cell table:formula="of:=[locale.A14]" office:value-type="string" office:string-value="save_channels_conf" calcext:value-type="string">
            <text:p>save_channels_conf</text:p>
          </table:table-cell>
          <table:table-cell table:formula="of:=[locale.C14]" office:value-type="string" office:string-value="save current configuration" calcext:value-type="string">
            <text:p>save current configuration</text:p>
          </table:table-cell>
          <table:table-cell table:number-columns-repeated="1022"/>
        </table:table-row>
        <table:table-row table:style-name="ro2">
          <table:table-cell table:formula="of:=[locale.A15]" office:value-type="string" office:string-value="old_group_name" calcext:value-type="string">
            <text:p>old_group_name</text:p>
          </table:table-cell>
          <table:table-cell table:formula="of:=[locale.C15]" office:value-type="string" office:string-value="old name of channel group" calcext:value-type="string">
            <text:p>old name of channel group</text:p>
          </table:table-cell>
          <table:table-cell table:number-columns-repeated="1022"/>
        </table:table-row>
        <table:table-row table:style-name="ro2">
          <table:table-cell table:formula="of:=[locale.A16]" office:value-type="string" office:string-value="ALL" calcext:value-type="string">
            <text:p>ALL</text:p>
          </table:table-cell>
          <table:table-cell table:formula="of:=[locale.C16]" office:value-type="string" office:string-value="all" calcext:value-type="string">
            <text:p>all</text:p>
          </table:table-cell>
          <table:table-cell table:number-columns-repeated="1022"/>
        </table:table-row>
        <table:table-row table:style-name="ro2">
          <table:table-cell table:formula="of:=[locale.A17]" office:value-type="string" office:string-value="blank_label" calcext:value-type="string">
            <text:p>blank_label</text:p>
          </table:table-cell>
          <table:table-cell table:formula="of:=[locale.C17]" office:value-type="string" office:string-value="all..." calcext:value-type="string">
            <text:p>all...</text:p>
          </table:table-cell>
          <table:table-cell table:number-columns-repeated="1022"/>
        </table:table-row>
        <table:table-row table:style-name="ro2">
          <table:table-cell table:formula="of:=[locale.A18]" office:value-type="string" office:string-value="common_configuration" calcext:value-type="string">
            <text:p>common_configuration</text:p>
          </table:table-cell>
          <table:table-cell table:formula="of:=[locale.C18]" office:value-type="string" office:string-value="common configuration" calcext:value-type="string">
            <text:p>common configuration</text:p>
          </table:table-cell>
          <table:table-cell table:number-columns-repeated="1022"/>
        </table:table-row>
        <table:table-row table:style-name="ro2">
          <table:table-cell table:formula="of:=[locale.A19]" office:value-type="string" office:string-value="select_alpha" calcext:value-type="string">
            <text:p>select_alpha</text:p>
          </table:table-cell>
          <table:table-cell table:formula="of:=[locale.C19]" office:value-type="string" office:string-value="alphabetical" calcext:value-type="string">
            <text:p>alphabetical</text:p>
          </table:table-cell>
          <table:table-cell table:number-columns-repeated="1022"/>
        </table:table-row>
        <table:table-row table:style-name="ro2">
          <table:table-cell table:formula="of:=[locale.A20]" office:value-type="string" office:string-value="other" calcext:value-type="string">
            <text:p>other</text:p>
          </table:table-cell>
          <table:table-cell table:formula="of:=[locale.C20]" office:value-type="string" office:string-value="other" calcext:value-type="string">
            <text:p>other</text:p>
          </table:table-cell>
          <table:table-cell table:number-columns-repeated="1022"/>
        </table:table-row>
        <table:table-row table:style-name="ro2">
          <table:table-cell table:formula="of:=[locale.A21]" office:value-type="string" office:string-value="search_count" calcext:value-type="string">
            <text:p>search_count</text:p>
          </table:table-cell>
          <table:table-cell table:formula="of:=[locale.C21]" office:value-type="string" office:string-value="hits" calcext:value-type="string">
            <text:p>hits</text:p>
          </table:table-cell>
          <table:table-cell table:number-columns-repeated="1022"/>
        </table:table-row>
        <table:table-row table:style-name="ro2">
          <table:table-cell table:formula="of:=[locale.A22]" office:value-type="string" office:string-value="audio" calcext:value-type="string">
            <text:p>audio</text:p>
          </table:table-cell>
          <table:table-cell table:formula="of:=[locale.C22]" office:value-type="string" office:string-value="audio" calcext:value-type="string">
            <text:p>audio</text:p>
          </table:table-cell>
          <table:table-cell table:number-columns-repeated="1022"/>
        </table:table-row>
        <table:table-row table:style-name="ro2">
          <table:table-cell table:formula="of:=[locale.A23]" office:value-type="string" office:string-value="delete_recording" calcext:value-type="string">
            <text:p>delete_recording</text:p>
          </table:table-cell>
          <table:table-cell table:formula="of:=[locale.C23]" office:value-type="string" office:string-value="delete recording" calcext:value-type="string">
            <text:p>delete recording</text:p>
          </table:table-cell>
          <table:table-cell table:number-columns-repeated="1022"/>
        </table:table-row>
        <table:table-row table:style-name="ro2">
          <table:table-cell table:formula="of:=[locale.A24]" office:value-type="string" office:string-value="rename_recording" calcext:value-type="string">
            <text:p>rename_recording</text:p>
          </table:table-cell>
          <table:table-cell table:formula="of:=[locale.C24]" office:value-type="string" office:string-value="rename recording" calcext:value-type="string">
            <text:p>rename recording</text:p>
          </table:table-cell>
          <table:table-cell table:number-columns-repeated="1022"/>
        </table:table-row>
        <table:table-row table:style-name="ro2">
          <table:table-cell table:formula="of:=[locale.A25]" office:value-type="string" office:string-value="vdrName-label" calcext:value-type="string">
            <text:p>vdrName-label</text:p>
          </table:table-cell>
          <table:table-cell table:formula="of:=[locale.C25]" office:value-type="string" office:string-value="VDR for recording" calcext:value-type="string">
            <text:p>VDR for recording</text:p>
          </table:table-cell>
          <table:table-cell table:number-columns-repeated="1022"/>
        </table:table-row>
        <table:table-row table:style-name="ro2">
          <table:table-cell table:formula="of:=[locale.A26]" office:value-type="string" office:string-value="move_recording" calcext:value-type="string">
            <text:p>move_recording</text:p>
          </table:table-cell>
          <table:table-cell table:formula="of:=[locale.C26]" office:value-type="string" office:string-value="move recording" calcext:value-type="string">
            <text:p>move recording</text:p>
          </table:table-cell>
          <table:table-cell table:number-columns-repeated="1022"/>
        </table:table-row>
        <table:table-row table:style-name="ro2">
          <table:table-cell table:formula="of:=[locale.A27]" office:value-type="string" office:string-value="page_recordings" calcext:value-type="string">
            <text:p>page_recordings</text:p>
          </table:table-cell>
          <table:table-cell table:formula="of:=[locale.C27]" office:value-type="string" office:string-value="recordings" calcext:value-type="string">
            <text:p>recordings</text:p>
          </table:table-cell>
          <table:table-cell table:number-columns-repeated="1022"/>
        </table:table-row>
        <table:table-row table:style-name="ro2">
          <table:table-cell table:formula="of:=[locale.A28]" office:value-type="string" office:string-value="timer_type_record" calcext:value-type="string">
            <text:p>timer_type_record</text:p>
          </table:table-cell>
          <table:table-cell table:formula="of:=[locale.C28]" office:value-type="string" office:string-value="record" calcext:value-type="string">
            <text:p>record</text:p>
          </table:table-cell>
          <table:table-cell table:number-columns-repeated="1022"/>
        </table:table-row>
        <table:table-row table:style-name="ro2">
          <table:table-cell table:formula="of:=[locale.A29]" office:value-type="string" office:string-value="output" calcext:value-type="string">
            <text:p>output</text:p>
          </table:table-cell>
          <table:table-cell table:formula="of:=[locale.C29]" office:value-type="string" office:string-value="output" calcext:value-type="string">
            <text:p>output</text:p>
          </table:table-cell>
          <table:table-cell table:number-columns-repeated="1022"/>
        </table:table-row>
        <table:table-row table:style-name="ro2">
          <table:table-cell table:formula="of:=[locale.A30]" office:value-type="string" office:string-value="selected_recordings" calcext:value-type="string">
            <text:p>selected_recordings</text:p>
          </table:table-cell>
          <table:table-cell table:formula="of:=[locale.C30]" office:value-type="string" office:string-value="selected recordings" calcext:value-type="string">
            <text:p>selected recordings</text:p>
          </table:table-cell>
          <table:table-cell table:number-columns-repeated="1022"/>
        </table:table-row>
        <table:table-row table:style-name="ro2">
          <table:table-cell table:formula="of:=[locale.A31]" office:value-type="string" office:string-value="update_selected_channels" calcext:value-type="string">
            <text:p>update_selected_channels</text:p>
          </table:table-cell>
          <table:table-cell table:formula="of:=[locale.C31]" office:value-type="string" office:string-value="save selected channels" calcext:value-type="string">
            <text:p>save selected channels</text:p>
          </table:table-cell>
          <table:table-cell table:number-columns-repeated="1022"/>
        </table:table-row>
        <table:table-row table:style-name="ro2">
          <table:table-cell table:formula="of:=[locale.A32]" office:value-type="string" office:string-value="selected_timer" calcext:value-type="string">
            <text:p>selected_timer</text:p>
          </table:table-cell>
          <table:table-cell table:formula="of:=[locale.C32]" office:value-type="string" office:string-value="selected timers" calcext:value-type="string">
            <text:p>selected timers</text:p>
          </table:table-cell>
          <table:table-cell table:number-columns-repeated="1022"/>
        </table:table-row>
        <table:table-row table:style-name="ro2">
          <table:table-cell table:formula="of:=[locale.A33]" office:value-type="string" office:string-value="select_genre" calcext:value-type="string">
            <text:p>select_genre</text:p>
          </table:table-cell>
          <table:table-cell table:formula="of:=[locale.C33]" office:value-type="string" office:string-value="select genre" calcext:value-type="string">
            <text:p>select genre</text:p>
          </table:table-cell>
          <table:table-cell table:number-columns-repeated="1022"/>
        </table:table-row>
        <table:table-row table:style-name="ro2">
          <table:table-cell table:formula="of:=[locale.A34]" office:value-type="string" office:string-value="channel_select" calcext:value-type="string">
            <text:p>channel_select</text:p>
          </table:table-cell>
          <table:table-cell table:formula="of:=[locale.C34]" office:value-type="string" office:string-value="select channels" calcext:value-type="string">
            <text:p>select channels</text:p>
          </table:table-cell>
          <table:table-cell table:number-columns-repeated="1022"/>
        </table:table-row>
        <table:table-row table:style-name="ro2">
          <table:table-cell table:formula="of:=[locale.A35]" office:value-type="string" office:string-value="select_category" calcext:value-type="string">
            <text:p>select_category</text:p>
          </table:table-cell>
          <table:table-cell table:formula="of:=[locale.C35]" office:value-type="string" office:string-value="select category" calcext:value-type="string">
            <text:p>select category</text:p>
          </table:table-cell>
          <table:table-cell table:number-columns-repeated="1022"/>
        </table:table-row>
        <table:table-row table:style-name="ro2">
          <table:table-cell table:formula="of:=[locale.A36]" office:value-type="string" office:string-value="svdrp_vdr" calcext:value-type="string">
            <text:p>svdrp_vdr</text:p>
          </table:table-cell>
          <table:table-cell table:formula="of:=[locale.C36]" office:value-type="string" office:string-value="select VDR" calcext:value-type="string">
            <text:p>select VDR</text:p>
          </table:table-cell>
          <table:table-cell table:number-columns-repeated="1022"/>
        </table:table-row>
        <table:table-row table:style-name="ro2">
          <table:table-cell table:formula="of:=[locale.A37]" office:value-type="string" office:string-value="auto_mapping" calcext:value-type="string">
            <text:p>auto_mapping</text:p>
          </table:table-cell>
          <table:table-cell table:formula="of:=[locale.C37]" office:value-type="string" office:string-value="auto mapping" calcext:value-type="string">
            <text:p>auto mapping</text:p>
          </table:table-cell>
          <table:table-cell table:number-columns-repeated="1022"/>
        </table:table-row>
        <table:table-row table:style-name="ro2">
          <table:table-cell table:formula="of:=[locale.A38]" office:value-type="string" office:string-value="banner" calcext:value-type="string">
            <text:p>banner</text:p>
          </table:table-cell>
          <table:table-cell table:formula="of:=[locale.C38]" office:value-type="string" office:string-value="banner" calcext:value-type="string">
            <text:p>banner</text:p>
          </table:table-cell>
          <table:table-cell table:number-columns-repeated="1022"/>
        </table:table-row>
        <table:table-row table:style-name="ro2">
          <table:table-cell table:formula="of:=[locale.A39]" office:value-type="string" office:string-value="timer_repeat_desc" calcext:value-type="string">
            <text:p>timer_repeat_desc</text:p>
          </table:table-cell>
          <table:table-cell table:formula="of:=[locale.C39]" office:value-type="string" office:string-value="description" calcext:value-type="string">
            <text:p>description</text:p>
          </table:table-cell>
          <table:table-cell table:number-columns-repeated="1022"/>
        </table:table-row>
        <table:table-row table:style-name="ro2">
          <table:table-cell table:formula="of:=[locale.A40]" office:value-type="string" office:string-value="timer_search_longtext" calcext:value-type="string">
            <text:p>timer_search_longtext</text:p>
          </table:table-cell>
          <table:table-cell table:formula="of:=[locale.C40]" office:value-type="string" office:string-value="description" calcext:value-type="string">
            <text:p>description</text:p>
          </table:table-cell>
          <table:table-cell table:number-columns-repeated="1022"/>
        </table:table-row>
        <table:table-row table:style-name="ro2">
          <table:table-cell table:formula="of:=[locale.A41]" office:value-type="string" office:string-value="timer_search_longtext2" calcext:value-type="string">
            <text:p>timer_search_longtext2</text:p>
          </table:table-cell>
          <table:table-cell table:formula="of:=[locale.C41]" office:value-type="string" office:string-value="description" calcext:value-type="string">
            <text:p>description</text:p>
          </table:table-cell>
          <table:table-cell table:number-columns-repeated="1022"/>
        </table:table-row>
        <table:table-row table:style-name="ro2">
          <table:table-cell table:formula="of:=[locale.A42]" office:value-type="string" office:string-value="tipp" calcext:value-type="string">
            <text:p>tipp</text:p>
          </table:table-cell>
          <table:table-cell table:formula="of:=[locale.C42]" office:value-type="string" office:string-value="rating" calcext:value-type="string">
            <text:p>rating</text:p>
          </table:table-cell>
          <table:table-cell table:number-columns-repeated="1022"/>
        </table:table-row>
        <table:table-row table:style-name="ro2">
          <table:table-cell table:formula="of:=[locale.A43]" office:value-type="string" office:string-value="timer_time_to" calcext:value-type="string">
            <text:p>timer_time_to</text:p>
          </table:table-cell>
          <table:table-cell table:formula="of:=[locale.C43]" office:value-type="string" office:string-value="to" calcext:value-type="string">
            <text:p>to</text:p>
          </table:table-cell>
          <table:table-cell table:number-columns-repeated="1022"/>
        </table:table-row>
        <table:table-row table:style-name="ro2">
          <table:table-cell table:formula="of:=[locale.A44]" office:value-type="string" office:string-value="page_channelmap" calcext:value-type="string">
            <text:p>page_channelmap</text:p>
          </table:table-cell>
          <table:table-cell table:formula="of:=[locale.C44]" office:value-type="string" office:string-value="channelmap" calcext:value-type="string">
            <text:p>channelmap</text:p>
          </table:table-cell>
          <table:table-cell table:number-columns-repeated="1022"/>
        </table:table-row>
        <table:table-row table:style-name="ro2">
          <table:table-cell table:formula="of:=[locale.A45]" office:value-type="string" office:string-value="select_channelmap" calcext:value-type="string">
            <text:p>select_channelmap</text:p>
          </table:table-cell>
          <table:table-cell table:formula="of:=[locale.C45]" office:value-type="string" office:string-value="channelmap" calcext:value-type="string">
            <text:p>channelmap</text:p>
          </table:table-cell>
          <table:table-cell table:number-columns-repeated="1022"/>
        </table:table-row>
        <table:table-row table:style-name="ro2">
          <table:table-cell table:formula="of:=[locale.A46]" office:value-type="string" office:string-value="actor" calcext:value-type="string">
            <text:p>actor</text:p>
          </table:table-cell>
          <table:table-cell table:formula="of:=[locale.C46]" office:value-type="string" office:string-value="actor" calcext:value-type="string">
            <text:p>actor</text:p>
          </table:table-cell>
          <table:table-cell table:number-columns-repeated="1022"/>
        </table:table-row>
        <table:table-row table:style-name="ro2">
          <table:table-cell table:formula="of:=[locale.A47]" office:value-type="string" office:string-value="filename-label" calcext:value-type="string">
            <text:p>filename-label</text:p>
          </table:table-cell>
          <table:table-cell table:formula="of:=[locale.C47]" office:value-type="string" office:string-value="file" calcext:value-type="string">
            <text:p>file</text:p>
          </table:table-cell>
          <table:table-cell table:number-columns-repeated="1022"/>
        </table:table-row>
        <table:table-row table:style-name="ro2">
          <table:table-cell table:formula="of:=[locale.A48]" office:value-type="string" office:string-value="date-label" calcext:value-type="string">
            <text:p>date-label</text:p>
          </table:table-cell>
          <table:table-cell table:formula="of:=[locale.C48]" office:value-type="string" office:string-value="date" calcext:value-type="string">
            <text:p>date</text:p>
          </table:table-cell>
          <table:table-cell table:number-columns-repeated="1022"/>
        </table:table-row>
        <table:table-row table:style-name="ro2">
          <table:table-cell table:formula="of:=[locale.A49]" office:value-type="string" office:string-value="recStartDate-label" calcext:value-type="string">
            <text:p>recStartDate-label</text:p>
          </table:table-cell>
          <table:table-cell table:formula="of:=[locale.C49]" office:value-type="string" office:string-value="date" calcext:value-type="string">
            <text:p>date</text:p>
          </table:table-cell>
          <table:table-cell table:number-columns-repeated="1022"/>
        </table:table-row>
        <table:table-row table:style-name="ro2">
          <table:table-cell table:formula="of:=[locale.A50]" office:value-type="string" office:string-value="startDate-label" calcext:value-type="string">
            <text:p>startDate-label</text:p>
          </table:table-cell>
          <table:table-cell table:formula="of:=[locale.C50]" office:value-type="string" office:string-value="date" calcext:value-type="string">
            <text:p>date</text:p>
          </table:table-cell>
          <table:table-cell table:number-columns-repeated="1022"/>
        </table:table-row>
        <table:table-row table:style-name="ro2">
          <table:table-cell table:formula="of:=[locale.A51]" office:value-type="string" office:string-value="timer_date" calcext:value-type="string">
            <text:p>timer_date</text:p>
          </table:table-cell>
          <table:table-cell table:formula="of:=[locale.C51]" office:value-type="string" office:string-value="date" calcext:value-type="string">
            <text:p>date</text:p>
          </table:table-cell>
          <table:table-cell table:number-columns-repeated="1022"/>
        </table:table-row>
        <table:table-row table:style-name="ro2">
          <table:table-cell table:formula="of:=[locale.A52]" office:value-type="string" office:string-value="duration" calcext:value-type="string">
            <text:p>duration</text:p>
          </table:table-cell>
          <table:table-cell table:formula="of:=[locale.C52]" office:value-type="string" office:string-value="duration" calcext:value-type="string">
            <text:p>duration</text:p>
          </table:table-cell>
          <table:table-cell table:number-columns-repeated="1022"/>
        </table:table-row>
        <table:table-row table:style-name="ro2">
          <table:table-cell table:formula="of:=[locale.A53]" office:value-type="string" office:string-value="duration-label" calcext:value-type="string">
            <text:p>duration-label</text:p>
          </table:table-cell>
          <table:table-cell table:formula="of:=[locale.C53]" office:value-type="string" office:string-value="duration" calcext:value-type="string">
            <text:p>duration</text:p>
          </table:table-cell>
          <table:table-cell table:number-columns-repeated="1022"/>
        </table:table-row>
        <table:table-row table:style-name="ro2">
          <table:table-cell table:formula="of:=[locale.A54]" office:value-type="string" office:string-value="deactivate" calcext:value-type="string">
            <text:p>deactivate</text:p>
          </table:table-cell>
          <table:table-cell table:formula="of:=[locale.C54]" office:value-type="string" office:string-value="deactivate" calcext:value-type="string">
            <text:p>deactivate</text:p>
          </table:table-cell>
          <table:table-cell table:number-columns-repeated="1022"/>
        </table:table-row>
        <table:table-row table:style-name="ro2">
          <table:table-cell table:formula="of:=[locale.A55]" office:value-type="string" office:string-value="timer_tuesday" calcext:value-type="string">
            <text:p>timer_tuesday</text:p>
          </table:table-cell>
          <table:table-cell table:formula="of:=[locale.C55]" office:value-type="string" office:string-value="Tu" calcext:value-type="string">
            <text:p>Tu</text:p>
          </table:table-cell>
          <table:table-cell table:number-columns-repeated="1022"/>
        </table:table-row>
        <table:table-row table:style-name="ro2">
          <table:table-cell table:formula="of:=[locale.A56]" office:value-type="string" office:string-value="timer_date_di" calcext:value-type="string">
            <text:p>timer_date_di</text:p>
          </table:table-cell>
          <table:table-cell table:formula="of:=[locale.C56]" office:value-type="string" office:string-value="Tu." calcext:value-type="string">
            <text:p>Tu.</text:p>
          </table:table-cell>
          <table:table-cell table:number-columns-repeated="1022"/>
        </table:table-row>
        <table:table-row table:style-name="ro2">
          <table:table-cell table:formula="of:=[locale.A57]" office:value-type="string" office:string-value="timer_thursday" calcext:value-type="string">
            <text:p>timer_thursday</text:p>
          </table:table-cell>
          <table:table-cell table:formula="of:=[locale.C57]" office:value-type="string" office:string-value="Th" calcext:value-type="string">
            <text:p>Th</text:p>
          </table:table-cell>
          <table:table-cell table:number-columns-repeated="1022"/>
        </table:table-row>
        <table:table-row table:style-name="ro2">
          <table:table-cell table:formula="of:=[locale.A58]" office:value-type="string" office:string-value="timer_date_do" calcext:value-type="string">
            <text:p>timer_date_do</text:p>
          </table:table-cell>
          <table:table-cell table:formula="of:=[locale.C58]" office:value-type="string" office:string-value="Th." calcext:value-type="string">
            <text:p>Th.</text:p>
          </table:table-cell>
          <table:table-cell table:number-columns-repeated="1022"/>
        </table:table-row>
        <table:table-row table:style-name="ro2">
          <table:table-cell table:formula="of:=[locale.A59]" office:value-type="string" office:string-value="download_mapping" calcext:value-type="string">
            <text:p>download_mapping</text:p>
          </table:table-cell>
          <table:table-cell table:formula="of:=[locale.C59]" office:value-type="string" office:string-value="download mapping" calcext:value-type="string">
            <text:p>download mapping</text:p>
          </table:table-cell>
          <table:table-cell table:number-columns-repeated="1022"/>
        </table:table-row>
        <table:table-row table:style-name="ro2">
          <table:table-cell table:formula="of:=[locale.A60]" office:value-type="string" office:string-value="developer_pages" calcext:value-type="string">
            <text:p>developer_pages</text:p>
          </table:table-cell>
          <table:table-cell table:formula="of:=[locale.C60]" office:value-type="string" office:string-value="developer pages" calcext:value-type="string">
            <text:p>developer pages</text:p>
          </table:table-cell>
          <table:table-cell table:number-columns-repeated="1022"/>
        </table:table-row>
        <table:table-row table:style-name="ro2">
          <table:table-cell table:formula="of:=[locale.A61]" office:value-type="string" office:string-value="show_epgdataids" calcext:value-type="string">
            <text:p>show_epgdataids</text:p>
          </table:table-cell>
          <table:table-cell table:formula="of:=[locale.C61]" office:value-type="string" office:string-value="show EPGDATA ids" calcext:value-type="string">
            <text:p>show EPGDATA ids</text:p>
          </table:table-cell>
          <table:table-cell table:number-columns-repeated="1022"/>
        </table:table-row>
        <table:table-row table:style-name="ro2">
          <table:table-cell table:formula="of:=[locale.A62]" office:value-type="string" office:string-value="hide_epgdataids" calcext:value-type="string">
            <text:p>hide_epgdataids</text:p>
          </table:table-cell>
          <table:table-cell table:formula="of:=[locale.C62]" office:value-type="string" office:string-value="hide EPGDATA ids" calcext:value-type="string">
            <text:p>hide EPGDATA ids</text:p>
          </table:table-cell>
          <table:table-cell table:number-columns-repeated="1022"/>
        </table:table-row>
        <table:table-row table:style-name="ro2">
          <table:table-cell table:formula="of:=[locale.A63]" office:value-type="string" office:string-value="epgdata_pin" calcext:value-type="string">
            <text:p>epgdata_pin</text:p>
          </table:table-cell>
          <table:table-cell table:formula="of:=[locale.C63]" office:value-type="string" office:string-value="EPGDATA pin" calcext:value-type="string">
            <text:p>EPGDATA pin</text:p>
          </table:table-cell>
          <table:table-cell table:number-columns-repeated="1022"/>
        </table:table-row>
        <table:table-row table:style-name="ro2">
          <table:table-cell table:formula="of:=[locale.A64]" office:value-type="string" office:string-value="timer_episode" calcext:value-type="string">
            <text:p>timer_episode</text:p>
          </table:table-cell>
          <table:table-cell table:formula="of:=[locale.C64]" office:value-type="string" office:string-value="episode" calcext:value-type="string">
            <text:p>episode</text:p>
          </table:table-cell>
          <table:table-cell table:number-columns-repeated="1022"/>
        </table:table-row>
        <table:table-row table:style-name="ro2">
          <table:table-cell table:formula="of:=[locale.A65]" office:value-type="string" office:string-value="episode_pics" calcext:value-type="string">
            <text:p>episode_pics</text:p>
          </table:table-cell>
          <table:table-cell table:formula="of:=[locale.C65]" office:value-type="string" office:string-value="episode pictures" calcext:value-type="string">
            <text:p>episode pictures</text:p>
          </table:table-cell>
          <table:table-cell table:number-columns-repeated="1022"/>
        </table:table-row>
        <table:table-row table:style-name="ro2">
          <table:table-cell table:formula="of:=[locale.A66]" office:value-type="string" office:string-value="timer_namingmode" calcext:value-type="string">
            <text:p>timer_namingmode</text:p>
          </table:table-cell>
          <table:table-cell table:formula="of:=[locale.C66]" office:value-type="string" office:string-value="filename calculation" calcext:value-type="string">
            <text:p>filename calculation</text:p>
          </table:table-cell>
          <table:table-cell table:number-columns-repeated="1022"/>
        </table:table-row>
        <table:table-row table:style-name="ro2">
          <table:table-cell table:formula="of:=[locale.A67]" office:value-type="string" office:string-value="extended_search_criteria" calcext:value-type="string">
            <text:p>extended_search_criteria</text:p>
          </table:table-cell>
          <table:table-cell table:formula="of:=[locale.C67]" office:value-type="string" office:string-value="extended search criteria" calcext:value-type="string">
            <text:p>extended search criteria</text:p>
          </table:table-cell>
          <table:table-cell table:number-columns-repeated="1022"/>
        </table:table-row>
        <table:table-row table:style-name="ro2">
          <table:table-cell table:formula="of:=[locale.A68]" office:value-type="string" office:string-value="fan_art" calcext:value-type="string">
            <text:p>fan_art</text:p>
          </table:table-cell>
          <table:table-cell table:formula="of:=[locale.C68]" office:value-type="string" office:string-value="fan art" calcext:value-type="string">
            <text:p>fan art</text:p>
          </table:table-cell>
          <table:table-cell table:number-columns-repeated="1022"/>
        </table:table-row>
        <table:table-row table:style-name="ro2">
          <table:table-cell table:formula="of:=[locale.A69]" office:value-type="string" office:string-value="flags" calcext:value-type="string">
            <text:p>flags</text:p>
          </table:table-cell>
          <table:table-cell table:formula="of:=[locale.C69]" office:value-type="string" office:string-value="flags" calcext:value-type="string">
            <text:p>flags</text:p>
          </table:table-cell>
          <table:table-cell table:number-columns-repeated="1022"/>
        </table:table-row>
        <table:table-row table:style-name="ro2">
          <table:table-cell table:formula="of:=[locale.A70]" office:value-type="string" office:string-value="episode" calcext:value-type="string">
            <text:p>episode</text:p>
          </table:table-cell>
          <table:table-cell table:formula="of:=[locale.C70]" office:value-type="string" office:string-value="part" calcext:value-type="string">
            <text:p>part</text:p>
          </table:table-cell>
          <table:table-cell table:number-columns-repeated="1022"/>
        </table:table-row>
        <table:table-row table:style-name="ro2">
          <table:table-cell table:formula="of:=[locale.A71]" office:value-type="string" office:string-value="part" calcext:value-type="string">
            <text:p>part</text:p>
          </table:table-cell>
          <table:table-cell table:formula="of:=[locale.C71]" office:value-type="string" office:string-value="part" calcext:value-type="string">
            <text:p>part</text:p>
          </table:table-cell>
          <table:table-cell table:number-columns-repeated="1022"/>
        </table:table-row>
        <table:table-row table:style-name="ro2">
          <table:table-cell table:formula="of:=[locale.A72]" office:value-type="string" office:string-value="part-label" calcext:value-type="string">
            <text:p>part-label</text:p>
          </table:table-cell>
          <table:table-cell table:formula="of:=[locale.C72]" office:value-type="string" office:string-value="part" calcext:value-type="string">
            <text:p>part</text:p>
          </table:table-cell>
          <table:table-cell table:number-columns-repeated="1022"/>
        </table:table-row>
        <table:table-row table:style-name="ro2">
          <table:table-cell table:formula="of:=[locale.A73]" office:value-type="string" office:string-value="timer_seasonpart" calcext:value-type="string">
            <text:p>timer_seasonpart</text:p>
          </table:table-cell>
          <table:table-cell table:formula="of:=[locale.C73]" office:value-type="string" office:string-value="part" calcext:value-type="string">
            <text:p>part</text:p>
          </table:table-cell>
          <table:table-cell table:number-columns-repeated="1022"/>
        </table:table-row>
        <table:table-row table:style-name="ro2">
          <table:table-cell table:formula="of:=[locale.A74]" office:value-type="string" office:string-value="chformat-label" calcext:value-type="string">
            <text:p>chformat-label</text:p>
          </table:table-cell>
          <table:table-cell table:formula="of:=[locale.C74]" office:value-type="string" office:string-value="format" calcext:value-type="string">
            <text:p>format</text:p>
          </table:table-cell>
          <table:table-cell table:number-columns-repeated="1022"/>
        </table:table-row>
        <table:table-row table:style-name="ro2">
          <table:table-cell table:formula="of:=[locale.A75]" office:value-type="string" office:string-value="timer_endtime-regexp-message" calcext:value-type="string">
            <text:p>timer_endtime-regexp-message</text:p>
          </table:table-cell>
          <table:table-cell table:formula="of:=[locale.C75]" office:value-type="string" office:string-value="format of time is hh:mm" calcext:value-type="string">
            <text:p>format of time is hh:mm</text:p>
          </table:table-cell>
          <table:table-cell table:number-columns-repeated="1022"/>
        </table:table-row>
        <table:table-row table:style-name="ro2">
          <table:table-cell table:formula="of:=[locale.A76]" office:value-type="string" office:string-value="timer_starttime-regexp-message" calcext:value-type="string">
            <text:p>timer_starttime-regexp-message</text:p>
          </table:table-cell>
          <table:table-cell table:formula="of:=[locale.C76]" office:value-type="string" office:string-value="format of time is hh:mm" calcext:value-type="string">
            <text:p>format of time is hh:mm</text:p>
          </table:table-cell>
          <table:table-cell table:number-columns-repeated="1022"/>
        </table:table-row>
        <table:table-row table:style-name="ro2">
          <table:table-cell table:formula="of:=[locale.A77]" office:value-type="string" office:string-value="timer_friday" calcext:value-type="string">
            <text:p>timer_friday</text:p>
          </table:table-cell>
          <table:table-cell table:formula="of:=[locale.C77]" office:value-type="string" office:string-value="Fr" calcext:value-type="string">
            <text:p>Fr</text:p>
          </table:table-cell>
          <table:table-cell table:number-columns-repeated="1022"/>
        </table:table-row>
        <table:table-row table:style-name="ro2">
          <table:table-cell table:formula="of:=[locale.A78]" office:value-type="string" office:string-value="timer_date_fr" calcext:value-type="string">
            <text:p>timer_date_fr</text:p>
          </table:table-cell>
          <table:table-cell table:formula="of:=[locale.C78]" office:value-type="string" office:string-value="Fr." calcext:value-type="string">
            <text:p>Fr.</text:p>
          </table:table-cell>
          <table:table-cell table:number-columns-repeated="1022"/>
        </table:table-row>
        <table:table-row table:style-name="ro2">
          <table:table-cell table:formula="of:=[locale.A79]" office:value-type="string" office:string-value="filterencrypted" calcext:value-type="string">
            <text:p>filterencrypted</text:p>
          </table:table-cell>
          <table:table-cell table:formula="of:=[locale.C79]" office:value-type="string" office:string-value="fta or encrypted channels" calcext:value-type="string">
            <text:p>fta or encrypted channels</text:p>
          </table:table-cell>
          <table:table-cell table:number-columns-repeated="1022"/>
        </table:table-row>
        <table:table-row table:style-name="ro2">
          <table:table-cell table:formula="of:=[locale.A80]" office:value-type="string" office:string-value="parental_rating" calcext:value-type="string">
            <text:p>parental_rating</text:p>
          </table:table-cell>
          <table:table-cell table:formula="of:=[locale.C80]" office:value-type="string" office:string-value="parental rating" calcext:value-type="string">
            <text:p>parental rating</text:p>
          </table:table-cell>
          <table:table-cell table:number-columns-repeated="1022"/>
        </table:table-row>
        <table:table-row table:style-name="ro2">
          <table:table-cell table:formula="of:=[locale.A81]" office:value-type="string" office:string-value="guests" calcext:value-type="string">
            <text:p>guests</text:p>
          </table:table-cell>
          <table:table-cell table:formula="of:=[locale.C81]" office:value-type="string" office:string-value="guests" calcext:value-type="string">
            <text:p>guests</text:p>
          </table:table-cell>
          <table:table-cell table:number-columns-repeated="1022"/>
        </table:table-row>
        <table:table-row table:style-name="ro2">
          <table:table-cell table:formula="of:=[locale.A82]" office:value-type="string" office:string-value="create_channels_conf" calcext:value-type="string">
            <text:p>create_channels_conf</text:p>
          </table:table-cell>
          <table:table-cell table:formula="of:=[locale.C82]" office:value-type="string" office:string-value="generate channels.conf" calcext:value-type="string">
            <text:p>generate channels.conf</text:p>
          </table:table-cell>
          <table:table-cell table:number-columns-repeated="1022"/>
        </table:table-row>
        <table:table-row table:style-name="ro2">
          <table:table-cell table:formula="of:=[locale.A83]" office:value-type="string" office:string-value="genre" calcext:value-type="string">
            <text:p>genre</text:p>
          </table:table-cell>
          <table:table-cell table:formula="of:=[locale.C83]" office:value-type="string" office:string-value="genre" calcext:value-type="string">
            <text:p>genre</text:p>
          </table:table-cell>
          <table:table-cell table:number-columns-repeated="1022"/>
        </table:table-row>
        <table:table-row table:style-name="ro2">
          <table:table-cell table:formula="of:=[locale.A84]" office:value-type="string" office:string-value="genre-label" calcext:value-type="string">
            <text:p>genre-label</text:p>
          </table:table-cell>
          <table:table-cell table:formula="of:=[locale.C84]" office:value-type="string" office:string-value="genre" calcext:value-type="string">
            <text:p>genre</text:p>
          </table:table-cell>
          <table:table-cell table:number-columns-repeated="1022"/>
        </table:table-row>
        <table:table-row table:style-name="ro2">
          <table:table-cell table:formula="of:=[locale.A85]" office:value-type="string" office:string-value="timer_genre" calcext:value-type="string">
            <text:p>timer_genre</text:p>
          </table:table-cell>
          <table:table-cell table:formula="of:=[locale.C85]" office:value-type="string" office:string-value="genre" calcext:value-type="string">
            <text:p>genre</text:p>
          </table:table-cell>
          <table:table-cell table:number-columns-repeated="1022"/>
        </table:table-row>
        <table:table-row table:style-name="ro2">
          <table:table-cell table:formula="of:=[locale.A86]" office:value-type="string" office:string-value="load_channels_conf" calcext:value-type="string">
            <text:p>load_channels_conf</text:p>
          </table:table-cell>
          <table:table-cell table:formula="of:=[locale.C86]" office:value-type="string" office:string-value="load saved configuration" calcext:value-type="string">
            <text:p>load saved configuration</text:p>
          </table:table-cell>
          <table:table-cell table:number-columns-repeated="1022"/>
        </table:table-row>
        <table:table-row table:style-name="ro2">
          <table:table-cell table:formula="of:=[locale.A87]" office:value-type="string" office:string-value="timer_case" calcext:value-type="string">
            <text:p>timer_case</text:p>
          </table:table-cell>
          <table:table-cell table:formula="of:=[locale.C87]" office:value-type="string" office:string-value="case sensitivity" calcext:value-type="string">
            <text:p>case sensitivity</text:p>
          </table:table-cell>
          <table:table-cell table:number-columns-repeated="1022"/>
        </table:table-row>
        <table:table-row table:style-name="ro2">
          <table:table-cell table:formula="of:=[locale.A88]" office:value-type="string" office:string-value="fileSize-label" calcext:value-type="string">
            <text:p>fileSize-label</text:p>
          </table:table-cell>
          <table:table-cell table:formula="of:=[locale.C88]" office:value-type="string" office:string-value="size (MB)" calcext:value-type="string">
            <text:p>size (MB)</text:p>
          </table:table-cell>
          <table:table-cell table:number-columns-repeated="1022"/>
        </table:table-row>
        <table:table-row table:style-name="ro2">
          <table:table-cell table:formula="of:=[locale.A89]" office:value-type="string" office:string-value="mainprov" calcext:value-type="string">
            <text:p>mainprov</text:p>
          </table:table-cell>
          <table:table-cell table:formula="of:=[locale.C89]" office:value-type="string" office:string-value="main provider" calcext:value-type="string">
            <text:p>main provider</text:p>
          </table:table-cell>
          <table:table-cell table:number-columns-repeated="1022"/>
        </table:table-row>
        <table:table-row table:style-name="ro2">
          <table:table-cell table:formula="of:=[locale.A90]" office:value-type="string" office:string-value="imdb_rating" calcext:value-type="string">
            <text:p>imdb_rating</text:p>
          </table:table-cell>
          <table:table-cell table:formula="of:=[locale.C90]" office:value-type="string" office:string-value="IMDb rating" calcext:value-type="string">
            <text:p>IMDb rating</text:p>
          </table:table-cell>
          <table:table-cell table:number-columns-repeated="1022"/>
        </table:table-row>
        <table:table-row table:style-name="ro2">
          <table:table-cell table:formula="of:=[locale.A91]" office:value-type="string" office:string-value="imdb_rating_episode" calcext:value-type="string">
            <text:p>imdb_rating_episode</text:p>
          </table:table-cell>
          <table:table-cell table:formula="of:=[locale.C91]" office:value-type="string" office:string-value="IMDb rating part" calcext:value-type="string">
            <text:p>IMDb rating part</text:p>
          </table:table-cell>
          <table:table-cell table:number-columns-repeated="1022"/>
        </table:table-row>
        <table:table-row table:style-name="ro2">
          <table:table-cell table:formula="of:=[locale.A92]" office:value-type="string" office:string-value="imdb_rating_series" calcext:value-type="string">
            <text:p>imdb_rating_series</text:p>
          </table:table-cell>
          <table:table-cell table:formula="of:=[locale.C92]" office:value-type="string" office:string-value="IMDb rating series" calcext:value-type="string">
            <text:p>IMDb rating series</text:p>
          </table:table-cell>
          <table:table-cell table:number-columns-repeated="1022"/>
        </table:table-row>
        <table:table-row table:style-name="ro2">
          <table:table-cell table:formula="of:=[locale.A93]" office:value-type="string" office:string-value="inactive" calcext:value-type="string">
            <text:p>inactive</text:p>
          </table:table-cell>
          <table:table-cell table:formula="of:=[locale.C93]" office:value-type="string" office:string-value="inactive" calcext:value-type="string">
            <text:p>inactive</text:p>
          </table:table-cell>
          <table:table-cell table:number-columns-repeated="1022"/>
        </table:table-row>
        <table:table-row table:style-name="ro2">
          <table:table-cell table:formula="of:=[locale.A94]" office:value-type="string" office:string-value="yes" calcext:value-type="string">
            <text:p>yes</text:p>
          </table:table-cell>
          <table:table-cell table:formula="of:=[locale.C94]" office:value-type="string" office:string-value="yes" calcext:value-type="string">
            <text:p>yes</text:p>
          </table:table-cell>
          <table:table-cell table:number-columns-repeated="1022"/>
        </table:table-row>
        <table:table-row table:style-name="ro2">
          <table:table-cell table:formula="of:=[locale.A95]" office:value-type="string" office:string-value="timer_year" calcext:value-type="string">
            <text:p>timer_year</text:p>
          </table:table-cell>
          <table:table-cell table:formula="of:=[locale.C95]" office:value-type="string" office:string-value="year" calcext:value-type="string">
            <text:p>year</text:p>
          </table:table-cell>
          <table:table-cell table:number-columns-repeated="1022"/>
        </table:table-row>
        <table:table-row table:style-name="ro2">
          <table:table-cell table:formula="of:=[locale.A96]" office:value-type="string" office:string-value="camera" calcext:value-type="string">
            <text:p>camera</text:p>
          </table:table-cell>
          <table:table-cell table:formula="of:=[locale.C96]" office:value-type="string" office:string-value="camera" calcext:value-type="string">
            <text:p>camera</text:p>
          </table:table-cell>
          <table:table-cell table:number-columns-repeated="1022"/>
        </table:table-row>
        <table:table-row table:style-name="ro2">
          <table:table-cell table:formula="of:=[locale.A97]" office:value-type="string" office:string-value="channel_name" calcext:value-type="string">
            <text:p>channel_name</text:p>
          </table:table-cell>
          <table:table-cell table:formula="of:=[locale.C97]" office:value-type="string" office:string-value="channel" calcext:value-type="string">
            <text:p>channel</text:p>
          </table:table-cell>
          <table:table-cell table:number-columns-repeated="1022"/>
        </table:table-row>
        <table:table-row table:style-name="ro2">
          <table:table-cell table:formula="of:=[locale.A98]" office:value-type="string" office:string-value="channelid-label" calcext:value-type="string">
            <text:p>channelid-label</text:p>
          </table:table-cell>
          <table:table-cell table:formula="of:=[locale.C98]" office:value-type="string" office:string-value="channel" calcext:value-type="string">
            <text:p>channel</text:p>
          </table:table-cell>
          <table:table-cell table:number-columns-repeated="1022"/>
        </table:table-row>
        <table:table-row table:style-name="ro2">
          <table:table-cell table:formula="of:=[locale.A99]" office:value-type="string" office:string-value="channelName-label" calcext:value-type="string">
            <text:p>channelName-label</text:p>
          </table:table-cell>
          <table:table-cell table:formula="of:=[locale.C99]" office:value-type="string" office:string-value="channel" calcext:value-type="string">
            <text:p>channel</text:p>
          </table:table-cell>
          <table:table-cell table:number-columns-repeated="1022"/>
        </table:table-row>
        <table:table-row table:style-name="ro2">
          <table:table-cell table:formula="of:=[locale.A100]" office:value-type="string" office:string-value="timer_channel" calcext:value-type="string">
            <text:p>timer_channel</text:p>
          </table:table-cell>
          <table:table-cell table:formula="of:=[locale.C100]" office:value-type="string" office:string-value="channel" calcext:value-type="string">
            <text:p>channel</text:p>
          </table:table-cell>
          <table:table-cell table:number-columns-repeated="1022"/>
        </table:table-row>
        <table:table-row table:style-name="ro2">
          <table:table-cell table:formula="of:=[locale.A101]" office:value-type="string" office:string-value="channel_config_sort" calcext:value-type="string">
            <text:p>channel_config_sort</text:p>
          </table:table-cell>
          <table:table-cell table:formula="of:=[locale.C101]" office:value-type="string" office:string-value="channel configuration/sorting" calcext:value-type="string">
            <text:p>channel configuration/sorting</text:p>
          </table:table-cell>
          <table:table-cell table:number-columns-repeated="1022"/>
        </table:table-row>
        <table:table-row table:style-name="ro2">
          <table:table-cell table:formula="of:=[locale.A102]" office:value-type="string" office:string-value="channel_selection" calcext:value-type="string">
            <text:p>channel_selection</text:p>
          </table:table-cell>
          <table:table-cell table:formula="of:=[locale.C102]" office:value-type="string" office:string-value="channel selection" calcext:value-type="string">
            <text:p>channel selection</text:p>
          </table:table-cell>
          <table:table-cell table:number-columns-repeated="1022"/>
        </table:table-row>
        <table:table-row table:style-name="ro2">
          <table:table-cell table:formula="of:=[locale.A103]" office:value-type="string" office:string-value="select_channel" calcext:value-type="string">
            <text:p>select_channel</text:p>
          </table:table-cell>
          <table:table-cell table:formula="of:=[locale.C103]" office:value-type="string" office:string-value="channel selection" calcext:value-type="string">
            <text:p>channel selection</text:p>
          </table:table-cell>
          <table:table-cell table:number-columns-repeated="1022"/>
        </table:table-row>
        <table:table-row table:style-name="ro2">
          <table:table-cell table:formula="of:=[locale.A104]" office:value-type="string" office:string-value="channels" calcext:value-type="string">
            <text:p>channels</text:p>
          </table:table-cell>
          <table:table-cell table:formula="of:=[locale.C104]" office:value-type="string" office:string-value="channels" calcext:value-type="string">
            <text:p>channels</text:p>
          </table:table-cell>
          <table:table-cell table:number-columns-repeated="1022"/>
        </table:table-row>
        <table:table-row table:style-name="ro2">
          <table:table-cell table:formula="of:=[locale.A105]" office:value-type="string" office:string-value="channels-label" calcext:value-type="string">
            <text:p>channels-label</text:p>
          </table:table-cell>
          <table:table-cell table:formula="of:=[locale.C105]" office:value-type="string" office:string-value="channels" calcext:value-type="string">
            <text:p>channels</text:p>
          </table:table-cell>
          <table:table-cell table:number-columns-repeated="1022"/>
        </table:table-row>
        <table:table-row table:style-name="ro2">
          <table:table-cell table:formula="of:=[locale.A106]" office:value-type="string" office:string-value="epgid_select" calcext:value-type="string">
            <text:p>epgid_select</text:p>
          </table:table-cell>
          <table:table-cell table:formula="of:=[locale.C106]" office:value-type="string" office:string-value="channels of the epg provider" calcext:value-type="string">
            <text:p>channels of the epg provider</text:p>
          </table:table-cell>
          <table:table-cell table:number-columns-repeated="1022"/>
        </table:table-row>
        <table:table-row table:style-name="ro2">
          <table:table-cell table:formula="of:=[locale.A107]" office:value-type="string" office:string-value="channel_group" calcext:value-type="string">
            <text:p>channel_group</text:p>
          </table:table-cell>
          <table:table-cell table:formula="of:=[locale.C107]" office:value-type="string" office:string-value="channel group" calcext:value-type="string">
            <text:p>channel group</text:p>
          </table:table-cell>
          <table:table-cell table:number-columns-repeated="1022"/>
        </table:table-row>
        <table:table-row table:style-name="ro2">
          <table:table-cell table:formula="of:=[locale.A108]" office:value-type="string" office:string-value="new_group_title" calcext:value-type="string">
            <text:p>new_group_title</text:p>
          </table:table-cell>
          <table:table-cell table:formula="of:=[locale.C108]" office:value-type="string" office:string-value="create channel group" calcext:value-type="string">
            <text:p>create channel group</text:p>
          </table:table-cell>
          <table:table-cell table:number-columns-repeated="1022"/>
        </table:table-row>
        <table:table-row table:style-name="ro2">
          <table:table-cell table:formula="of:=[locale.A109]" office:value-type="string" office:string-value="rename_group_title" calcext:value-type="string">
            <text:p>rename_group_title</text:p>
          </table:table-cell>
          <table:table-cell table:formula="of:=[locale.C109]" office:value-type="string" office:string-value="rename channel group" calcext:value-type="string">
            <text:p>rename channel group</text:p>
          </table:table-cell>
          <table:table-cell table:number-columns-repeated="1022"/>
        </table:table-row>
        <table:table-row table:style-name="ro2">
          <table:table-cell table:formula="of:=[locale.A110]" office:value-type="string" office:string-value="channel_groups" calcext:value-type="string">
            <text:p>channel_groups</text:p>
          </table:table-cell>
          <table:table-cell table:formula="of:=[locale.C110]" office:value-type="string" office:string-value="channel groups" calcext:value-type="string">
            <text:p>channel groups</text:p>
          </table:table-cell>
          <table:table-cell table:number-columns-repeated="1022"/>
        </table:table-row>
        <table:table-row table:style-name="ro2">
          <table:table-cell table:formula="of:=[locale.A111]" office:value-type="string" office:string-value="page_channelconfig" calcext:value-type="string">
            <text:p>page_channelconfig</text:p>
          </table:table-cell>
          <table:table-cell table:formula="of:=[locale.C111]" office:value-type="string" office:string-value="channel configuration" calcext:value-type="string">
            <text:p>channel configuration</text:p>
          </table:table-cell>
          <table:table-cell table:number-columns-repeated="1022"/>
        </table:table-row>
        <table:table-row table:style-name="ro2">
          <table:table-cell table:formula="of:=[locale.A112]" office:value-type="string" office:string-value="channel_mapping" calcext:value-type="string">
            <text:p>channel_mapping</text:p>
          </table:table-cell>
          <table:table-cell table:formula="of:=[locale.C112]" office:value-type="string" office:string-value="channel mapping" calcext:value-type="string">
            <text:p>channel mapping</text:p>
          </table:table-cell>
          <table:table-cell table:number-columns-repeated="1022"/>
        </table:table-row>
        <table:table-row table:style-name="ro2">
          <table:table-cell table:formula="of:=[locale.A113]" office:value-type="string" office:string-value="category" calcext:value-type="string">
            <text:p>category</text:p>
          </table:table-cell>
          <table:table-cell table:formula="of:=[locale.C113]" office:value-type="string" office:string-value="category" calcext:value-type="string">
            <text:p>category</text:p>
          </table:table-cell>
          <table:table-cell table:number-columns-repeated="1022"/>
        </table:table-row>
        <table:table-row table:style-name="ro2">
          <table:table-cell table:formula="of:=[locale.A114]" office:value-type="string" office:string-value="category-label" calcext:value-type="string">
            <text:p>category-label</text:p>
          </table:table-cell>
          <table:table-cell table:formula="of:=[locale.C114]" office:value-type="string" office:string-value="category" calcext:value-type="string">
            <text:p>category</text:p>
          </table:table-cell>
          <table:table-cell table:number-columns-repeated="1022"/>
        </table:table-row>
        <table:table-row table:style-name="ro2">
          <table:table-cell table:formula="of:=[locale.A115]" office:value-type="string" office:string-value="timer_category" calcext:value-type="string">
            <text:p>timer_category</text:p>
          </table:table-cell>
          <table:table-cell table:formula="of:=[locale.C115]" office:value-type="string" office:string-value="category" calcext:value-type="string">
            <text:p>category</text:p>
          </table:table-cell>
          <table:table-cell table:number-columns-repeated="1022"/>
        </table:table-row>
        <table:table-row table:style-name="ro2">
          <table:table-cell table:formula="of:=[locale.A116]" office:value-type="string" office:string-value="provider_config" calcext:value-type="string">
            <text:p>provider_config</text:p>
          </table:table-cell>
          <table:table-cell table:formula="of:=[locale.C116]" office:value-type="string" office:string-value="configuration of epg provider" calcext:value-type="string">
            <text:p>configuration of epg provider</text:p>
          </table:table-cell>
          <table:table-cell table:number-columns-repeated="1022"/>
        </table:table-row>
        <table:table-row table:style-name="ro2">
          <table:table-cell table:formula="of:=[locale.A117]" office:value-type="string" office:string-value="save_provider_config" calcext:value-type="string">
            <text:p>save_provider_config</text:p>
          </table:table-cell>
          <table:table-cell table:formula="of:=[locale.C117]" office:value-type="string" office:string-value="save configuration" calcext:value-type="string">
            <text:p>save configuration</text:p>
          </table:table-cell>
          <table:table-cell table:number-columns-repeated="1022"/>
        </table:table-row>
        <table:table-row table:style-name="ro2">
          <table:table-cell table:formula="of:=[locale.A118]" office:value-type="string" office:string-value="configured_views" calcext:value-type="string">
            <text:p>configured_views</text:p>
          </table:table-cell>
          <table:table-cell table:formula="of:=[locale.C118]" office:value-type="string" office:string-value="configured views" calcext:value-type="string">
            <text:p>configured views</text:p>
          </table:table-cell>
          <table:table-cell table:number-columns-repeated="1022"/>
        </table:table-row>
        <table:table-row table:style-name="ro2">
          <table:table-cell table:formula="of:=[locale.A119]" office:value-type="string" office:string-value="configured_vdr" calcext:value-type="string">
            <text:p>configured_vdr</text:p>
          </table:table-cell>
          <table:table-cell table:formula="of:=[locale.C119]" office:value-type="string" office:string-value="configured VDR" calcext:value-type="string">
            <text:p>configured VDR</text:p>
          </table:table-cell>
          <table:table-cell table:number-columns-repeated="1022"/>
        </table:table-row>
        <table:table-row table:style-name="ro2">
          <table:table-cell table:formula="of:=[locale.A120]" office:value-type="string" office:string-value="shortreview" calcext:value-type="string">
            <text:p>shortreview</text:p>
          </table:table-cell>
          <table:table-cell table:formula="of:=[locale.C120]" office:value-type="string" office:string-value="short review" calcext:value-type="string">
            <text:p>short review</text:p>
          </table:table-cell>
          <table:table-cell table:number-columns-repeated="1022"/>
        </table:table-row>
        <table:table-row table:style-name="ro2">
          <table:table-cell table:formula="of:=[locale.A121]" office:value-type="string" office:string-value="timer_repeat_shorttext" calcext:value-type="string">
            <text:p>timer_repeat_shorttext</text:p>
          </table:table-cell>
          <table:table-cell table:formula="of:=[locale.C121]" office:value-type="string" office:string-value="short text" calcext:value-type="string">
            <text:p>short text</text:p>
          </table:table-cell>
          <table:table-cell table:number-columns-repeated="1022"/>
        </table:table-row>
        <table:table-row table:style-name="ro2">
          <table:table-cell table:formula="of:=[locale.A122]" office:value-type="string" office:string-value="timer_search_shorttext" calcext:value-type="string">
            <text:p>timer_search_shorttext</text:p>
          </table:table-cell>
          <table:table-cell table:formula="of:=[locale.C122]" office:value-type="string" office:string-value="short text" calcext:value-type="string">
            <text:p>short text</text:p>
          </table:table-cell>
          <table:table-cell table:number-columns-repeated="1022"/>
        </table:table-row>
        <table:table-row table:style-name="ro2">
          <table:table-cell table:formula="of:=[locale.A123]" office:value-type="string" office:string-value="timer_search_shorttext2" calcext:value-type="string">
            <text:p>timer_search_shorttext2</text:p>
          </table:table-cell>
          <table:table-cell table:formula="of:=[locale.C123]" office:value-type="string" office:string-value="short text" calcext:value-type="string">
            <text:p>short text</text:p>
          </table:table-cell>
          <table:table-cell table:number-columns-repeated="1022"/>
        </table:table-row>
        <table:table-row table:style-name="ro2">
          <table:table-cell table:formula="of:=[locale.A124]" office:value-type="string" office:string-value="timer_lifetime" calcext:value-type="string">
            <text:p>timer_lifetime</text:p>
          </table:table-cell>
          <table:table-cell table:formula="of:=[locale.C124]" office:value-type="string" office:string-value="lifetime" calcext:value-type="string">
            <text:p>lifetime</text:p>
          </table:table-cell>
          <table:table-cell table:number-columns-repeated="1022"/>
        </table:table-row>
        <table:table-row table:style-name="ro2">
          <table:table-cell table:formula="of:=[locale.A125]" office:value-type="string" office:string-value="logout" calcext:value-type="string">
            <text:p>logout</text:p>
          </table:table-cell>
          <table:table-cell table:formula="of:=[locale.C125]" office:value-type="string" office:string-value="logout" calcext:value-type="string">
            <text:p>logout</text:p>
          </table:table-cell>
          <table:table-cell table:number-columns-repeated="1022"/>
        </table:table-row>
        <table:table-row table:style-name="ro2">
          <table:table-cell table:formula="of:=[locale.A126]" office:value-type="string" office:string-value="delete_name_mapping" calcext:value-type="string">
            <text:p>delete_name_mapping</text:p>
          </table:table-cell>
          <table:table-cell table:formula="of:=[locale.C126]" office:value-type="string" office:string-value="delete name mapping" calcext:value-type="string">
            <text:p>delete name mapping</text:p>
          </table:table-cell>
          <table:table-cell table:number-columns-repeated="1022"/>
        </table:table-row>
        <table:table-row table:style-name="ro2">
          <table:table-cell table:formula="of:=[locale.A127]" office:value-type="string" office:string-value="delete" calcext:value-type="string">
            <text:p>delete</text:p>
          </table:table-cell>
          <table:table-cell table:formula="of:=[locale.C127]" office:value-type="string" office:string-value="delete" calcext:value-type="string">
            <text:p>delete</text:p>
          </table:table-cell>
          <table:table-cell table:number-columns-repeated="1022"/>
        </table:table-row>
        <table:table-row table:style-name="ro2">
          <table:table-cell table:formula="of:=[locale.A128]" office:value-type="string" office:string-value="save_mapping" calcext:value-type="string">
            <text:p>save_mapping</text:p>
          </table:table-cell>
          <table:table-cell table:formula="of:=[locale.C128]" office:value-type="string" office:string-value="save mapping" calcext:value-type="string">
            <text:p>save mapping</text:p>
          </table:table-cell>
          <table:table-cell table:number-columns-repeated="1022"/>
        </table:table-row>
        <table:table-row table:style-name="ro2">
          <table:table-cell table:formula="of:=[locale.A129]" office:value-type="string" office:string-value="reset_mapping" calcext:value-type="string">
            <text:p>reset_mapping</text:p>
          </table:table-cell>
          <table:table-cell table:formula="of:=[locale.C129]" office:value-type="string" office:string-value="restore mapping" calcext:value-type="string">
            <text:p>restore mapping</text:p>
          </table:table-cell>
          <table:table-cell table:number-columns-repeated="1022"/>
        </table:table-row>
        <table:table-row table:style-name="ro2">
          <table:table-cell table:formula="of:=[locale.A130]" office:value-type="string" office:string-value="timer_wednesday" calcext:value-type="string">
            <text:p>timer_wednesday</text:p>
          </table:table-cell>
          <table:table-cell table:formula="of:=[locale.C130]" office:value-type="string" office:string-value="We" calcext:value-type="string">
            <text:p>We</text:p>
          </table:table-cell>
          <table:table-cell table:number-columns-repeated="1022"/>
        </table:table-row>
        <table:table-row table:style-name="ro2">
          <table:table-cell table:formula="of:=[locale.A131]" office:value-type="string" office:string-value="timer_date_mi" calcext:value-type="string">
            <text:p>timer_date_mi</text:p>
          </table:table-cell>
          <table:table-cell table:formula="of:=[locale.C131]" office:value-type="string" office:string-value="We." calcext:value-type="string">
            <text:p>We.</text:p>
          </table:table-cell>
          <table:table-cell table:number-columns-repeated="1022"/>
        </table:table-row>
        <table:table-row table:style-name="ro2">
          <table:table-cell table:formula="of:=[locale.A132]" office:value-type="string" office:string-value="timer_monday" calcext:value-type="string">
            <text:p>timer_monday</text:p>
          </table:table-cell>
          <table:table-cell table:formula="of:=[locale.C132]" office:value-type="string" office:string-value="Mo" calcext:value-type="string">
            <text:p>Mo</text:p>
          </table:table-cell>
          <table:table-cell table:number-columns-repeated="1022"/>
        </table:table-row>
        <table:table-row table:style-name="ro2">
          <table:table-cell table:formula="of:=[locale.A133]" office:value-type="string" office:string-value="timer_date_mo" calcext:value-type="string">
            <text:p>timer_date_mo</text:p>
          </table:table-cell>
          <table:table-cell table:formula="of:=[locale.C133]" office:value-type="string" office:string-value="Mo." calcext:value-type="string">
            <text:p>Mo.</text:p>
          </table:table-cell>
          <table:table-cell table:number-columns-repeated="1022"/>
        </table:table-row>
        <table:table-row table:style-name="ro2">
          <table:table-cell table:formula="of:=[locale.A134]" office:value-type="string" office:string-value="moderator" calcext:value-type="string">
            <text:p>moderator</text:p>
          </table:table-cell>
          <table:table-cell table:formula="of:=[locale.C134]" office:value-type="string" office:string-value="moderator" calcext:value-type="string">
            <text:p>moderator</text:p>
          </table:table-cell>
          <table:table-cell table:number-columns-repeated="1022"/>
        </table:table-row>
        <table:table-row table:style-name="ro2">
          <table:table-cell table:formula="of:=[locale.A135]" office:value-type="string" office:string-value="name-label" calcext:value-type="string">
            <text:p>name-label</text:p>
          </table:table-cell>
          <table:table-cell table:formula="of:=[locale.C135]" office:value-type="string" office:string-value="name" calcext:value-type="string">
            <text:p>name</text:p>
          </table:table-cell>
          <table:table-cell table:number-columns-repeated="1022"/>
        </table:table-row>
        <table:table-row table:style-name="ro2">
          <table:table-cell table:formula="of:=[locale.A136]" office:value-type="string" office:string-value="timer_name" calcext:value-type="string">
            <text:p>timer_name</text:p>
          </table:table-cell>
          <table:table-cell table:formula="of:=[locale.C136]" office:value-type="string" office:string-value="name" calcext:value-type="string">
            <text:p>name</text:p>
          </table:table-cell>
          <table:table-cell table:number-columns-repeated="1022"/>
        </table:table-row>
        <table:table-row table:style-name="ro2">
          <table:table-cell table:formula="of:=[locale.A137]" office:value-type="string" office:string-value="new_group_name" calcext:value-type="string">
            <text:p>new_group_name</text:p>
          </table:table-cell>
          <table:table-cell table:formula="of:=[locale.C137]" office:value-type="string" office:string-value="name of the new channel group" calcext:value-type="string">
            <text:p>name of the new channel group</text:p>
          </table:table-cell>
          <table:table-cell table:number-columns-repeated="1022"/>
        </table:table-row>
        <table:table-row table:style-name="ro2">
          <table:table-cell table:formula="of:=[locale.A138]" office:value-type="string" office:string-value="no" calcext:value-type="string">
            <text:p>no</text:p>
          </table:table-cell>
          <table:table-cell table:formula="of:=[locale.C138]" office:value-type="string" office:string-value="no" calcext:value-type="string">
            <text:p>no</text:p>
          </table:table-cell>
          <table:table-cell table:number-columns-repeated="1022"/>
        </table:table-row>
        <table:table-row table:style-name="ro2">
          <table:table-cell table:formula="of:=[locale.A139]" office:value-type="string" office:string-value="network" calcext:value-type="string">
            <text:p>network</text:p>
          </table:table-cell>
          <table:table-cell table:formula="of:=[locale.C139]" office:value-type="string" office:string-value="network" calcext:value-type="string">
            <text:p>network</text:p>
          </table:table-cell>
          <table:table-cell table:number-columns-repeated="1022"/>
        </table:table-row>
        <table:table-row table:style-name="ro2">
          <table:table-cell table:formula="of:=[locale.A140]" office:value-type="string" office:string-value="create_channel_group" calcext:value-type="string">
            <text:p>create_channel_group</text:p>
          </table:table-cell>
          <table:table-cell table:formula="of:=[locale.C140]" office:value-type="string" office:string-value="new channel group" calcext:value-type="string">
            <text:p>new channel group</text:p>
          </table:table-cell>
          <table:table-cell table:number-columns-repeated="1022"/>
        </table:table-row>
        <table:table-row table:style-name="ro2">
          <table:table-cell table:formula="of:=[locale.A141]" office:value-type="string" office:string-value="create_searchtimer" calcext:value-type="string">
            <text:p>create_searchtimer</text:p>
          </table:table-cell>
          <table:table-cell table:formula="of:=[locale.C141]" office:value-type="string" office:string-value="create new search timer" calcext:value-type="string">
            <text:p>create new search timer</text:p>
          </table:table-cell>
          <table:table-cell table:number-columns-repeated="1022"/>
        </table:table-row>
        <table:table-row table:style-name="ro2">
          <table:table-cell table:formula="of:=[locale.A142]" office:value-type="string" office:string-value="FREE" calcext:value-type="string">
            <text:p>FREE</text:p>
          </table:table-cell>
          <table:table-cell table:formula="of:=[locale.C142]" office:value-type="string" office:string-value="only fta channels" calcext:value-type="string">
            <text:p>only fta channels</text:p>
          </table:table-cell>
          <table:table-cell table:number-columns-repeated="1022"/>
        </table:table-row>
        <table:table-row table:style-name="ro2">
          <table:table-cell table:formula="of:=[locale.A143]" office:value-type="string" office:string-value="RADIO" calcext:value-type="string">
            <text:p>RADIO</text:p>
          </table:table-cell>
          <table:table-cell table:formula="of:=[locale.C143]" office:value-type="string" office:string-value="only radio channels" calcext:value-type="string">
            <text:p>only radio channels</text:p>
          </table:table-cell>
          <table:table-cell table:number-columns-repeated="1022"/>
        </table:table-row>
        <table:table-row table:style-name="ro2">
          <table:table-cell table:formula="of:=[locale.A144]" office:value-type="string" office:string-value="TV" calcext:value-type="string">
            <text:p>TV</text:p>
          </table:table-cell>
          <table:table-cell table:formula="of:=[locale.C144]" office:value-type="string" office:string-value="only tv channels" calcext:value-type="string">
            <text:p>only tv channels</text:p>
          </table:table-cell>
          <table:table-cell table:number-columns-repeated="1022"/>
        </table:table-row>
        <table:table-row table:style-name="ro2">
          <table:table-cell table:formula="of:=[locale.A145]" office:value-type="string" office:string-value="ENCRYPTED" calcext:value-type="string">
            <text:p>ENCRYPTED</text:p>
          </table:table-cell>
          <table:table-cell table:formula="of:=[locale.C145]" office:value-type="string" office:string-value="only encrypted channels" calcext:value-type="string">
            <text:p>only encrypted channels</text:p>
          </table:table-cell>
          <table:table-cell table:number-columns-repeated="1022"/>
        </table:table-row>
        <table:table-row table:style-name="ro2">
          <table:table-cell table:formula="of:=[locale.A146]" office:value-type="string" office:string-value="parking_group" calcext:value-type="string">
            <text:p>parking_group</text:p>
          </table:table-cell>
          <table:table-cell table:formula="of:=[locale.C146]" office:value-type="string" office:string-value="parking place/dustbin" calcext:value-type="string">
            <text:p>parking place/dustbin</text:p>
          </table:table-cell>
          <table:table-cell table:number-columns-repeated="1022"/>
        </table:table-row>
        <table:table-row table:style-name="ro2">
          <table:table-cell table:formula="of:=[locale.A147]" office:value-type="string" office:string-value="poster" calcext:value-type="string">
            <text:p>poster</text:p>
          </table:table-cell>
          <table:table-cell table:formula="of:=[locale.C147]" office:value-type="string" office:string-value="poster" calcext:value-type="string">
            <text:p>poster</text:p>
          </table:table-cell>
          <table:table-cell table:number-columns-repeated="1022"/>
        </table:table-row>
        <table:table-row table:style-name="ro2">
          <table:table-cell table:formula="of:=[locale.A148]" office:value-type="string" office:string-value="timer_priority" calcext:value-type="string">
            <text:p>timer_priority</text:p>
          </table:table-cell>
          <table:table-cell table:formula="of:=[locale.C148]" office:value-type="string" office:string-value="priority" calcext:value-type="string">
            <text:p>priority</text:p>
          </table:table-cell>
          <table:table-cell table:number-columns-repeated="1022"/>
        </table:table-row>
        <table:table-row table:style-name="ro2">
          <table:table-cell table:formula="of:=[locale.A149]" office:value-type="string" office:string-value="page_program_now" calcext:value-type="string">
            <text:p>page_program_now</text:p>
          </table:table-cell>
          <table:table-cell table:formula="of:=[locale.C149]" office:value-type="string" office:string-value="program (now)" calcext:value-type="string">
            <text:p>program (now)</text:p>
          </table:table-cell>
          <table:table-cell table:number-columns-repeated="1022"/>
        </table:table-row>
        <table:table-row table:style-name="ro2">
          <table:table-cell table:formula="of:=[locale.A150]" office:value-type="string" office:string-value="page_program_channel" calcext:value-type="string">
            <text:p>page_program_channel</text:p>
          </table:table-cell>
          <table:table-cell table:formula="of:=[locale.C150]" office:value-type="string" office:string-value="program (channel)" calcext:value-type="string">
            <text:p>program (channel)</text:p>
          </table:table-cell>
          <table:table-cell table:number-columns-repeated="1022"/>
        </table:table-row>
        <table:table-row table:style-name="ro2">
          <table:table-cell table:formula="of:=[locale.A151]" office:value-type="string" office:string-value="page_program_day" calcext:value-type="string">
            <text:p>page_program_day</text:p>
          </table:table-cell>
          <table:table-cell table:formula="of:=[locale.C151]" office:value-type="string" office:string-value="program (day)" calcext:value-type="string">
            <text:p>program (day)</text:p>
          </table:table-cell>
          <table:table-cell table:number-columns-repeated="1022"/>
        </table:table-row>
        <table:table-row table:style-name="ro2">
          <table:table-cell table:formula="of:=[locale.A152]" office:value-type="string" office:string-value="read_provider_ids" calcext:value-type="string">
            <text:p>read_provider_ids</text:p>
          </table:table-cell>
          <table:table-cell table:formula="of:=[locale.C152]" office:value-type="string" office:string-value="refresh provider ids" calcext:value-type="string">
            <text:p>refresh provider ids</text:p>
          </table:table-cell>
          <table:table-cell table:number-columns-repeated="1022"/>
        </table:table-row>
        <table:table-row table:style-name="ro2">
          <table:table-cell table:formula="of:=[locale.A153]" office:value-type="string" office:string-value="source" calcext:value-type="string">
            <text:p>source</text:p>
          </table:table-cell>
          <table:table-cell table:formula="of:=[locale.C153]" office:value-type="string" office:string-value="source" calcext:value-type="string">
            <text:p>source</text:p>
          </table:table-cell>
          <table:table-cell table:number-columns-repeated="1022"/>
        </table:table-row>
        <table:table-row table:style-name="ro2">
          <table:table-cell table:formula="of:=[locale.A154]" office:value-type="string" office:string-value="timer_type_select" calcext:value-type="string">
            <text:p>timer_type_select</text:p>
          </table:table-cell>
          <table:table-cell table:formula="of:=[locale.C154]" office:value-type="string" office:string-value="R=record,V=view,S=search" calcext:value-type="string">
            <text:p>R=record,V=view,S=search</text:p>
          </table:table-cell>
          <table:table-cell table:number-columns-repeated="1022"/>
        </table:table-row>
        <table:table-row table:style-name="ro2">
          <table:table-cell table:formula="of:=[locale.A155]" office:value-type="string" office:string-value="RADIOTV" calcext:value-type="string">
            <text:p>RADIOTV</text:p>
          </table:table-cell>
          <table:table-cell table:formula="of:=[locale.C155]" office:value-type="string" office:string-value="radio and tv" calcext:value-type="string">
            <text:p>radio and tv</text:p>
          </table:table-cell>
          <table:table-cell table:number-columns-repeated="1022"/>
        </table:table-row>
        <table:table-row table:style-name="ro2">
          <table:table-cell table:formula="of:=[locale.A156]" office:value-type="string" office:string-value="rating" calcext:value-type="string">
            <text:p>rating</text:p>
          </table:table-cell>
          <table:table-cell table:formula="of:=[locale.C156]" office:value-type="string" office:string-value="rating" calcext:value-type="string">
            <text:p>rating</text:p>
          </table:table-cell>
          <table:table-cell table:number-columns-repeated="1022"/>
        </table:table-row>
        <table:table-row table:style-name="ro2">
          <table:table-cell table:formula="of:=[locale.A157]" office:value-type="string" office:string-value="director" calcext:value-type="string">
            <text:p>director</text:p>
          </table:table-cell>
          <table:table-cell table:formula="of:=[locale.C157]" office:value-type="string" office:string-value="director" calcext:value-type="string">
            <text:p>director</text:p>
          </table:table-cell>
          <table:table-cell table:number-columns-repeated="1022"/>
        </table:table-row>
        <table:table-row table:style-name="ro2">
          <table:table-cell table:formula="of:=[locale.A158]" office:value-type="string" office:string-value="timer_saturday" calcext:value-type="string">
            <text:p>timer_saturday</text:p>
          </table:table-cell>
          <table:table-cell table:formula="of:=[locale.C158]" office:value-type="string" office:string-value="Sa" calcext:value-type="string">
            <text:p>Sa</text:p>
          </table:table-cell>
          <table:table-cell table:number-columns-repeated="1022"/>
        </table:table-row>
        <table:table-row table:style-name="ro2">
          <table:table-cell table:formula="of:=[locale.A159]" office:value-type="string" office:string-value="timer_date_sa" calcext:value-type="string">
            <text:p>timer_date_sa</text:p>
          </table:table-cell>
          <table:table-cell table:formula="of:=[locale.C159]" office:value-type="string" office:string-value="Sa." calcext:value-type="string">
            <text:p>Sa.</text:p>
          </table:table-cell>
          <table:table-cell table:number-columns-repeated="1022"/>
        </table:table-row>
        <table:table-row table:style-name="ro2">
          <table:table-cell table:formula="of:=[locale.A160]" office:value-type="string" office:string-value="secprov" calcext:value-type="string">
            <text:p>secprov</text:p>
          </table:table-cell>
          <table:table-cell table:formula="of:=[locale.C160]" office:value-type="string" office:string-value="secundary provider" calcext:value-type="string">
            <text:p>secundary provider</text:p>
          </table:table-cell>
          <table:table-cell table:number-columns-repeated="1022"/>
        </table:table-row>
        <table:table-row table:style-name="ro2">
          <table:table-cell table:formula="of:=[locale.A161]" office:value-type="string" office:string-value="timer_starttime" calcext:value-type="string">
            <text:p>timer_starttime</text:p>
          </table:table-cell>
          <table:table-cell table:formula="of:=[locale.C161]" office:value-type="string" office:string-value="start of show between" calcext:value-type="string">
            <text:p>start of show between</text:p>
          </table:table-cell>
          <table:table-cell table:number-columns-repeated="1022"/>
        </table:table-row>
        <table:table-row table:style-name="ro2">
          <table:table-cell table:formula="of:=[locale.A162]" office:value-type="string" office:string-value="series_poster" calcext:value-type="string">
            <text:p>series_poster</text:p>
          </table:table-cell>
          <table:table-cell table:formula="of:=[locale.C162]" office:value-type="string" office:string-value="series poster" calcext:value-type="string">
            <text:p>series poster</text:p>
          </table:table-cell>
          <table:table-cell table:number-columns-repeated="1022"/>
        </table:table-row>
        <table:table-row table:style-name="ro2">
          <table:table-cell table:formula="of:=[locale.A163]" office:value-type="string" office:string-value="series_overview" calcext:value-type="string">
            <text:p>series_overview</text:p>
          </table:table-cell>
          <table:table-cell table:formula="of:=[locale.C163]" office:value-type="string" office:string-value="series overview" calcext:value-type="string">
            <text:p>series overview</text:p>
          </table:table-cell>
          <table:table-cell table:number-columns-repeated="1022"/>
        </table:table-row>
        <table:table-row table:style-name="ro2">
          <table:table-cell table:formula="of:=[locale.A164]" office:value-type="string" office:string-value="timer_sunday" calcext:value-type="string">
            <text:p>timer_sunday</text:p>
          </table:table-cell>
          <table:table-cell table:formula="of:=[locale.C164]" office:value-type="string" office:string-value="Su" calcext:value-type="string">
            <text:p>Su</text:p>
          </table:table-cell>
          <table:table-cell table:number-columns-repeated="1022"/>
        </table:table-row>
        <table:table-row table:style-name="ro2">
          <table:table-cell table:formula="of:=[locale.A165]" office:value-type="string" office:string-value="timer_date_so" calcext:value-type="string">
            <text:p>timer_date_so</text:p>
          </table:table-cell>
          <table:table-cell table:formula="of:=[locale.C165]" office:value-type="string" office:string-value="Su." calcext:value-type="string">
            <text:p>Su.</text:p>
          </table:table-cell>
          <table:table-cell table:number-columns-repeated="1022"/>
        </table:table-row>
        <table:table-row table:style-name="ro2">
          <table:table-cell table:formula="of:=[locale.A166]" office:value-type="string" office:string-value="sort" calcext:value-type="string">
            <text:p>sort</text:p>
          </table:table-cell>
          <table:table-cell table:formula="of:=[locale.C166]" office:value-type="string" office:string-value="sort" calcext:value-type="string">
            <text:p>sort</text:p>
          </table:table-cell>
          <table:table-cell table:number-columns-repeated="1022"/>
        </table:table-row>
        <table:table-row table:style-name="ro2">
          <table:table-cell table:formula="of:=[locale.A167]" office:value-type="string" office:string-value="update_database" calcext:value-type="string">
            <text:p>update_database</text:p>
          </table:table-cell>
          <table:table-cell table:formula="of:=[locale.C167]" office:value-type="string" office:string-value="change sort in database" calcext:value-type="string">
            <text:p>change sort in database</text:p>
          </table:table-cell>
          <table:table-cell table:number-columns-repeated="1022"/>
        </table:table-row>
        <table:table-row table:style-name="ro2">
          <table:table-cell table:formula="of:=[locale.A168]" office:value-type="string" office:string-value="save" calcext:value-type="string">
            <text:p>save</text:p>
          </table:table-cell>
          <table:table-cell table:formula="of:=[locale.C168]" office:value-type="string" office:string-value="save" calcext:value-type="string">
            <text:p>save</text:p>
          </table:table-cell>
          <table:table-cell table:number-columns-repeated="1022"/>
        </table:table-row>
        <table:table-row table:style-name="ro2">
          <table:table-cell table:formula="of:=[locale.A169]" office:value-type="string" office:string-value="timer_save" calcext:value-type="string">
            <text:p>timer_save</text:p>
          </table:table-cell>
          <table:table-cell table:formula="of:=[locale.C169]" office:value-type="string" office:string-value="save" calcext:value-type="string">
            <text:p>save</text:p>
          </table:table-cell>
          <table:table-cell table:number-columns-repeated="1022"/>
        </table:table-row>
        <table:table-row table:style-name="ro2">
          <table:table-cell table:formula="of:=[locale.A170]" office:value-type="string" office:string-value="season" calcext:value-type="string">
            <text:p>season</text:p>
          </table:table-cell>
          <table:table-cell table:formula="of:=[locale.C170]" office:value-type="string" office:string-value="season" calcext:value-type="string">
            <text:p>season</text:p>
          </table:table-cell>
          <table:table-cell table:number-columns-repeated="1022"/>
        </table:table-row>
        <table:table-row table:style-name="ro2">
          <table:table-cell table:formula="of:=[locale.A171]" office:value-type="string" office:string-value="season-label" calcext:value-type="string">
            <text:p>season-label</text:p>
          </table:table-cell>
          <table:table-cell table:formula="of:=[locale.C171]" office:value-type="string" office:string-value="season" calcext:value-type="string">
            <text:p>season</text:p>
          </table:table-cell>
          <table:table-cell table:number-columns-repeated="1022"/>
        </table:table-row>
        <table:table-row table:style-name="ro2">
          <table:table-cell table:formula="of:=[locale.A172]" office:value-type="string" office:string-value="timer_season" calcext:value-type="string">
            <text:p>timer_season</text:p>
          </table:table-cell>
          <table:table-cell table:formula="of:=[locale.C172]" office:value-type="string" office:string-value="season" calcext:value-type="string">
            <text:p>season</text:p>
          </table:table-cell>
          <table:table-cell table:number-columns-repeated="1022"/>
        </table:table-row>
        <table:table-row table:style-name="ro2">
          <table:table-cell table:formula="of:=[locale.A173]" office:value-type="string" office:string-value="recStartTime-label" calcext:value-type="string">
            <text:p>recStartTime-label</text:p>
          </table:table-cell>
          <table:table-cell table:formula="of:=[locale.C173]" office:value-type="string" office:string-value="start" calcext:value-type="string">
            <text:p>start</text:p>
          </table:table-cell>
          <table:table-cell table:number-columns-repeated="1022"/>
        </table:table-row>
        <table:table-row table:style-name="ro2">
          <table:table-cell table:formula="of:=[locale.A174]" office:value-type="string" office:string-value="startTime-label" calcext:value-type="string">
            <text:p>startTime-label</text:p>
          </table:table-cell>
          <table:table-cell table:formula="of:=[locale.C174]" office:value-type="string" office:string-value="start" calcext:value-type="string">
            <text:p>start</text:p>
          </table:table-cell>
          <table:table-cell table:number-columns-repeated="1022"/>
        </table:table-row>
        <table:table-row table:style-name="ro2">
          <table:table-cell table:formula="of:=[locale.A175]" office:value-type="string" office:string-value="page_index" calcext:value-type="string">
            <text:p>page_index</text:p>
          </table:table-cell>
          <table:table-cell table:formula="of:=[locale.C175]" office:value-type="string" office:string-value="home page" calcext:value-type="string">
            <text:p>home page</text:p>
          </table:table-cell>
          <table:table-cell table:number-columns-repeated="1022"/>
        </table:table-row>
        <table:table-row table:style-name="ro2">
          <table:table-cell table:formula="of:=[locale.A176]" office:value-type="string" office:string-value="status" calcext:value-type="string">
            <text:p>status</text:p>
          </table:table-cell>
          <table:table-cell table:formula="of:=[locale.C176]" office:value-type="string" office:string-value="status" calcext:value-type="string">
            <text:p>status</text:p>
          </table:table-cell>
          <table:table-cell table:number-columns-repeated="1022"/>
        </table:table-row>
        <table:table-row table:style-name="ro2">
          <table:table-cell table:formula="of:=[locale.A177]" office:value-type="string" office:string-value="keyword" calcext:value-type="string">
            <text:p>keyword</text:p>
          </table:table-cell>
          <table:table-cell table:formula="of:=[locale.C177]" office:value-type="string" office:string-value="keyword" calcext:value-type="string">
            <text:p>keyword</text:p>
          </table:table-cell>
          <table:table-cell table:number-columns-repeated="1022"/>
        </table:table-row>
        <table:table-row table:style-name="ro2">
          <table:table-cell table:formula="of:=[locale.A178]" office:value-type="string" office:string-value="stopTime-label" calcext:value-type="string">
            <text:p>stopTime-label</text:p>
          </table:table-cell>
          <table:table-cell table:formula="of:=[locale.C178]" office:value-type="string" office:string-value="stop" calcext:value-type="string">
            <text:p>stop</text:p>
          </table:table-cell>
          <table:table-cell table:number-columns-repeated="1022"/>
        </table:table-row>
        <table:table-row table:style-name="ro2">
          <table:table-cell table:formula="of:=[locale.A179]" office:value-type="string" office:string-value="timer_searchitem" calcext:value-type="string">
            <text:p>timer_searchitem</text:p>
          </table:table-cell>
          <table:table-cell table:formula="of:=[locale.C179]" office:value-type="string" office:string-value="search term" calcext:value-type="string">
            <text:p>search term</text:p>
          </table:table-cell>
          <table:table-cell table:number-columns-repeated="1022"/>
        </table:table-row>
        <table:table-row table:style-name="ro2">
          <table:table-cell table:formula="of:=[locale.A180]" office:value-type="string" office:string-value="expression-label" calcext:value-type="string">
            <text:p>expression-label</text:p>
          </table:table-cell>
          <table:table-cell table:formula="of:=[locale.C180]" office:value-type="string" office:string-value="search term 1" calcext:value-type="string">
            <text:p>search term 1</text:p>
          </table:table-cell>
          <table:table-cell table:number-columns-repeated="1022"/>
        </table:table-row>
        <table:table-row table:style-name="ro2">
          <table:table-cell table:formula="of:=[locale.A181]" office:value-type="string" office:string-value="expression1-label" calcext:value-type="string">
            <text:p>expression1-label</text:p>
          </table:table-cell>
          <table:table-cell table:formula="of:=[locale.C181]" office:value-type="string" office:string-value="search term 2" calcext:value-type="string">
            <text:p>search term 2</text:p>
          </table:table-cell>
          <table:table-cell table:number-columns-repeated="1022"/>
        </table:table-row>
        <table:table-row table:style-name="ro2">
          <table:table-cell table:formula="of:=[locale.A182]" office:value-type="string" office:string-value="timer_searchitem2" calcext:value-type="string">
            <text:p>timer_searchitem2</text:p>
          </table:table-cell>
          <table:table-cell table:formula="of:=[locale.C182]" office:value-type="string" office:string-value="search term 2" calcext:value-type="string">
            <text:p>search term 2</text:p>
          </table:table-cell>
          <table:table-cell table:number-columns-repeated="1022"/>
        </table:table-row>
        <table:table-row table:style-name="ro2">
          <table:table-cell table:formula="of:=[locale.A183]" office:value-type="string" office:string-value="search" calcext:value-type="string">
            <text:p>search</text:p>
          </table:table-cell>
          <table:table-cell table:formula="of:=[locale.C183]" office:value-type="string" office:string-value="search" calcext:value-type="string">
            <text:p>search</text:p>
          </table:table-cell>
          <table:table-cell table:number-columns-repeated="1022"/>
        </table:table-row>
        <table:table-row table:style-name="ro2">
          <table:table-cell table:formula="of:=[locale.A184]" office:value-type="string" office:string-value="timer_type_search" calcext:value-type="string">
            <text:p>timer_type_search</text:p>
          </table:table-cell>
          <table:table-cell table:formula="of:=[locale.C184]" office:value-type="string" office:string-value="search" calcext:value-type="string">
            <text:p>search</text:p>
          </table:table-cell>
          <table:table-cell table:number-columns-repeated="1022"/>
        </table:table-row>
        <table:table-row table:style-name="ro2">
          <table:table-cell table:formula="of:=[locale.A185]" office:value-type="string" office:string-value="search_results" calcext:value-type="string">
            <text:p>search_results</text:p>
          </table:table-cell>
          <table:table-cell table:formula="of:=[locale.C185]" office:value-type="string" office:string-value="search results" calcext:value-type="string">
            <text:p>search results</text:p>
          </table:table-cell>
          <table:table-cell table:number-columns-repeated="1022"/>
        </table:table-row>
        <table:table-row table:style-name="ro2">
          <table:table-cell table:formula="of:=[locale.A186]" office:value-type="string" office:string-value="search_criteria" calcext:value-type="string">
            <text:p>search_criteria</text:p>
          </table:table-cell>
          <table:table-cell table:formula="of:=[locale.C186]" office:value-type="string" office:string-value="search criteria" calcext:value-type="string">
            <text:p>search criteria</text:p>
          </table:table-cell>
          <table:table-cell table:number-columns-repeated="1022"/>
        </table:table-row>
        <table:table-row table:style-name="ro2">
          <table:table-cell table:formula="of:=[locale.A187]" office:value-type="string" office:string-value="timer_searchmode" calcext:value-type="string">
            <text:p>timer_searchmode</text:p>
          </table:table-cell>
          <table:table-cell table:formula="of:=[locale.C187]" office:value-type="string" office:string-value="search mode" calcext:value-type="string">
            <text:p>search mode</text:p>
          </table:table-cell>
          <table:table-cell table:number-columns-repeated="1022"/>
        </table:table-row>
        <table:table-row table:style-name="ro2">
          <table:table-cell table:formula="of:=[locale.A188]" office:value-type="string" office:string-value="page_search_timer" calcext:value-type="string">
            <text:p>page_search_timer</text:p>
          </table:table-cell>
          <table:table-cell table:formula="of:=[locale.C188]" office:value-type="string" office:string-value="search timer" calcext:value-type="string">
            <text:p>search timer</text:p>
          </table:table-cell>
          <table:table-cell table:number-columns-repeated="1022"/>
        </table:table-row>
        <table:table-row table:style-name="ro2">
          <table:table-cell table:formula="of:=[locale.A189]" office:value-type="string" office:string-value="execute_searchtimer" calcext:value-type="string">
            <text:p>execute_searchtimer</text:p>
          </table:table-cell>
          <table:table-cell table:formula="of:=[locale.C189]" office:value-type="string" office:string-value="execute search timer" calcext:value-type="string">
            <text:p>execute search timer</text:p>
          </table:table-cell>
          <table:table-cell table:number-columns-repeated="1022"/>
        </table:table-row>
        <table:table-row table:style-name="ro2">
          <table:table-cell table:formula="of:=[locale.A190]" office:value-type="string" office:string-value="edit_searchtimer" calcext:value-type="string">
            <text:p>edit_searchtimer</text:p>
          </table:table-cell>
          <table:table-cell table:formula="of:=[locale.C190]" office:value-type="string" office:string-value="edit search timer" calcext:value-type="string">
            <text:p>edit search timer</text:p>
          </table:table-cell>
          <table:table-cell table:number-columns-repeated="1022"/>
        </table:table-row>
        <table:table-row table:style-name="ro2">
          <table:table-cell table:formula="of:=[locale.A191]" office:value-type="string" office:string-value="edit_timer" calcext:value-type="string">
            <text:p>edit_timer</text:p>
          </table:table-cell>
          <table:table-cell table:formula="of:=[locale.C191]" office:value-type="string" office:string-value="edit search timer" calcext:value-type="string">
            <text:p>edit search timer</text:p>
          </table:table-cell>
          <table:table-cell table:number-columns-repeated="1022"/>
        </table:table-row>
        <table:table-row table:style-name="ro2">
          <table:table-cell table:formula="of:=[locale.A192]" office:value-type="string" office:string-value="delete_searchtimer" calcext:value-type="string">
            <text:p>delete_searchtimer</text:p>
          </table:table-cell>
          <table:table-cell table:formula="of:=[locale.C192]" office:value-type="string" office:string-value="delete search timer" calcext:value-type="string">
            <text:p>delete search timer</text:p>
          </table:table-cell>
          <table:table-cell table:number-columns-repeated="1022"/>
        </table:table-row>
        <table:table-row table:style-name="ro2">
          <table:table-cell table:formula="of:=[locale.A193]" office:value-type="string" office:string-value="page_svdrp_console" calcext:value-type="string">
            <text:p>page_svdrp_console</text:p>
          </table:table-cell>
          <table:table-cell table:formula="of:=[locale.C193]" office:value-type="string" office:string-value="SVDRP console" calcext:value-type="string">
            <text:p>SVDRP console</text:p>
          </table:table-cell>
          <table:table-cell table:number-columns-repeated="1022"/>
        </table:table-row>
        <table:table-row table:style-name="ro2">
          <table:table-cell table:formula="of:=[locale.A194]" office:value-type="string" office:string-value="days" calcext:value-type="string">
            <text:p>days</text:p>
          </table:table-cell>
          <table:table-cell table:formula="of:=[locale.C194]" office:value-type="string" office:string-value="days" calcext:value-type="string">
            <text:p>days</text:p>
          </table:table-cell>
          <table:table-cell table:number-columns-repeated="1022"/>
        </table:table-row>
        <table:table-row table:style-name="ro2">
          <table:table-cell table:formula="of:=[locale.A195]" office:value-type="string" office:string-value="page_timer" calcext:value-type="string">
            <text:p>page_timer</text:p>
          </table:table-cell>
          <table:table-cell table:formula="of:=[locale.C195]" office:value-type="string" office:string-value="timer" calcext:value-type="string">
            <text:p>timer</text:p>
          </table:table-cell>
          <table:table-cell table:number-columns-repeated="1022"/>
        </table:table-row>
        <table:table-row table:style-name="ro2">
          <table:table-cell table:formula="of:=[locale.A196]" office:value-type="string" office:string-value="create_timer" calcext:value-type="string">
            <text:p>create_timer</text:p>
          </table:table-cell>
          <table:table-cell table:formula="of:=[locale.C196]" office:value-type="string" office:string-value="create timer" calcext:value-type="string">
            <text:p>create timer</text:p>
          </table:table-cell>
          <table:table-cell table:number-columns-repeated="1022"/>
        </table:table-row>
        <table:table-row table:style-name="ro2">
          <table:table-cell table:formula="of:=[locale.A197]" office:value-type="string" office:string-value="edit_timer" calcext:value-type="string">
            <text:p>edit_timer</text:p>
          </table:table-cell>
          <table:table-cell table:formula="of:=[locale.C197]" office:value-type="string" office:string-value="edit timer" calcext:value-type="string">
            <text:p>edit timer</text:p>
          </table:table-cell>
          <table:table-cell table:number-columns-repeated="1022"/>
        </table:table-row>
        <table:table-row table:style-name="ro2">
          <table:table-cell table:formula="of:=[locale.A198]" office:value-type="string" office:string-value="delete_timer" calcext:value-type="string">
            <text:p>delete_timer</text:p>
          </table:table-cell>
          <table:table-cell table:formula="of:=[locale.C198]" office:value-type="string" office:string-value="delete timer" calcext:value-type="string">
            <text:p>delete timer</text:p>
          </table:table-cell>
          <table:table-cell table:number-columns-repeated="1022"/>
        </table:table-row>
        <table:table-row table:style-name="ro2">
          <table:table-cell table:formula="of:=[locale.A199]" office:value-type="string" office:string-value="timer_repeat_title" calcext:value-type="string">
            <text:p>timer_repeat_title</text:p>
          </table:table-cell>
          <table:table-cell table:formula="of:=[locale.C199]" office:value-type="string" office:string-value="title" calcext:value-type="string">
            <text:p>title</text:p>
          </table:table-cell>
          <table:table-cell table:number-columns-repeated="1022"/>
        </table:table-row>
        <table:table-row table:style-name="ro2">
          <table:table-cell table:formula="of:=[locale.A200]" office:value-type="string" office:string-value="timer_search_title" calcext:value-type="string">
            <text:p>timer_search_title</text:p>
          </table:table-cell>
          <table:table-cell table:formula="of:=[locale.C200]" office:value-type="string" office:string-value="title" calcext:value-type="string">
            <text:p>title</text:p>
          </table:table-cell>
          <table:table-cell table:number-columns-repeated="1022"/>
        </table:table-row>
        <table:table-row table:style-name="ro2">
          <table:table-cell table:formula="of:=[locale.A201]" office:value-type="string" office:string-value="timer_search_title2" calcext:value-type="string">
            <text:p>timer_search_title2</text:p>
          </table:table-cell>
          <table:table-cell table:formula="of:=[locale.C201]" office:value-type="string" office:string-value="title" calcext:value-type="string">
            <text:p>title</text:p>
          </table:table-cell>
          <table:table-cell table:number-columns-repeated="1022"/>
        </table:table-row>
        <table:table-row table:style-name="ro2">
          <table:table-cell table:formula="of:=[locale.A202]" office:value-type="string" office:string-value="title" calcext:value-type="string">
            <text:p>title</text:p>
          </table:table-cell>
          <table:table-cell table:formula="of:=[locale.C202]" office:value-type="string" office:string-value="title" calcext:value-type="string">
            <text:p>title</text:p>
          </table:table-cell>
          <table:table-cell table:number-columns-repeated="1022"/>
        </table:table-row>
        <table:table-row table:style-name="ro2">
          <table:table-cell table:formula="of:=[locale.A203]" office:value-type="string" office:string-value="title-label" calcext:value-type="string">
            <text:p>title-label</text:p>
          </table:table-cell>
          <table:table-cell table:formula="of:=[locale.C203]" office:value-type="string" office:string-value="title" calcext:value-type="string">
            <text:p>title</text:p>
          </table:table-cell>
          <table:table-cell table:number-columns-repeated="1022"/>
        </table:table-row>
        <table:table-row table:style-name="ro2">
          <table:table-cell table:formula="of:=[locale.A204]" office:value-type="string" office:string-value="hits-label" calcext:value-type="string">
            <text:p>hits-label</text:p>
          </table:table-cell>
          <table:table-cell table:formula="of:=[locale.C204]" office:value-type="string" office:string-value="hits" calcext:value-type="string">
            <text:p>hits</text:p>
          </table:table-cell>
          <table:table-cell table:number-columns-repeated="1022"/>
        </table:table-row>
        <table:table-row table:style-name="ro2">
          <table:table-cell table:formula="of:=[locale.A205]" office:value-type="string" office:string-value="switch_channel" calcext:value-type="string">
            <text:p>switch_channel</text:p>
          </table:table-cell>
          <table:table-cell table:formula="of:=[locale.C205]" office:value-type="string" office:string-value="switch channel" calcext:value-type="string">
            <text:p>switch channel</text:p>
          </table:table-cell>
          <table:table-cell table:number-columns-repeated="1022"/>
        </table:table-row>
        <table:table-row table:style-name="ro2">
          <table:table-cell table:formula="of:=[locale.A206]" office:value-type="string" office:string-value="filterradio" calcext:value-type="string">
            <text:p>filterradio</text:p>
          </table:table-cell>
          <table:table-cell table:formula="of:=[locale.C206]" office:value-type="string" office:string-value="tv and/or radio" calcext:value-type="string">
            <text:p>tv and/or radio</text:p>
          </table:table-cell>
          <table:table-cell table:number-columns-repeated="1022"/>
        </table:table-row>
        <table:table-row table:style-name="ro2">
          <table:table-cell table:formula="of:=[locale.A207]" office:value-type="string" office:string-value="show_tvmids" calcext:value-type="string">
            <text:p>show_tvmids</text:p>
          </table:table-cell>
          <table:table-cell table:formula="of:=[locale.C207]" office:value-type="string" office:string-value="show TVM ids" calcext:value-type="string">
            <text:p>show TVM ids</text:p>
          </table:table-cell>
          <table:table-cell table:number-columns-repeated="1022"/>
        </table:table-row>
        <table:table-row table:style-name="ro2">
          <table:table-cell table:formula="of:=[locale.A208]" office:value-type="string" office:string-value="hide_tvmids" calcext:value-type="string">
            <text:p>hide_tvmids</text:p>
          </table:table-cell>
          <table:table-cell table:formula="of:=[locale.C208]" office:value-type="string" office:string-value="hide TVM ids" calcext:value-type="string">
            <text:p>hide TVM ids</text:p>
          </table:table-cell>
          <table:table-cell table:number-columns-repeated="1022"/>
        </table:table-row>
        <table:table-row table:style-name="ro2">
          <table:table-cell table:formula="of:=[locale.A209]" office:value-type="string" office:string-value="show_tvspids" calcext:value-type="string">
            <text:p>show_tvspids</text:p>
          </table:table-cell>
          <table:table-cell table:formula="of:=[locale.C209]" office:value-type="string" office:string-value="show TVSP ids" calcext:value-type="string">
            <text:p>show TVSP ids</text:p>
          </table:table-cell>
          <table:table-cell table:number-columns-repeated="1022"/>
        </table:table-row>
        <table:table-row table:style-name="ro2">
          <table:table-cell table:formula="of:=[locale.A210]" office:value-type="string" office:string-value="hide_tvspids" calcext:value-type="string">
            <text:p>hide_tvspids</text:p>
          </table:table-cell>
          <table:table-cell table:formula="of:=[locale.C210]" office:value-type="string" office:string-value="hide TVSP ids" calcext:value-type="string">
            <text:p>hide TVSP ids</text:p>
          </table:table-cell>
          <table:table-cell table:number-columns-repeated="1022"/>
        </table:table-row>
        <table:table-row table:style-name="ro2">
          <table:table-cell table:formula="of:=[locale.A211]" office:value-type="string" office:string-value="type-label" calcext:value-type="string">
            <text:p>type-label</text:p>
          </table:table-cell>
          <table:table-cell table:formula="of:=[locale.C211]" office:value-type="string" office:string-value="type" calcext:value-type="string">
            <text:p>type</text:p>
          </table:table-cell>
          <table:table-cell table:number-columns-repeated="1022"/>
        </table:table-row>
        <table:table-row table:style-name="ro2">
          <table:table-cell table:formula="of:=[locale.A212]" office:value-type="string" office:string-value="time" calcext:value-type="string">
            <text:p>time</text:p>
          </table:table-cell>
          <table:table-cell table:formula="of:=[locale.C212]" office:value-type="string" office:string-value="time" calcext:value-type="string">
            <text:p>time</text:p>
          </table:table-cell>
          <table:table-cell table:number-columns-repeated="1022"/>
        </table:table-row>
        <table:table-row table:style-name="ro2">
          <table:table-cell table:formula="of:=[locale.A213]" office:value-type="string" office:string-value="time-label" calcext:value-type="string">
            <text:p>time-label</text:p>
          </table:table-cell>
          <table:table-cell table:formula="of:=[locale.C213]" office:value-type="string" office:string-value="time" calcext:value-type="string">
            <text:p>time</text:p>
          </table:table-cell>
          <table:table-cell table:number-columns-repeated="1022"/>
        </table:table-row>
        <table:table-row table:style-name="ro2">
          <table:table-cell table:formula="of:=[locale.A214]" office:value-type="string" office:string-value="timer_start" calcext:value-type="string">
            <text:p>timer_start</text:p>
          </table:table-cell>
          <table:table-cell table:formula="of:=[locale.C214]" office:value-type="string" office:string-value="time" calcext:value-type="string">
            <text:p>time</text:p>
          </table:table-cell>
          <table:table-cell table:number-columns-repeated="1022"/>
        </table:table-row>
        <table:table-row table:style-name="ro2">
          <table:table-cell table:formula="of:=[locale.A215]" office:value-type="string" office:string-value="rename" calcext:value-type="string">
            <text:p>rename</text:p>
          </table:table-cell>
          <table:table-cell table:formula="of:=[locale.C215]" office:value-type="string" office:string-value="rename" calcext:value-type="string">
            <text:p>rename</text:p>
          </table:table-cell>
          <table:table-cell table:number-columns-repeated="1022"/>
        </table:table-row>
        <table:table-row table:style-name="ro2">
          <table:table-cell table:formula="of:=[locale.A216]" office:value-type="string" office:string-value="timer_type_switch" calcext:value-type="string">
            <text:p>timer_type_switch</text:p>
          </table:table-cell>
          <table:table-cell table:formula="of:=[locale.C216]" office:value-type="string" office:string-value="switch channel" calcext:value-type="string">
            <text:p>switch channel</text:p>
          </table:table-cell>
          <table:table-cell table:number-columns-repeated="1022"/>
        </table:table-row>
        <table:table-row table:style-name="ro2">
          <table:table-cell table:formula="of:=[locale.A217]" office:value-type="string" office:string-value="and" calcext:value-type="string">
            <text:p>and</text:p>
          </table:table-cell>
          <table:table-cell table:formula="of:=[locale.C217]" office:value-type="string" office:string-value="and" calcext:value-type="string">
            <text:p>and</text:p>
          </table:table-cell>
          <table:table-cell table:number-columns-repeated="1022"/>
        </table:table-row>
        <table:table-row table:style-name="ro2">
          <table:table-cell table:formula="of:=[locale.A218]" office:value-type="string" office:string-value="select_vdr" calcext:value-type="string">
            <text:p>select_vdr</text:p>
          </table:table-cell>
          <table:table-cell table:formula="of:=[locale.C218]" office:value-type="string" office:string-value="VDR" calcext:value-type="string">
            <text:p>VDR</text:p>
          </table:table-cell>
          <table:table-cell table:number-columns-repeated="1022"/>
        </table:table-row>
        <table:table-row table:style-name="ro2">
          <table:table-cell table:formula="of:=[locale.A219]" office:value-type="string" office:string-value="timer_vdr" calcext:value-type="string">
            <text:p>timer_vdr</text:p>
          </table:table-cell>
          <table:table-cell table:formula="of:=[locale.C219]" office:value-type="string" office:string-value="VDR" calcext:value-type="string">
            <text:p>VDR</text:p>
          </table:table-cell>
          <table:table-cell table:number-columns-repeated="1022"/>
        </table:table-row>
        <table:table-row table:style-name="ro2">
          <table:table-cell table:formula="of:=[locale.A220]" office:value-type="string" office:string-value="move" calcext:value-type="string">
            <text:p>move</text:p>
          </table:table-cell>
          <table:table-cell table:formula="of:=[locale.C220]" office:value-type="string" office:string-value="move" calcext:value-type="string">
            <text:p>move</text:p>
          </table:table-cell>
          <table:table-cell table:number-columns-repeated="1022"/>
        </table:table-row>
        <table:table-row table:style-name="ro2">
          <table:table-cell table:formula="of:=[locale.A221]" office:value-type="string" office:string-value="move_to" calcext:value-type="string">
            <text:p>move_to</text:p>
          </table:table-cell>
          <table:table-cell table:formula="of:=[locale.C221]" office:value-type="string" office:string-value="move to" calcext:value-type="string">
            <text:p>move to</text:p>
          </table:table-cell>
          <table:table-cell table:number-columns-repeated="1022"/>
        </table:table-row>
        <table:table-row table:style-name="ro2">
          <table:table-cell table:formula="of:=[locale.A222]" office:value-type="string" office:string-value="directory-label" calcext:value-type="string">
            <text:p>directory-label</text:p>
          </table:table-cell>
          <table:table-cell table:formula="of:=[locale.C222]" office:value-type="string" office:string-value="directory" calcext:value-type="string">
            <text:p>directory</text:p>
          </table:table-cell>
          <table:table-cell table:number-columns-repeated="1022"/>
        </table:table-row>
        <table:table-row table:style-name="ro2">
          <table:table-cell table:formula="of:=[locale.A223]" office:value-type="string" office:string-value="timer_directory" calcext:value-type="string">
            <text:p>timer_directory</text:p>
          </table:table-cell>
          <table:table-cell table:formula="of:=[locale.C223]" office:value-type="string" office:string-value="directory" calcext:value-type="string">
            <text:p>directory</text:p>
          </table:table-cell>
          <table:table-cell table:number-columns-repeated="1022"/>
        </table:table-row>
        <table:table-row table:style-name="ro2">
          <table:table-cell table:formula="of:=[locale.A224]" office:value-type="string" office:string-value="timer_time_from" calcext:value-type="string">
            <text:p>timer_time_from</text:p>
          </table:table-cell>
          <table:table-cell table:formula="of:=[locale.C224]" office:value-type="string" office:string-value="from" calcext:value-type="string">
            <text:p>from</text:p>
          </table:table-cell>
          <table:table-cell table:number-columns-repeated="1022"/>
        </table:table-row>
        <table:table-row table:style-name="ro2">
          <table:table-cell table:formula="of:=[locale.A225]" office:value-type="string" office:string-value="timer_vps" calcext:value-type="string">
            <text:p>timer_vps</text:p>
          </table:table-cell>
          <table:table-cell table:formula="of:=[locale.C225]" office:value-type="string" office:string-value="VPS" calcext:value-type="string">
            <text:p>VPS</text:p>
          </table:table-cell>
          <table:table-cell table:number-columns-repeated="1022"/>
        </table:table-row>
        <table:table-row table:style-name="ro2">
          <table:table-cell table:formula="of:=[locale.A226]" office:value-type="string" office:string-value="timer_type" calcext:value-type="string">
            <text:p>timer_type</text:p>
          </table:table-cell>
          <table:table-cell table:formula="of:=[locale.C226]" office:value-type="string" office:string-value="do what..." calcext:value-type="string">
            <text:p>do what...</text:p>
          </table:table-cell>
          <table:table-cell table:number-columns-repeated="1022"/>
        </table:table-row>
        <table:table-row table:style-name="ro2">
          <table:table-cell table:formula="of:=[locale.A227]" office:value-type="string" office:string-value="avoid_repeat" calcext:value-type="string">
            <text:p>avoid_repeat</text:p>
          </table:table-cell>
          <table:table-cell table:formula="of:=[locale.C227]" office:value-type="string" office:string-value="avoid repeats" calcext:value-type="string">
            <text:p>avoid repeats</text:p>
          </table:table-cell>
          <table:table-cell table:number-columns-repeated="1022"/>
        </table:table-row>
        <table:table-row table:style-name="ro2">
          <table:table-cell table:formula="of:=[locale.A228]" office:value-type="string" office:string-value="greeting" calcext:value-type="string">
            <text:p>greeting</text:p>
          </table:table-cell>
          <table:table-cell table:formula="of:=[locale.C228]" office:value-type="string" office:string-value="Welcome to VDR Jonglisto." calcext:value-type="string">
            <text:p>Welcome to VDR Jonglisto.</text:p>
          </table:table-cell>
          <table:table-cell table:number-columns-repeated="1022"/>
        </table:table-row>
        <table:table-row table:style-name="ro2">
          <table:table-cell table:formula="of:=[locale.A229]" office:value-type="string" office:string-value="timer_weekdays" calcext:value-type="string">
            <text:p>timer_weekdays</text:p>
          </table:table-cell>
          <table:table-cell table:formula="of:=[locale.C229]" office:value-type="string" office:string-value="weekdays" calcext:value-type="string">
            <text:p>weekdays</text:p>
          </table:table-cell>
          <table:table-cell table:number-columns-repeated="1022"/>
        </table:table-row>
        <table:table-row table:style-name="ro2">
          <table:table-cell table:formula="of:=[locale.A230]" office:value-type="string" office:string-value="time_from_to-label" calcext:value-type="string">
            <text:p>time_from_to-label</text:p>
          </table:table-cell>
          <table:table-cell table:formula="of:=[locale.C230]" office:value-type="string" office:string-value="time" calcext:value-type="string">
            <text:p>time</text:p>
          </table:table-cell>
          <table:table-cell table:number-columns-repeated="1022"/>
        </table:table-row>
        <table:table-row table:style-name="ro2">
          <table:table-cell table:formula="of:=[locale.A231]" office:value-type="string" office:string-value="timer_back" calcext:value-type="string">
            <text:p>timer_back</text:p>
          </table:table-cell>
          <table:table-cell table:formula="of:=[locale.C231]" office:value-type="string" office:string-value="back" calcext:value-type="string">
            <text:p>back</text:p>
          </table:table-cell>
          <table:table-cell table:number-columns-repeated="1022"/>
        </table:table-row>
        <table:table-row table:style-name="ro2">
          <table:table-cell table:formula="of:=[locale.A232]" office:value-type="string" office:string-value="svdrp_input" calcext:value-type="string">
            <text:p>svdrp_input</text:p>
          </table:table-cell>
          <table:table-cell table:number-columns-repeated="1023"/>
        </table:table-row>
        <table:table-row table:style-name="ro2" table:number-rows-repeated="10483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locale.A1:locale.C232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7">00.00.0000</text:date>, <text:time style:data-style-name="N2" text:time-value="10:28:31.69864198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27T11:10:16.910376760</dc:date>
    <meta:editing-duration>PT1H5M23S</meta:editing-duration>
    <meta:editing-cycles>25</meta:editing-cycles>
    <meta:generator>LibreOffice/4.3.3.2$Linux_X86_64 LibreOffice_project/430m0$Build-2</meta:generator>
    <meta:document-statistic meta:table-count="3" meta:cell-count="1620" meta:object-count="0"/>
  </office:meta>
</office:document-meta>
</file>